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49.55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50.64mm"/>
    </style:style>
    <style:style style:name="co9" style:family="table-column">
      <style:table-column-properties fo:break-before="auto" style:column-width="47.38mm"/>
    </style:style>
    <style:style style:name="co10" style:family="table-column">
      <style:table-column-properties fo:break-before="auto" style:column-width="50.38mm"/>
    </style:style>
    <style:style style:name="co11" style:family="table-column">
      <style:table-column-properties fo:break-before="auto" style:column-width="49.83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35.12mm"/>
    </style:style>
    <style:style style:name="co15" style:family="table-column">
      <style:table-column-properties fo:break-before="auto" style:column-width="33.5mm"/>
    </style:style>
    <style:style style:name="co16" style:family="table-column">
      <style:table-column-properties fo:break-before="auto" style:column-width="32.95mm"/>
    </style:style>
    <style:style style:name="co17" style:family="table-column">
      <style:table-column-properties fo:break-before="auto" style:column-width="41.66mm"/>
    </style:style>
    <style:style style:name="co18" style:family="table-column">
      <style:table-column-properties fo:break-before="auto" style:column-width="51.19mm"/>
    </style:style>
    <style:style style:name="co19" style:family="table-column">
      <style:table-column-properties fo:break-before="auto" style:column-width="37.02mm"/>
    </style:style>
    <style:style style:name="co20" style:family="table-column">
      <style:table-column-properties fo:break-before="auto" style:column-width="39.48mm"/>
    </style:style>
    <style:style style:name="co21" style:family="table-column">
      <style:table-column-properties fo:break-before="auto" style:column-width="35.67mm"/>
    </style:style>
    <style:style style:name="co22" style:family="table-column">
      <style:table-column-properties fo:break-before="auto" style:column-width="36.76mm"/>
    </style:style>
    <style:style style:name="co23" style:family="table-column">
      <style:table-column-properties fo:break-before="auto" style:column-width="50.92mm"/>
    </style:style>
    <style:style style:name="co24" style:family="table-column">
      <style:table-column-properties fo:break-before="auto" style:column-width="52.55mm"/>
    </style:style>
    <style:style style:name="co25" style:family="table-column">
      <style:table-column-properties fo:break-before="auto" style:column-width="46.02mm"/>
    </style:style>
    <style:style style:name="co26" style:family="table-column">
      <style:table-column-properties fo:break-before="auto" style:column-width="40.83mm"/>
    </style:style>
    <style:style style:name="co27" style:family="table-column">
      <style:table-column-properties fo:break-before="auto" style:column-width="40.57mm"/>
    </style:style>
    <style:style style:name="co28" style:family="table-column">
      <style:table-column-properties fo:break-before="auto" style:column-width="39.76mm"/>
    </style:style>
    <style:style style:name="co29" style:family="table-column">
      <style:table-column-properties fo:break-before="auto" style:column-width="44.38mm"/>
    </style:style>
    <style:style style:name="co30" style:family="table-column">
      <style:table-column-properties fo:break-before="auto" style:column-width="44.93mm"/>
    </style:style>
    <style:style style:name="co31" style:family="table-column">
      <style:table-column-properties fo:break-before="auto" style:column-width="44.11mm"/>
    </style:style>
    <style:style style:name="co32" style:family="table-column">
      <style:table-column-properties fo:break-before="auto" style:column-width="43.57mm"/>
    </style:style>
    <style:style style:name="co33" style:family="table-column">
      <style:table-column-properties fo:break-before="auto" style:column-width="38.66mm"/>
    </style:style>
    <style:style style:name="co34" style:family="table-column">
      <style:table-column-properties fo:break-before="auto" style:column-width="55mm"/>
    </style:style>
    <style:style style:name="co35" style:family="table-column">
      <style:table-column-properties fo:break-before="auto" style:column-width="55.28mm"/>
    </style:style>
    <style:style style:name="co36" style:family="table-column">
      <style:table-column-properties fo:break-before="auto" style:column-width="54.45mm"/>
    </style:style>
    <style:style style:name="co37" style:family="table-column">
      <style:table-column-properties fo:break-before="auto" style:column-width="54.73mm"/>
    </style:style>
    <style:style style:name="co38" style:family="table-column">
      <style:table-column-properties fo:break-before="auto" style:column-width="48.74mm"/>
    </style:style>
    <style:style style:name="co39" style:family="table-column">
      <style:table-column-properties fo:break-before="auto" style:column-width="48.47mm"/>
    </style:style>
    <style:style style:name="co40" style:family="table-column">
      <style:table-column-properties fo:break-before="auto" style:column-width="52mm"/>
    </style:style>
    <style:style style:name="co41" style:family="table-column">
      <style:table-column-properties fo:break-before="auto" style:column-width="55.83mm"/>
    </style:style>
    <style:style style:name="co42" style:family="table-column">
      <style:table-column-properties fo:break-before="auto" style:column-width="77.61mm"/>
    </style:style>
    <style:style style:name="co43" style:family="table-column">
      <style:table-column-properties fo:break-before="auto" style:column-width="25.59mm"/>
    </style:style>
    <style:style style:name="co4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3.49mm" fo:break-before="auto" style:use-optimal-row-height="false"/>
    </style:style>
    <style:style style:name="ro8" style:family="table-row">
      <style:table-row-properties style:row-height="11.64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13.76mm" fo:break-before="auto" style:use-optimal-row-height="false"/>
    </style:style>
    <style:style style:name="ro11" style:family="table-row">
      <style:table-row-properties style:row-height="12.96mm" fo:break-before="auto" style:use-optimal-row-height="false"/>
    </style:style>
    <style:style style:name="ro12" style:family="table-row">
      <style:table-row-properties style:row-height="11.38mm" fo:break-before="auto" style:use-optimal-row-height="false"/>
    </style:style>
    <style:style style:name="ro13" style:family="table-row">
      <style:table-row-properties style:row-height="8.2mm" fo:break-before="auto" style:use-optimal-row-height="false"/>
    </style:style>
    <style:style style:name="ro14" style:family="table-row">
      <style:table-row-properties style:row-height="12.7mm" fo:break-before="auto" style:use-optimal-row-height="false"/>
    </style:style>
    <style:style style:name="ro15" style:family="table-row">
      <style:table-row-properties style:row-height="10.85mm" fo:break-before="auto" style:use-optimal-row-height="false"/>
    </style:style>
    <style:style style:name="ro16" style:family="table-row">
      <style:table-row-properties style:row-height="8.47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font-name="lucidatypewriter" fo:language="none" fo:country="none" style:font-name-asian="lucidatypewriter" style:language-asian="none" style:country-asian="none" style:font-name-complex="lucidatypewriter" style:language-complex="none" style:country-complex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/>
    <style:style style:name="ce8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61"/>
    <style:style style:name="ce19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font-name="lucidatypewriter" fo:language="none" fo:country="none" style:font-name-asian="lucidatypewriter" style:language-asian="none" style:country-asian="none" style:font-name-complex="lucidatypewriter" style:language-complex="none" style:country-complex="non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4" style:family="text">
      <style:text-properties style:font-name-asian="Noto Sans CJK SC Regular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8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2" table:default-cell-style-name="Default"/>
        <table:table-column table:style-name="co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28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table:style-name="ce15" office:value-type="string" calcext:value-type="string">
            <text:p><text:s text:c="7"/>Dataset</text:p>
          </table:table-cell>
          <table:table-cell table:style-name="ce15" office:value-type="string" calcext:value-type="string">
            <text:p><text:s text:c="6"/># Images</text:p>
          </table:table-cell>
          <table:table-cell table:style-name="ce15" office:value-type="string" calcext:value-type="string">
            <text:p><text:s text:c="4"/># 3D Points</text:p>
          </table:table-cell>
          <table:table-cell table:style-name="ce15" office:value-type="string" calcext:value-type="string">
            <text:p><text:s text:c="6"/># Observations</text:p>
          </table:table-cell>
          <table:table-cell table:style-name="ce15" office:value-type="string" calcext:value-type="string">
            <text:p><text:s text:c="8"/>JTJ – SIZE</text:p>
          </table:table-cell>
          <table:table-cell table:style-name="ce15" office:value-type="string" calcext:value-type="string">
            <text:p><text:s text:c="2"/># Non Zeros</text:p>
          </table:table-cell>
          <table:table-cell table:style-name="ce15" office:value-type="string" calcext:value-type="string">
            <text:p><text:s text:c="2"/>Condition # of H</text:p>
          </table:table-cell>
          <table:table-cell table:style-name="ce15" office:value-type="string" calcext:value-type="string">
            <text:p><text:s text:c="5"/>Error in Solution</text:p>
          </table:table-cell>
          <table:table-cell table:style-name="ce19" office:value-type="string" calcext:value-type="string">
            <text:p>Relative Error in Solution</text:p>
          </table:table-cell>
          <table:table-cell table:style-name="ce19" office:value-type="string" calcext:value-type="string">
            <text:p><text:s text:c="11"/>Residual</text:p>
          </table:table-cell>
          <table:table-cell office:value-type="string" calcext:value-type="string">
            <text:p><text:span text:style-name="T3">    </text:span><text:span text:style-name="T4">Relative Residual</text:span></text:p>
          </table:table-cell>
          <table:table-cell table:style-name="ce19" office:value-type="string" calcext:value-type="string">
            <text:p><text:s text:c="3"/>Direct Solve time (in s)</text:p>
          </table:table-cell>
          <table:table-cell/>
          <table:table-cell table:style-name="ce19" office:value-type="string" calcext:value-type="string">
            <text:p>Error in Solution (AGMG)</text:p>
          </table:table-cell>
          <table:table-cell table:style-name="ce19" office:value-type="string" calcext:value-type="string">
            <text:p>Relative Error in Solution</text:p>
          </table:table-cell>
          <table:table-cell table:style-name="ce19" office:value-type="string" calcext:value-type="string">
            <text:p><text:s text:c="8"/>Residual</text:p>
          </table:table-cell>
          <table:table-cell table:style-name="ce15" office:value-type="string" calcext:value-type="string">
            <text:p><text:s/>Relative Residual</text:p>
          </table:table-cell>
          <table:table-cell table:style-name="ce15" office:value-type="string" calcext:value-type="string">
            <text:p><text:s text:c="9"/>Flag</text:p>
          </table:table-cell>
          <table:table-cell table:style-name="ce19" office:value-type="string" calcext:value-type="string">
            <text:p><text:s/>Solve Time (sec)</text:p>
          </table:table-cell>
          <table:table-cell table:style-name="ce19" office:value-type="string" calcext:value-type="string">
            <text:p><text:s/>No. of Iterations</text:p>
          </table:table-cell>
          <table:table-cell/>
          <table:table-cell table:style-name="ce19" office:value-type="string" calcext:value-type="string">
            <text:p>Error in Solution</text:p>
          </table:table-cell>
          <table:table-cell table:style-name="ce15" office:value-type="string" calcext:value-type="string">
            <text:p>Relative Error in Solution</text:p>
          </table:table-cell>
          <table:table-cell table:style-name="ce19" office:value-type="string" calcext:value-type="string">
            <text:p><text:s text:c="6"/>Residual</text:p>
          </table:table-cell>
          <table:table-cell table:style-name="ce15" office:value-type="string" calcext:value-type="string">
            <text:p>Relative Residual</text:p>
          </table:table-cell>
          <table:table-cell table:style-name="ce19" office:value-type="string" calcext:value-type="string">
            <text:p><text:s text:c="8"/>Flag</text:p>
          </table:table-cell>
          <table:table-cell table:style-name="ce15" office:value-type="string" calcext:value-type="string">
            <text:p>Solve Time (sec)</text:p>
          </table:table-cell>
          <table:table-cell table:style-name="ce15" office:value-type="string" calcext:value-type="string">
            <text:p><text:s text:c="2"/>No. of Iterations</text:p>
          </table:table-cell>
          <table:table-cell/>
          <table:table-cell table:style-name="ce19" office:value-type="string" calcext:value-type="string">
            <text:p>Error in Solution</text:p>
          </table:table-cell>
          <table:table-cell table:style-name="ce15" office:value-type="string" calcext:value-type="string">
            <text:p>Relative Error in Solution</text:p>
          </table:table-cell>
          <table:table-cell table:style-name="ce19" office:value-type="string" calcext:value-type="string">
            <text:p><text:s text:c="6"/>Residual</text:p>
          </table:table-cell>
          <table:table-cell table:style-name="ce15" office:value-type="string" calcext:value-type="string">
            <text:p>Relative Residual</text:p>
          </table:table-cell>
          <table:table-cell table:style-name="ce19" office:value-type="string" calcext:value-type="string">
            <text:p><text:s text:c="8"/>Flag</text:p>
          </table:table-cell>
          <table:table-cell table:style-name="ce15" office:value-type="string" calcext:value-type="string">
            <text:p>Solve Time (sec)</text:p>
          </table:table-cell>
          <table:table-cell table:style-name="ce15" office:value-type="string" calcext:value-type="string">
            <text:p><text:s text:c="2"/>No. of Iterations</text:p>
          </table:table-cell>
          <table:table-cell/>
          <table:table-cell table:style-name="ce19" office:value-type="string" calcext:value-type="string">
            <text:p>Error in Solution</text:p>
          </table:table-cell>
          <table:table-cell table:style-name="ce15" office:value-type="string" calcext:value-type="string">
            <text:p>Relative Error in Solution</text:p>
          </table:table-cell>
          <table:table-cell table:style-name="ce19" office:value-type="string" calcext:value-type="string">
            <text:p><text:s text:c="6"/>Residual</text:p>
          </table:table-cell>
          <table:table-cell table:style-name="ce15" office:value-type="string" calcext:value-type="string">
            <text:p>Relative Residual</text:p>
          </table:table-cell>
          <table:table-cell table:style-name="ce19" office:value-type="string" calcext:value-type="string">
            <text:p><text:s text:c="8"/>Flag</text:p>
          </table:table-cell>
          <table:table-cell table:style-name="ce15" office:value-type="string" calcext:value-type="string">
            <text:p>Solve Time (sec)</text:p>
          </table:table-cell>
          <table:table-cell table:style-name="ce15" office:value-type="string" calcext:value-type="string">
            <text:p><text:s text:c="2"/>No. of Iterations</text:p>
          </table:table-cell>
          <table:table-cell/>
          <table:table-cell table:style-name="ce19" office:value-type="string" calcext:value-type="string">
            <text:p>Error in Solution</text:p>
          </table:table-cell>
          <table:table-cell table:style-name="ce15" office:value-type="string" calcext:value-type="string">
            <text:p>Relative Error in Solution</text:p>
          </table:table-cell>
          <table:table-cell table:style-name="ce19" office:value-type="string" calcext:value-type="string">
            <text:p><text:s text:c="6"/>Residual</text:p>
          </table:table-cell>
          <table:table-cell table:style-name="ce15" office:value-type="string" calcext:value-type="string">
            <text:p>Relative Residual</text:p>
          </table:table-cell>
          <table:table-cell table:style-name="ce19" office:value-type="string" calcext:value-type="string">
            <text:p><text:s text:c="8"/>Flag</text:p>
          </table:table-cell>
          <table:table-cell table:style-name="ce15" office:value-type="string" calcext:value-type="string">
            <text:p><text:s text:c="2"/>Solve Time (sec)</text:p>
          </table:table-cell>
          <table:table-cell table:style-name="ce15" office:value-type="string" calcext:value-type="string">
            <text:p><text:s text:c="2"/>No. of Iterations</text:p>
          </table:table-cell>
          <table:table-cell/>
          <table:table-cell table:style-name="ce19" office:value-type="string" calcext:value-type="string">
            <text:p>Error in Solution</text:p>
          </table:table-cell>
          <table:table-cell table:style-name="ce15" office:value-type="string" calcext:value-type="string">
            <text:p>Relative Error in Solution</text:p>
          </table:table-cell>
          <table:table-cell table:style-name="ce19" office:value-type="string" calcext:value-type="string">
            <text:p><text:s text:c="6"/>Residual</text:p>
          </table:table-cell>
          <table:table-cell table:style-name="ce15" office:value-type="string" calcext:value-type="string">
            <text:p>Relative Residual</text:p>
          </table:table-cell>
          <table:table-cell table:style-name="ce19" office:value-type="string" calcext:value-type="string">
            <text:p><text:s text:c="8"/>Flag</text:p>
          </table:table-cell>
          <table:table-cell table:style-name="ce15" office:value-type="string" calcext:value-type="string">
            <text:p><text:s text:c="2"/>Solve Time (sec)</text:p>
          </table:table-cell>
          <table:table-cell table:style-name="ce15" office:value-type="string" calcext:value-type="string">
            <text:p><text:s text:c="2"/>No. of Iterations</text:p>
          </table:table-cell>
          <table:table-cell/>
          <table:table-cell table:style-name="ce15" office:value-type="string" calcext:value-type="string">
            <text:p># Iterations – Bundle Large Lifted Schur</text:p>
          </table:table-cell>
          <table:table-cell/>
        </table:table-row>
        <table:table-row table:style-name="ro2">
          <table:table-cell table:style-name="Default" table:number-columns-repeated="4"/>
          <table:table-cell table:number-columns-repeated="3"/>
          <table:table-cell table:style-name="ce15" office:value-type="string" calcext:value-type="string">
            <text:p><text:s text:c="7"/>(Direct Solve)</text:p>
          </table:table-cell>
          <table:table-cell table:style-name="ce15" office:value-type="string" calcext:value-type="string">
            <text:p><text:s text:c="10"/>(Direct Solve)</text:p>
          </table:table-cell>
          <table:table-cell table:style-name="ce19" office:value-type="string" calcext:value-type="string">
            <text:p><text:s text:c="7"/>(Direct Solve)</text:p>
          </table:table-cell>
          <table:table-cell table:style-name="ce19" office:value-type="string" calcext:value-type="string">
            <text:p><text:s text:c="8"/>(Direct Solve)</text:p>
          </table:table-cell>
          <table:table-cell table:number-columns-repeated="2"/>
          <table:table-cell office:value-type="string" calcext:value-type="string">
            <text:p>Tol = 1e-10, Maxit = 1000</text:p>
          </table:table-cell>
          <table:table-cell office:value-type="string" calcext:value-type="string">
            <text:p><text:span text:style-name="T3">    </text:span><text:span text:style-name="T4">          (AGMG)</text:span></text:p>
          </table:table-cell>
          <table:table-cell table:style-name="ce15" office:value-type="string" calcext:value-type="string">
            <text:p><text:s text:c="9"/>(AGMG)</text:p>
          </table:table-cell>
          <table:table-cell table:style-name="ce15" office:value-type="string" calcext:value-type="string">
            <text:p><text:s text:c="8"/>(AGMG)</text:p>
          </table:table-cell>
          <table:table-cell office:value-type="string" calcext:value-type="string">
            <text:p><text:span text:style-name="T3">      </text:span><text:span text:style-name="T4">(AGMG)</text:span></text:p>
          </table:table-cell>
          <table:table-cell office:value-type="string" calcext:value-type="string">
            <text:p><text:span text:style-name="T3">       </text:span><text:span text:style-name="T4">(AGMG)</text:span></text:p>
          </table:table-cell>
          <table:table-cell table:style-name="ce15" office:value-type="string" calcext:value-type="string">
            <text:p><text:s text:c="6"/>(AGMG)</text:p>
          </table:table-cell>
          <table:table-cell/>
          <table:table-cell table:style-name="ce19" office:value-type="string" calcext:value-type="string">
            <text:p><text:s/>DGMRES + ILU</text:p>
          </table:table-cell>
          <table:table-cell table:style-name="ce15" office:value-type="string" calcext:value-type="string">
            <text:p><text:s/>DGMRES + ILU</text:p>
          </table:table-cell>
          <table:table-cell table:style-name="ce19" office:value-type="string" calcext:value-type="string">
            <text:p><text:s/>DGMRES + ILU</text:p>
          </table:table-cell>
          <table:table-cell table:number-columns-repeated="2" table:style-name="ce15" office:value-type="string" calcext:value-type="string">
            <text:p><text:s/>DGMRES + ILU</text:p>
          </table:table-cell>
          <table:table-cell table:style-name="ce19" office:value-type="string" calcext:value-type="string">
            <text:p><text:s text:c="2"/>DGMRES + ILU</text:p>
          </table:table-cell>
          <table:table-cell table:style-name="ce19" office:value-type="string" calcext:value-type="string">
            <text:p><text:s/>DGMRES + ILU</text:p>
          </table:table-cell>
          <table:table-cell/>
          <table:table-cell table:style-name="ce19" office:value-type="string" calcext:value-type="string">
            <text:p><text:s text:c="2"/>GMRES + ILU</text:p>
          </table:table-cell>
          <table:table-cell table:style-name="ce15" office:value-type="string" calcext:value-type="string">
            <text:p><text:s text:c="2"/>GMRES + ILU </text:p>
          </table:table-cell>
          <table:table-cell table:style-name="ce19" office:value-type="string" calcext:value-type="string">
            <text:p><text:s text:c="4"/>GMRES <text:s/>+ ILU</text:p>
          </table:table-cell>
          <table:table-cell table:style-name="ce15" office:value-type="string" calcext:value-type="string">
            <text:p><text:s text:c="4"/>GMRES + ILU</text:p>
          </table:table-cell>
          <table:table-cell table:style-name="ce15" office:value-type="string" calcext:value-type="string">
            <text:p><text:s text:c="2"/>GMRES + ILU</text:p>
          </table:table-cell>
          <table:table-cell table:style-name="ce19" office:value-type="string" calcext:value-type="string">
            <text:p><text:s text:c="4"/>GMRES + ILU</text:p>
          </table:table-cell>
          <table:table-cell table:style-name="ce19" office:value-type="string" calcext:value-type="string">
            <text:p><text:s text:c="3"/>GMRES + ILU</text:p>
          </table:table-cell>
          <table:table-cell/>
          <table:table-cell office:value-type="string" calcext:value-type="string">
            <text:p>Two Grid Solve + GMRES</text:p>
          </table:table-cell>
          <table:table-cell office:value-type="string" calcext:value-type="string">
            <text:p><text:s/>Two Grid Solve + GMRES</text:p>
          </table:table-cell>
          <table:table-cell table:number-columns-repeated="5" office:value-type="string" calcext:value-type="string">
            <text:p>Two Grid Solve + GMRES</text:p>
          </table:table-cell>
          <table:table-cell/>
          <table:table-cell office:value-type="string" calcext:value-type="string">
            <text:p>Two Grid + Metis + GMRES</text:p>
          </table:table-cell>
          <table:table-cell office:value-type="string" calcext:value-type="string">
            <text:p>Two Grid + Metis + GMRES <text:s text:c="8"/>Two Grid + Metis + GMRES</text:p>
          </table:table-cell>
          <table:table-cell office:value-type="string" calcext:value-type="string">
            <text:p><text:s/>Two Grid + Augmented Deflation</text:p>
          </table:table-cell>
          <table:table-cell table:number-columns-repeated="4" office:value-type="string" calcext:value-type="string">
            <text:p>Two Grid + Metis + GMRES</text:p>
          </table:table-cell>
          <table:table-cell/>
          <table:table-cell office:value-type="string" calcext:value-type="string">
            <text:p>Two Grid + Metis + GMRES</text:p>
          </table:table-cell>
          <table:table-cell office:value-type="string" calcext:value-type="string">
            <text:p>Two Grid + Metis + GMRES <text:s text:c="8"/>Two Grid + Metis + GMRES</text:p>
          </table:table-cell>
          <table:table-cell office:value-type="string" calcext:value-type="string">
            <text:p><text:s/>Two Grid + Metis +GMRES</text:p>
          </table:table-cell>
          <table:table-cell table:number-columns-repeated="4" office:value-type="string" calcext:value-type="string">
            <text:p>Two Grid + Metis + GMRES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<text:s text:c="6"/>LadyBug </text:p>
          </table:table-cell>
          <table:table-cell table:style-name="Default" table:number-columns-repeated="3"/>
          <table:table-cell table:number-columns-repeated="17"/>
          <table:table-cell table:style-name="ce20" office:value-type="string" calcext:value-type="string">
            <text:p>Im=50; maxits=1000</text:p>
          </table:table-cell>
          <table:table-cell table:style-name="ce21" office:value-type="string" calcext:value-type="string">
            <text:p>tolIts=1.e-5; nev = 5</text:p>
          </table:table-cell>
          <table:table-cell/>
          <table:table-cell table:style-name="Default"/>
          <table:table-cell table:number-columns-repeated="4"/>
          <table:table-cell table:style-name="ce20" office:value-type="string" calcext:value-type="string">
            <text:p>im=50; maxits=1000; tolIts=1.e-5;</text:p>
          </table:table-cell>
          <table:table-cell table:number-columns-repeated="7"/>
          <table:table-cell table:number-columns-repeated="7" office:value-type="string" calcext:value-type="string">
            <text:p>P = eigs(A,5) </text:p>
          </table:table-cell>
          <table:table-cell/>
          <table:table-cell table:number-columns-repeated="7" office:value-type="string" calcext:value-type="string">
            <text:p>Partitions(nc) = 100</text:p>
          </table:table-cell>
          <table:table-cell/>
          <table:table-cell table:number-columns-repeated="7" office:value-type="string" calcext:value-type="string">
            <text:p>P= Partitions(100) + eigs(A,5)</text:p>
          </table:table-cell>
          <table:table-cell table:number-columns-repeated="3"/>
        </table:table-row>
        <table:table-row table:style-name="ro4">
          <table:table-cell table:style-name="Default" table:number-columns-repeated="4"/>
          <table:table-cell table:number-columns-repeated="20"/>
          <table:table-cell table:style-name="Default"/>
          <table:table-cell table:number-columns-repeated="12"/>
          <table:table-cell table:style-name="ce20" office:value-type="string" calcext:value-type="string">
            <text:p>tol = 1e-5; maxit = 500; im = 50;</text:p>
          </table:table-cell>
          <table:table-cell table:number-columns-repeated="7"/>
          <table:table-cell table:style-name="ce20" office:value-type="string" calcext:value-type="string">
            <text:p>tol = 1e-5; maxit = 500; im = 50;</text:p>
          </table:table-cell>
          <table:table-cell table:number-columns-repeated="7"/>
          <table:table-cell table:style-name="ce20" office:value-type="string" calcext:value-type="string">
            <text:p>tol = 1e-5; maxit = 500; im = 50;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<text:a xlink:href="https://grail.cs.washington.edu/projects/bal/data/ladybug/problem-49-7776-pre.txt.bz2" xlink:type="simple">problem-49-7776-pre.txt.bz2</text:a> </text:p>
          </table:table-cell>
          <table:table-cell office:value-type="float" office:value="49" calcext:value-type="float">
            <text:p>49</text:p>
          </table:table-cell>
          <table:table-cell office:value-type="float" office:value="7776" calcext:value-type="float">
            <text:p>7776</text:p>
          </table:table-cell>
          <table:table-cell office:value-type="float" office:value="31843" calcext:value-type="float">
            <text:p>31843</text:p>
          </table:table-cell>
          <table:table-cell office:value-type="string" calcext:value-type="string">
            <text:p><text:s text:c="8"/>23769 X 23769 </text:p>
          </table:table-cell>
          <table:table-cell office:value-type="float" office:value="1793475" calcext:value-type="float">
            <text:p>1793475</text:p>
          </table:table-cell>
          <table:table-cell table:style-name="ce18" office:value-type="float" office:value="1.83231E+020" calcext:value-type="float">
            <text:p>1.83E+20</text:p>
          </table:table-cell>
          <table:table-cell office:value-type="float" office:value="0.0786357" calcext:value-type="float">
            <text:p>0.0786357</text:p>
          </table:table-cell>
          <table:table-cell office:value-type="float" office:value="0.000878557" calcext:value-type="float">
            <text:p>0.000878557</text:p>
          </table:table-cell>
          <table:table-cell table:style-name="ce18" office:value-type="float" office:value="0.00000147633" calcext:value-type="float">
            <text:p>1.48E-06</text:p>
          </table:table-cell>
          <table:table-cell table:style-name="ce18" office:value-type="float" office:value="1.29513E-015" calcext:value-type="float">
            <text:p>1.30E-15</text:p>
          </table:table-cell>
          <table:table-cell office:value-type="float" office:value="0.396359" calcext:value-type="float">
            <text:p>0.396359</text:p>
          </table:table-cell>
          <table:table-cell/>
          <table:table-cell office:value-type="float" office:value="1423.22" calcext:value-type="float">
            <text:p>1423.22</text:p>
          </table:table-cell>
          <table:table-cell office:value-type="float" office:value="16.0176" calcext:value-type="float">
            <text:p>16.0176</text:p>
          </table:table-cell>
          <table:table-cell office:value-type="float" office:value="0.112712" calcext:value-type="float">
            <text:p>0.112712</text:p>
          </table:table-cell>
          <table:table-cell table:style-name="ce18" office:value-type="float" office:value="0.0000000000944239" calcext:value-type="float">
            <text:p>9.44E-11</text:p>
          </table:table-cell>
          <table:table-cell office:value-type="float" office:value="0" calcext:value-type="float">
            <text:p>0</text:p>
          </table:table-cell>
          <table:table-cell office:value-type="float" office:value="6.75646" calcext:value-type="float">
            <text:p>6.75646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20" office:value-type="float" office:value="11931.5" calcext:value-type="float">
            <text:p>11931.5</text:p>
          </table:table-cell>
          <table:table-cell office:value-type="float" office:value="133.716" calcext:value-type="float">
            <text:p>133.716</text:p>
          </table:table-cell>
          <table:table-cell table:style-name="ce18" office:value-type="float" office:value="5200.29" calcext:value-type="float">
            <text:p>5.20E+03</text:p>
          </table:table-cell>
          <table:table-cell office:value-type="float" office:value="0.00000471424" calcext:value-type="float">
            <text:p>4.71E-06</text:p>
          </table:table-cell>
          <table:table-cell office:value-type="float" office:value="0" calcext:value-type="float">
            <text:p>0</text:p>
          </table:table-cell>
          <table:table-cell office:value-type="float" office:value="0.889301" calcext:value-type="float">
            <text:p>0.88930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8285.67" calcext:value-type="float">
            <text:p>8285.67</text:p>
          </table:table-cell>
          <table:table-cell office:value-type="float" office:value="93.2611" calcext:value-type="float">
            <text:p>93.2611</text:p>
          </table:table-cell>
          <table:table-cell office:value-type="float" office:value="6128.15" calcext:value-type="float">
            <text:p>6128.15</text:p>
          </table:table-cell>
          <table:table-cell table:style-name="ce18" office:value-type="float" office:value="0.00000550913" calcext:value-type="float">
            <text:p>5.51E-06</text:p>
          </table:table-cell>
          <table:table-cell office:value-type="float" office:value="0" calcext:value-type="float">
            <text:p>0</text:p>
          </table:table-cell>
          <table:table-cell office:value-type="float" office:value="0.866097" calcext:value-type="float">
            <text:p>0.866097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8" office:value-type="float" office:value="159882000" calcext:value-type="float">
            <text:p>1.60E+08</text:p>
          </table:table-cell>
          <table:table-cell table:style-name="ce18" office:value-type="float" office:value="1796860" calcext:value-type="float">
            <text:p>1.80E+06</text:p>
          </table:table-cell>
          <table:table-cell table:style-name="ce18" office:value-type="float" office:value="1126880000" calcext:value-type="float">
            <text:p>1.13E+09</text:p>
          </table:table-cell>
          <table:table-cell table:style-name="ce18" office:value-type="float" office:value="0.00001432" calcext:value-type="float">
            <text:p>1.43E-05</text:p>
          </table:table-cell>
          <table:table-cell office:value-type="float" office:value="3" calcext:value-type="float">
            <text:p>3</text:p>
          </table:table-cell>
          <table:table-cell office:value-type="float" office:value="4.06499" calcext:value-type="float">
            <text:p>4.06499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73-11032-pre.txt.bz2" xlink:type="simple">problem-73-11032-pre.txt.bz2</text:a> </text:p>
          </table:table-cell>
          <table:table-cell office:value-type="float" office:value="73" calcext:value-type="float">
            <text:p>73</text:p>
          </table:table-cell>
          <table:table-cell office:value-type="float" office:value="11032" calcext:value-type="float">
            <text:p>11032</text:p>
          </table:table-cell>
          <table:table-cell office:value-type="float" office:value="46122" calcext:value-type="float">
            <text:p>46122</text:p>
          </table:table-cell>
          <table:table-cell table:style-name="ce17" office:value-type="string" calcext:value-type="string">
            <text:p><text:s text:c="8"/>33753 X 33753</text:p>
          </table:table-cell>
          <table:table-cell office:value-type="float" office:value="2595789" calcext:value-type="float">
            <text:p>2595789</text:p>
          </table:table-cell>
          <table:table-cell table:style-name="ce18" office:value-type="float" office:value="4.92139E+021" calcext:value-type="float">
            <text:p>4.92E+21</text:p>
          </table:table-cell>
          <table:table-cell office:value-type="float" office:value="0.159188" calcext:value-type="float">
            <text:p>0.159188</text:p>
          </table:table-cell>
          <table:table-cell office:value-type="float" office:value="0.00149793" calcext:value-type="float">
            <text:p>0.00149793</text:p>
          </table:table-cell>
          <table:table-cell table:style-name="ce18" office:value-type="float" office:value="0.0000051645" calcext:value-type="float">
            <text:p>5.16E-06</text:p>
          </table:table-cell>
          <table:table-cell table:style-name="ce18" office:value-type="float" office:value="1.90594E-015" calcext:value-type="float">
            <text:p>1.91E-15</text:p>
          </table:table-cell>
          <table:table-cell office:value-type="float" office:value="0.642376" calcext:value-type="float">
            <text:p>0.642376</text:p>
          </table:table-cell>
          <table:table-cell/>
          <table:table-cell table:style-name="ce18" office:value-type="float" office:value="2287430000" calcext:value-type="float">
            <text:p>2.29E+09</text:p>
          </table:table-cell>
          <table:table-cell table:style-name="ce18" office:value-type="float" office:value="21588200" calcext:value-type="float">
            <text:p>2.16E+07</text:p>
          </table:table-cell>
          <table:table-cell office:value-type="float" office:value="13.5741" calcext:value-type="float">
            <text:p>13.5741</text:p>
          </table:table-cell>
          <table:table-cell table:style-name="ce18" office:value-type="float" office:value="0.00000000450868" calcext:value-type="float">
            <text:p>4.51E-09</text:p>
          </table:table-cell>
          <table:table-cell office:value-type="float" office:value="1" calcext:value-type="float">
            <text:p>1</text:p>
          </table:table-cell>
          <table:table-cell office:value-type="float" office:value="48.5044" calcext:value-type="float">
            <text:p>48.504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77.82" calcext:value-type="float">
            <text:p>2077.82</text:p>
          </table:table-cell>
          <table:table-cell office:value-type="float" office:value="19.5524" calcext:value-type="float">
            <text:p>19.5524</text:p>
          </table:table-cell>
          <table:table-cell table:style-name="ce18" office:value-type="float" office:value="16179" calcext:value-type="float">
            <text:p>1.62E+04</text:p>
          </table:table-cell>
          <table:table-cell office:value-type="float" office:value="0.00000583924" calcext:value-type="float">
            <text:p>5.84E-06</text:p>
          </table:table-cell>
          <table:table-cell office:value-type="float" office:value="0" calcext:value-type="float">
            <text:p>0</text:p>
          </table:table-cell>
          <table:table-cell office:value-type="float" office:value="1.34863" calcext:value-type="float">
            <text:p>1.3486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767.4" calcext:value-type="float">
            <text:p>2767.4</text:p>
          </table:table-cell>
          <table:table-cell office:value-type="float" office:value="26.1339" calcext:value-type="float">
            <text:p>26.1339</text:p>
          </table:table-cell>
          <table:table-cell office:value-type="float" office:value="17771.8" calcext:value-type="float">
            <text:p>17771.8</text:p>
          </table:table-cell>
          <table:table-cell table:style-name="ce18" office:value-type="float" office:value="0.00000629588" calcext:value-type="float">
            <text:p>6.30E-06</text:p>
          </table:table-cell>
          <table:table-cell office:value-type="float" office:value="0" calcext:value-type="float">
            <text:p>0</text:p>
          </table:table-cell>
          <table:table-cell office:value-type="float" office:value="1.35508" calcext:value-type="float">
            <text:p>1.35508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8" office:value-type="float" office:value="19524300" calcext:value-type="float">
            <text:p>1.95E+07</text:p>
          </table:table-cell>
          <table:table-cell office:value-type="float" office:value="184175" calcext:value-type="float">
            <text:p>184175</text:p>
          </table:table-cell>
          <table:table-cell table:style-name="ce18" office:value-type="float" office:value="3026980000" calcext:value-type="float">
            <text:p>3.03E+09</text:p>
          </table:table-cell>
          <table:table-cell table:style-name="ce18" office:value-type="float" office:value="0.0000067466" calcext:value-type="float">
            <text:p>6.75E-06</text:p>
          </table:table-cell>
          <table:table-cell office:value-type="float" office:value="0" calcext:value-type="float">
            <text:p>0</text:p>
          </table:table-cell>
          <table:table-cell office:value-type="float" office:value="3.31471" calcext:value-type="float">
            <text:p>3.31471</text:p>
          </table:table-cell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5">
          <table:table-cell office:value-type="string" calcext:value-type="string">
            <text:p><text:a xlink:href="https://grail.cs.washington.edu/projects/bal/data/ladybug/problem-138-19878-pre.txt.bz2" xlink:type="simple">problem-138-19878-pre.txt.bz2</text:a> </text:p>
          </table:table-cell>
          <table:table-cell office:value-type="float" office:value="138" calcext:value-type="float">
            <text:p>138</text:p>
          </table:table-cell>
          <table:table-cell office:value-type="float" office:value="19878" calcext:value-type="float">
            <text:p>19878</text:p>
          </table:table-cell>
          <table:table-cell office:value-type="float" office:value="85217" calcext:value-type="float">
            <text:p>85217</text:p>
          </table:table-cell>
          <table:table-cell office:value-type="string" calcext:value-type="string">
            <text:p><text:s text:c="8"/>60876 X 60876</text:p>
          </table:table-cell>
          <table:table-cell office:value-type="float" office:value="4791690" calcext:value-type="float">
            <text:p>4791690</text:p>
          </table:table-cell>
          <table:table-cell table:style-name="ce18" office:value-type="float" office:value="34702300000000" calcext:value-type="float">
            <text:p>3.47E+13</text:p>
          </table:table-cell>
          <table:table-cell table:style-name="ce18" office:value-type="float" office:value="0.00000275006" calcext:value-type="float">
            <text:p>2.75E-06</text:p>
          </table:table-cell>
          <table:table-cell table:style-name="ce18" office:value-type="float" office:value="0.0000000193145" calcext:value-type="float">
            <text:p>1.93E-08</text:p>
          </table:table-cell>
          <table:table-cell office:value-type="float" office:value="0.000979537" calcext:value-type="float">
            <text:p>0.000979537</text:p>
          </table:table-cell>
          <table:table-cell table:style-name="ce18" office:value-type="float" office:value="1.41662E-015" calcext:value-type="float">
            <text:p>1.42E-15</text:p>
          </table:table-cell>
          <table:table-cell office:value-type="float" office:value="0.809238" calcext:value-type="float">
            <text:p>0.809238</text:p>
          </table:table-cell>
          <table:table-cell/>
          <table:table-cell office:value-type="float" office:value="8.29476" calcext:value-type="float">
            <text:p>8.29476</text:p>
          </table:table-cell>
          <table:table-cell office:value-type="float" office:value="0.0583118" calcext:value-type="float">
            <text:p>0.0583118</text:p>
          </table:table-cell>
          <table:table-cell office:value-type="float" office:value="180.673" calcext:value-type="float">
            <text:p>180.673</text:p>
          </table:table-cell>
          <table:table-cell table:style-name="ce18" office:value-type="float" office:value="0.000000000363418" calcext:value-type="float">
            <text:p>3.63E-10</text:p>
          </table:table-cell>
          <table:table-cell office:value-type="float" office:value="1" calcext:value-type="float">
            <text:p>1</text:p>
          </table:table-cell>
          <table:table-cell office:value-type="float" office:value="90.2522" calcext:value-type="float">
            <text:p>90.252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8" office:value-type="float" office:value="243.217" calcext:value-type="float">
            <text:p>2.43E+02</text:p>
          </table:table-cell>
          <table:table-cell table:style-name="ce18" office:value-type="float" office:value="1.7111" calcext:value-type="float">
            <text:p>1.71E+00</text:p>
          </table:table-cell>
          <table:table-cell table:style-name="ce18" office:value-type="float" office:value="2479230" calcext:value-type="float">
            <text:p>2.48E+06</text:p>
          </table:table-cell>
          <table:table-cell office:value-type="float" office:value="0.0000135532" calcext:value-type="float">
            <text:p>1.36E-05</text:p>
          </table:table-cell>
          <table:table-cell office:value-type="float" office:value="0" calcext:value-type="float">
            <text:p>0</text:p>
          </table:table-cell>
          <table:table-cell office:value-type="float" office:value="0.357677" calcext:value-type="float">
            <text:p>0.35767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0.291" calcext:value-type="float">
            <text:p>570.291</text:p>
          </table:table-cell>
          <table:table-cell office:value-type="float" office:value="4.01564" calcext:value-type="float">
            <text:p>4.01564</text:p>
          </table:table-cell>
          <table:table-cell table:style-name="ce18" office:value-type="float" office:value="4481790" calcext:value-type="float">
            <text:p>4.48E+06</text:p>
          </table:table-cell>
          <table:table-cell table:style-name="ce18" office:value-type="float" office:value="0.0000150653" calcext:value-type="float">
            <text:p>1.51E-05</text:p>
          </table:table-cell>
          <table:table-cell office:value-type="float" office:value="0" calcext:value-type="float">
            <text:p>0</text:p>
          </table:table-cell>
          <table:table-cell office:value-type="float" office:value="0.4828" calcext:value-type="float">
            <text:p>0.4828</text:p>
          </table:table-cell>
          <table:table-cell office:value-type="float" office:value="11" calcext:value-type="float">
            <text:p>11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318-41628-pre.txt.bz2" xlink:type="simple">problem-318-41628-pre.txt.bz2</text:a> </text:p>
          </table:table-cell>
          <table:table-cell office:value-type="float" office:value="318" calcext:value-type="float">
            <text:p>318</text:p>
          </table:table-cell>
          <table:table-cell office:value-type="float" office:value="41628" calcext:value-type="float">
            <text:p>41628</text:p>
          </table:table-cell>
          <table:table-cell office:value-type="float" office:value="179919" calcext:value-type="float">
            <text:p>179919</text:p>
          </table:table-cell>
          <table:table-cell office:value-type="string" calcext:value-type="string">
            <text:p><text:s text:c="7"/>127746 X 127746</text:p>
          </table:table-cell>
          <table:table-cell office:value-type="float" office:value="10116036" calcext:value-type="float">
            <text:p>10116036</text:p>
          </table:table-cell>
          <table:table-cell table:style-name="ce18" office:value-type="float" office:value="3.6032E+020" calcext:value-type="float">
            <text:p>3.60E+20</text:p>
          </table:table-cell>
          <table:table-cell office:value-type="float" office:value="0.0421671" calcext:value-type="float">
            <text:p>0.0421671</text:p>
          </table:table-cell>
          <table:table-cell office:value-type="float" office:value="0.000204387" calcext:value-type="float">
            <text:p>0.000204387</text:p>
          </table:table-cell>
          <table:table-cell office:value-type="float" office:value="0.000155582" calcext:value-type="float">
            <text:p>0.000155582</text:p>
          </table:table-cell>
          <table:table-cell table:style-name="ce18" office:value-type="float" office:value="1.66549E-016" calcext:value-type="float">
            <text:p>1.67E-16</text:p>
          </table:table-cell>
          <table:table-cell office:value-type="float" office:value="3.40735" calcext:value-type="float">
            <text:p>3.40735</text:p>
          </table:table-cell>
          <table:table-cell/>
          <table:table-cell office:value-type="float" office:value="5395.84" calcext:value-type="float">
            <text:p>5395.84</text:p>
          </table:table-cell>
          <table:table-cell office:value-type="float" office:value="26.1057" calcext:value-type="float">
            <text:p>26.1057</text:p>
          </table:table-cell>
          <table:table-cell office:value-type="float" office:value="29.0141" calcext:value-type="float">
            <text:p>29.0141</text:p>
          </table:table-cell>
          <table:table-cell table:style-name="ce18" office:value-type="float" office:value="0.000000000149547" calcext:value-type="float">
            <text:p>1.50E-10</text:p>
          </table:table-cell>
          <table:table-cell office:value-type="float" office:value="1" calcext:value-type="float">
            <text:p>1</text:p>
          </table:table-cell>
          <table:table-cell office:value-type="float" office:value="199.726" calcext:value-type="float">
            <text:p>199.72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503.13" calcext:value-type="float">
            <text:p>5503.13</text:p>
          </table:table-cell>
          <table:table-cell office:value-type="float" office:value="26.666" calcext:value-type="float">
            <text:p>26.666</text:p>
          </table:table-cell>
          <table:table-cell table:style-name="ce18" office:value-type="float" office:value="5851630" calcext:value-type="float">
            <text:p>5.85E+06</text:p>
          </table:table-cell>
          <table:table-cell office:value-type="float" office:value="0.0000151493" calcext:value-type="float">
            <text:p>1.51E-05</text:p>
          </table:table-cell>
          <table:table-cell office:value-type="float" office:value="0" calcext:value-type="float">
            <text:p>0</text:p>
          </table:table-cell>
          <table:table-cell office:value-type="float" office:value="0.911146" calcext:value-type="float">
            <text:p>0.91114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637.42" calcext:value-type="float">
            <text:p>6637.42</text:p>
          </table:table-cell>
          <table:table-cell office:value-type="float" office:value="32.2055" calcext:value-type="float">
            <text:p>32.2055</text:p>
          </table:table-cell>
          <table:table-cell table:style-name="ce18" office:value-type="float" office:value="8244000" calcext:value-type="float">
            <text:p>8.24E+06</text:p>
          </table:table-cell>
          <table:table-cell table:style-name="ce18" office:value-type="float" office:value="0.00000460611" calcext:value-type="float">
            <text:p>4.61E-06</text:p>
          </table:table-cell>
          <table:table-cell office:value-type="float" office:value="0" calcext:value-type="float">
            <text:p>0</text:p>
          </table:table-cell>
          <table:table-cell office:value-type="float" office:value="1.14581" calcext:value-type="float">
            <text:p>1.14581</text:p>
          </table:table-cell>
          <table:table-cell office:value-type="float" office:value="12" calcext:value-type="float">
            <text:p>12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372-47423-pre.txt.bz2" xlink:type="simple">problem-372-47423-pre.txt.bz2</text:a> </text:p>
          </table:table-cell>
          <table:table-cell office:value-type="float" office:value="372" calcext:value-type="float">
            <text:p>372</text:p>
          </table:table-cell>
          <table:table-cell office:value-type="float" office:value="47423" calcext:value-type="float">
            <text:p>47423</text:p>
          </table:table-cell>
          <table:table-cell office:value-type="float" office:value="204472" calcext:value-type="float">
            <text:p>204472</text:p>
          </table:table-cell>
          <table:table-cell office:value-type="string" calcext:value-type="string">
            <text:p><text:s text:c="7"/>145617 X 145617</text:p>
          </table:table-cell>
          <table:table-cell office:value-type="float" office:value="11498427" calcext:value-type="float">
            <text:p>11498427</text:p>
          </table:table-cell>
          <table:table-cell table:style-name="ce18" office:value-type="float" office:value="66727800000000" calcext:value-type="float">
            <text:p>6.67E+13</text:p>
          </table:table-cell>
          <table:table-cell table:style-name="ce18" office:value-type="float" office:value="0.000000955913" calcext:value-type="float">
            <text:p>9.56E-07</text:p>
          </table:table-cell>
          <table:table-cell table:style-name="ce18" office:value-type="float" office:value="0.00000000434055" calcext:value-type="float">
            <text:p>4.34E-09</text:p>
          </table:table-cell>
          <table:table-cell office:value-type="float" office:value="0.000482111" calcext:value-type="float">
            <text:p>0.000482111</text:p>
          </table:table-cell>
          <table:table-cell table:style-name="ce18" office:value-type="float" office:value="7.19554E-016" calcext:value-type="float">
            <text:p>7.20E-16</text:p>
          </table:table-cell>
          <table:table-cell office:value-type="float" office:value="1.90849" calcext:value-type="float">
            <text:p>1.90849</text:p>
          </table:table-cell>
          <table:table-cell/>
          <table:table-cell office:value-type="float" office:value="10.3123" calcext:value-type="float">
            <text:p>10.3123</text:p>
          </table:table-cell>
          <table:table-cell office:value-type="float" office:value="0.0468058" calcext:value-type="float">
            <text:p>0.0468058</text:p>
          </table:table-cell>
          <table:table-cell office:value-type="float" office:value="2747.76" calcext:value-type="float">
            <text:p>2747.76</text:p>
          </table:table-cell>
          <table:table-cell table:style-name="ce18" office:value-type="float" office:value="0.00000000298078" calcext:value-type="float">
            <text:p>2.98E-09</text:p>
          </table:table-cell>
          <table:table-cell office:value-type="float" office:value="1" calcext:value-type="float">
            <text:p>1</text:p>
          </table:table-cell>
          <table:table-cell office:value-type="float" office:value="227.045" calcext:value-type="float">
            <text:p>227.045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8" office:value-type="float" office:value="502.775" calcext:value-type="float">
            <text:p>5.03E+02</text:p>
          </table:table-cell>
          <table:table-cell table:style-name="ce18" office:value-type="float" office:value="2.28205" calcext:value-type="float">
            <text:p>2.28E+00</text:p>
          </table:table-cell>
          <table:table-cell table:style-name="ce18" office:value-type="float" office:value="1948130" calcext:value-type="float">
            <text:p>1.95E+06</text:p>
          </table:table-cell>
          <table:table-cell office:value-type="float" office:value="0.00000282372" calcext:value-type="float">
            <text:p>2.82E-06</text:p>
          </table:table-cell>
          <table:table-cell office:value-type="float" office:value="0" calcext:value-type="float">
            <text:p>0</text:p>
          </table:table-cell>
          <table:table-cell office:value-type="float" office:value="2.97895" calcext:value-type="float">
            <text:p>2.9789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95.061" calcext:value-type="float">
            <text:p>995.061</text:p>
          </table:table-cell>
          <table:table-cell office:value-type="float" office:value="4.50988" calcext:value-type="float">
            <text:p>4.50988</text:p>
          </table:table-cell>
          <table:table-cell table:style-name="ce18" office:value-type="float" office:value="4389010" calcext:value-type="float">
            <text:p>4.39E+06</text:p>
          </table:table-cell>
          <table:table-cell table:style-name="ce18" office:value-type="float" office:value="0.0000093917" calcext:value-type="float">
            <text:p>9.39E-06</text:p>
          </table:table-cell>
          <table:table-cell office:value-type="float" office:value="0" calcext:value-type="float">
            <text:p>0</text:p>
          </table:table-cell>
          <table:table-cell office:value-type="float" office:value="1.82206" calcext:value-type="float">
            <text:p>1.82206</text:p>
          </table:table-cell>
          <table:table-cell office:value-type="float" office:value="23" calcext:value-type="float">
            <text:p>23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412-52215-pre.txt.bz2" xlink:type="simple">problem-412-52215-pre.txt.bz2</text:a> </text:p>
          </table:table-cell>
          <table:table-cell office:value-type="float" office:value="412" calcext:value-type="float">
            <text:p>412</text:p>
          </table:table-cell>
          <table:table-cell office:value-type="float" office:value="52215" calcext:value-type="float">
            <text:p>52215</text:p>
          </table:table-cell>
          <table:table-cell office:value-type="float" office:value="224242" calcext:value-type="float">
            <text:p>224242</text:p>
          </table:table-cell>
          <table:table-cell office:value-type="string" calcext:value-type="string">
            <text:p><text:s text:c="7"/>160353 X 160353</text:p>
          </table:table-cell>
          <table:table-cell office:value-type="float" office:value="12612375" calcext:value-type="float">
            <text:p>12612375</text:p>
          </table:table-cell>
          <table:table-cell table:style-name="ce18" office:value-type="float" office:value="64359100000000" calcext:value-type="float">
            <text:p>6.44E+13</text:p>
          </table:table-cell>
          <table:table-cell table:style-name="ce18" office:value-type="float" office:value="0.0000112563" calcext:value-type="float">
            <text:p>1.13E-05</text:p>
          </table:table-cell>
          <table:table-cell table:style-name="ce18" office:value-type="float" office:value="0.0000000487457" calcext:value-type="float">
            <text:p>4.87E-08</text:p>
          </table:table-cell>
          <table:table-cell office:value-type="float" office:value="0.000812816" calcext:value-type="float">
            <text:p>0.000812816</text:p>
          </table:table-cell>
          <table:table-cell table:style-name="ce18" office:value-type="float" office:value="1.01031E-015" calcext:value-type="float">
            <text:p>1.01E-15</text:p>
          </table:table-cell>
          <table:table-cell office:value-type="float" office:value="2.24042" calcext:value-type="float">
            <text:p>2.24042</text:p>
          </table:table-cell>
          <table:table-cell/>
          <table:table-cell office:value-type="float" office:value="41.0868" calcext:value-type="float">
            <text:p>41.0868</text:p>
          </table:table-cell>
          <table:table-cell office:value-type="float" office:value="0.177739" calcext:value-type="float">
            <text:p>0.177739</text:p>
          </table:table-cell>
          <table:table-cell office:value-type="float" office:value="11315.2" calcext:value-type="float">
            <text:p>11315.2</text:p>
          </table:table-cell>
          <table:table-cell table:style-name="ce18" office:value-type="float" office:value="0.0000000223249" calcext:value-type="float">
            <text:p>2.23E-08</text:p>
          </table:table-cell>
          <table:table-cell office:value-type="float" office:value="1" calcext:value-type="float">
            <text:p>1</text:p>
          </table:table-cell>
          <table:table-cell office:value-type="float" office:value="246.855" calcext:value-type="float">
            <text:p>246.85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50.69" calcext:value-type="float">
            <text:p>350.69</text:p>
          </table:table-cell>
          <table:table-cell office:value-type="float" office:value="1.5198" calcext:value-type="float">
            <text:p>1.5198</text:p>
          </table:table-cell>
          <table:table-cell table:style-name="ce18" office:value-type="float" office:value="2938250" calcext:value-type="float">
            <text:p>2.94E+06</text:p>
          </table:table-cell>
          <table:table-cell office:value-type="float" office:value="0.00000386871" calcext:value-type="float">
            <text:p>3.87E-06</text:p>
          </table:table-cell>
          <table:table-cell office:value-type="float" office:value="0" calcext:value-type="float">
            <text:p>0</text:p>
          </table:table-cell>
          <table:table-cell office:value-type="float" office:value="2.31182" calcext:value-type="float">
            <text:p>2.3118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8.607" calcext:value-type="float">
            <text:p>928.607</text:p>
          </table:table-cell>
          <table:table-cell office:value-type="float" office:value="4.01019" calcext:value-type="float">
            <text:p>4.01019</text:p>
          </table:table-cell>
          <table:table-cell table:style-name="ce18" office:value-type="float" office:value="7331190" calcext:value-type="float">
            <text:p>7.33E+06</text:p>
          </table:table-cell>
          <table:table-cell table:style-name="ce18" office:value-type="float" office:value="0.0000158195" calcext:value-type="float">
            <text:p>1.58E-05</text:p>
          </table:table-cell>
          <table:table-cell office:value-type="float" office:value="0" calcext:value-type="float">
            <text:p>0</text:p>
          </table:table-cell>
          <table:table-cell office:value-type="float" office:value="1.78678" calcext:value-type="float">
            <text:p>1.78678</text:p>
          </table:table-cell>
          <table:table-cell office:value-type="float" office:value="29" calcext:value-type="float">
            <text:p>29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460-56811-pre.txt.bz2" xlink:type="simple">problem-460-56811-pre.txt.bz2</text:a> </text:p>
          </table:table-cell>
          <table:table-cell office:value-type="float" office:value="460" calcext:value-type="float">
            <text:p>460</text:p>
          </table:table-cell>
          <table:table-cell office:value-type="float" office:value="56811" calcext:value-type="float">
            <text:p>56811</text:p>
          </table:table-cell>
          <table:table-cell office:value-type="float" office:value="241877" calcext:value-type="float">
            <text:p>241877</text:p>
          </table:table-cell>
          <table:table-cell office:value-type="string" calcext:value-type="string">
            <text:p><text:s text:c="7"/>174573 X 174573</text:p>
          </table:table-cell>
          <table:table-cell office:value-type="float" office:value="13609917" calcext:value-type="float">
            <text:p>13609917</text:p>
          </table:table-cell>
          <table:table-cell table:style-name="ce18" office:value-type="float" office:value="738355000000" calcext:value-type="float">
            <text:p>7.38E+11</text:p>
          </table:table-cell>
          <table:table-cell table:style-name="ce18" office:value-type="float" office:value="0.0000000706428" calcext:value-type="float">
            <text:p>7.06E-08</text:p>
          </table:table-cell>
          <table:table-cell table:style-name="ce18" office:value-type="float" office:value="0.000000000293406" calcext:value-type="float">
            <text:p>2.93E-10</text:p>
          </table:table-cell>
          <table:table-cell office:value-type="float" office:value="0.00224418" calcext:value-type="float">
            <text:p>0.00224418</text:p>
          </table:table-cell>
          <table:table-cell table:style-name="ce18" office:value-type="float" office:value="1.89652E-015" calcext:value-type="float">
            <text:p>1.90E-15</text:p>
          </table:table-cell>
          <table:table-cell office:value-type="float" office:value="2.34053" calcext:value-type="float">
            <text:p>2.34053</text:p>
          </table:table-cell>
          <table:table-cell/>
          <table:table-cell office:value-type="float" office:value="0.0967404" calcext:value-type="float">
            <text:p>0.0967404</text:p>
          </table:table-cell>
          <table:table-cell office:value-type="float" office:value="0.000400984" calcext:value-type="float">
            <text:p>0.000400984</text:p>
          </table:table-cell>
          <table:table-cell office:value-type="float" office:value="84.6611" calcext:value-type="float">
            <text:p>84.6611</text:p>
          </table:table-cell>
          <table:table-cell table:style-name="ce18" office:value-type="float" office:value="0.0000000000983644" calcext:value-type="float">
            <text:p>9.84E-11</text:p>
          </table:table-cell>
          <table:table-cell office:value-type="float" office:value="0" calcext:value-type="float">
            <text:p>0</text:p>
          </table:table-cell>
          <table:table-cell office:value-type="float" office:value="154.285" calcext:value-type="float">
            <text:p>154.285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196.34" calcext:value-type="float">
            <text:p>196.34</text:p>
          </table:table-cell>
          <table:table-cell office:value-type="float" office:value="0.812731" calcext:value-type="float">
            <text:p>0.812731</text:p>
          </table:table-cell>
          <table:table-cell table:style-name="ce18" office:value-type="float" office:value="14524200" calcext:value-type="float">
            <text:p>1.45E+07</text:p>
          </table:table-cell>
          <table:table-cell office:value-type="float" office:value="0.00000704499" calcext:value-type="float">
            <text:p>7.04E-06</text:p>
          </table:table-cell>
          <table:table-cell office:value-type="float" office:value="0" calcext:value-type="float">
            <text:p>0</text:p>
          </table:table-cell>
          <table:table-cell office:value-type="float" office:value="1.10164" calcext:value-type="float">
            <text:p>1.1016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3.351" calcext:value-type="float">
            <text:p>163.351</text:p>
          </table:table-cell>
          <table:table-cell office:value-type="float" office:value="0.677353" calcext:value-type="float">
            <text:p>0.677353</text:p>
          </table:table-cell>
          <table:table-cell table:style-name="ce18" office:value-type="float" office:value="10183700" calcext:value-type="float">
            <text:p>1.02E+07</text:p>
          </table:table-cell>
          <table:table-cell table:style-name="ce18" office:value-type="float" office:value="0.00000872125" calcext:value-type="float">
            <text:p>8.72E-06</text:p>
          </table:table-cell>
          <table:table-cell office:value-type="float" office:value="0" calcext:value-type="float">
            <text:p>0</text:p>
          </table:table-cell>
          <table:table-cell office:value-type="float" office:value="1.99011" calcext:value-type="float">
            <text:p>1.99011</text:p>
          </table:table-cell>
          <table:table-cell office:value-type="float" office:value="20" calcext:value-type="float">
            <text:p>20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539-65220-pre.txt.bz2" xlink:type="simple">problem-539-65220-pre.txt.bz2</text:a> </text:p>
          </table:table-cell>
          <table:table-cell office:value-type="float" office:value="539" calcext:value-type="float">
            <text:p>539</text:p>
          </table:table-cell>
          <table:table-cell office:value-type="float" office:value="65220" calcext:value-type="float">
            <text:p>65220</text:p>
          </table:table-cell>
          <table:table-cell office:value-type="float" office:value="277273" calcext:value-type="float">
            <text:p>277273</text:p>
          </table:table-cell>
          <table:table-cell office:value-type="string" calcext:value-type="string">
            <text:p><text:s text:c="7"/>200511 X 200511</text:p>
          </table:table-cell>
          <table:table-cell office:value-type="float" office:value="15603381" calcext:value-type="float">
            <text:p>15603381</text:p>
          </table:table-cell>
          <table:table-cell table:style-name="ce18" office:value-type="float" office:value="211942000000" calcext:value-type="float">
            <text:p>2.12E+11</text:p>
          </table:table-cell>
          <table:table-cell table:style-name="ce18" office:value-type="float" office:value="0.0000000643898" calcext:value-type="float">
            <text:p>6.44E-08</text:p>
          </table:table-cell>
          <table:table-cell table:style-name="ce18" office:value-type="float" office:value="0.000000000248935" calcext:value-type="float">
            <text:p>2.49E-10</text:p>
          </table:table-cell>
          <table:table-cell office:value-type="float" office:value="0.000643812" calcext:value-type="float">
            <text:p>0.000643812</text:p>
          </table:table-cell>
          <table:table-cell table:style-name="ce18" office:value-type="float" office:value="1.6469E-015" calcext:value-type="float">
            <text:p>1.65E-15</text:p>
          </table:table-cell>
          <table:table-cell office:value-type="float" office:value="2.64427" calcext:value-type="float">
            <text:p>2.64427</text:p>
          </table:table-cell>
          <table:table-cell/>
          <table:table-cell office:value-type="float" office:value="0.0885177" calcext:value-type="float">
            <text:p>0.0885177</text:p>
          </table:table-cell>
          <table:table-cell office:value-type="float" office:value="0.000342283" calcext:value-type="float">
            <text:p>0.000342283</text:p>
          </table:table-cell>
          <table:table-cell office:value-type="float" office:value="83.5086" calcext:value-type="float">
            <text:p>83.5086</text:p>
          </table:table-cell>
          <table:table-cell table:style-name="ce18" office:value-type="float" office:value="0.000000000120074" calcext:value-type="float">
            <text:p>1.20E-10</text:p>
          </table:table-cell>
          <table:table-cell office:value-type="float" office:value="1" calcext:value-type="float">
            <text:p>1</text:p>
          </table:table-cell>
          <table:table-cell office:value-type="float" office:value="327.589" calcext:value-type="float">
            <text:p>327.58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1.0716" calcext:value-type="float">
            <text:p>81.0716</text:p>
          </table:table-cell>
          <table:table-cell office:value-type="float" office:value="0.313405" calcext:value-type="float">
            <text:p>0.313405</text:p>
          </table:table-cell>
          <table:table-cell table:style-name="ce18" office:value-type="float" office:value="2955060" calcext:value-type="float">
            <text:p>2.96E+06</text:p>
          </table:table-cell>
          <table:table-cell office:value-type="float" office:value="0.00000638906" calcext:value-type="float">
            <text:p>6.39E-06</text:p>
          </table:table-cell>
          <table:table-cell office:value-type="float" office:value="0" calcext:value-type="float">
            <text:p>0</text:p>
          </table:table-cell>
          <table:table-cell office:value-type="float" office:value="3.57352" calcext:value-type="float">
            <text:p>3.573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1.0658" calcext:value-type="float">
            <text:p>71.0658</text:p>
          </table:table-cell>
          <table:table-cell office:value-type="float" office:value="0.275073" calcext:value-type="float">
            <text:p>0.275073</text:p>
          </table:table-cell>
          <table:table-cell table:style-name="ce18" office:value-type="float" office:value="1250740" calcext:value-type="float">
            <text:p>1.25E+06</text:p>
          </table:table-cell>
          <table:table-cell table:style-name="ce18" office:value-type="float" office:value="0.00000319278" calcext:value-type="float">
            <text:p>3.19E-06</text:p>
          </table:table-cell>
          <table:table-cell office:value-type="float" office:value="0" calcext:value-type="float">
            <text:p>0</text:p>
          </table:table-cell>
          <table:table-cell office:value-type="float" office:value="4.76531" calcext:value-type="float">
            <text:p>4.76531</text:p>
          </table:table-cell>
          <table:table-cell office:value-type="float" office:value="43" calcext:value-type="float">
            <text:p>43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598-69218-pre.txt.bz2" xlink:type="simple">problem-598-69218-pre.txt.bz2</text:a> </text:p>
          </table:table-cell>
          <table:table-cell office:value-type="float" office:value="598" calcext:value-type="float">
            <text:p>598</text:p>
          </table:table-cell>
          <table:table-cell office:value-type="float" office:value="69218" calcext:value-type="float">
            <text:p>69218</text:p>
          </table:table-cell>
          <table:table-cell office:value-type="float" office:value="304170" calcext:value-type="float">
            <text:p>304170</text:p>
          </table:table-cell>
          <table:table-cell office:value-type="string" calcext:value-type="string">
            <text:p><text:s text:c="7"/>213036 X 213036</text:p>
          </table:table-cell>
          <table:table-cell office:value-type="float" office:value="17096580" calcext:value-type="float">
            <text:p>17096580</text:p>
          </table:table-cell>
          <table:table-cell table:style-name="ce18" office:value-type="float" office:value="164817000000" calcext:value-type="float">
            <text:p>1.65E+11</text:p>
          </table:table-cell>
          <table:table-cell table:style-name="ce18" office:value-type="float" office:value="0.0000364775" calcext:value-type="float">
            <text:p>3.65E-05</text:p>
          </table:table-cell>
          <table:table-cell table:style-name="ce18" office:value-type="float" office:value="0.000000136842" calcext:value-type="float">
            <text:p>1.37E-07</text:p>
          </table:table-cell>
          <table:table-cell office:value-type="float" office:value="668344" calcext:value-type="float">
            <text:p>668344</text:p>
          </table:table-cell>
          <table:table-cell table:style-name="ce18" office:value-type="float" office:value="2.96257E-015" calcext:value-type="float">
            <text:p>2.96E-15</text:p>
          </table:table-cell>
          <table:table-cell office:value-type="float" office:value="2.89808" calcext:value-type="float">
            <text:p>2.89808</text:p>
          </table:table-cell>
          <table:table-cell/>
          <table:table-cell office:value-type="float" office:value="0.458131" calcext:value-type="float">
            <text:p>0.458131</text:p>
          </table:table-cell>
          <table:table-cell office:value-type="float" office:value="0.00172084" calcext:value-type="float">
            <text:p>0.00172084</text:p>
          </table:table-cell>
          <table:table-cell table:style-name="ce18" office:value-type="float" office:value="20137700000" calcext:value-type="float">
            <text:p>2.01E+10</text:p>
          </table:table-cell>
          <table:table-cell table:style-name="ce18" office:value-type="float" office:value="0.0000000000768434" calcext:value-type="float">
            <text:p>7.68E-11</text:p>
          </table:table-cell>
          <table:table-cell office:value-type="float" office:value="0" calcext:value-type="float">
            <text:p>0</text:p>
          </table:table-cell>
          <table:table-cell office:value-type="float" office:value="9.78615" calcext:value-type="float">
            <text:p>9.786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6.4941" calcext:value-type="float">
            <text:p>66.4941</text:p>
          </table:table-cell>
          <table:table-cell office:value-type="float" office:value="0.249464" calcext:value-type="float">
            <text:p>0.249464</text:p>
          </table:table-cell>
          <table:table-cell table:style-name="ce18" office:value-type="float" office:value="433420000000000" calcext:value-type="float">
            <text:p>4.33E+14</text:p>
          </table:table-cell>
          <table:table-cell office:value-type="float" office:value="0.00000117144" calcext:value-type="float">
            <text:p>1.17E-06</text:p>
          </table:table-cell>
          <table:table-cell office:value-type="float" office:value="0" calcext:value-type="float">
            <text:p>0</text:p>
          </table:table-cell>
          <table:table-cell office:value-type="float" office:value="0.339298" calcext:value-type="float">
            <text:p>0.33929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.4848" calcext:value-type="float">
            <text:p>48.4848</text:p>
          </table:table-cell>
          <table:table-cell office:value-type="float" office:value="0.181879" calcext:value-type="float">
            <text:p>0.181879</text:p>
          </table:table-cell>
          <table:table-cell table:style-name="ce18" office:value-type="float" office:value="643905000000000" calcext:value-type="float">
            <text:p>6.44E+14</text:p>
          </table:table-cell>
          <table:table-cell table:style-name="ce18" office:value-type="float" office:value="0.0000031254" calcext:value-type="float">
            <text:p>3.13E-06</text:p>
          </table:table-cell>
          <table:table-cell office:value-type="float" office:value="0" calcext:value-type="float">
            <text:p>0</text:p>
          </table:table-cell>
          <table:table-cell office:value-type="float" office:value="1.19007" calcext:value-type="float">
            <text:p>1.19007</text:p>
          </table:table-cell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646-73584-pre.txt.bz2" xlink:type="simple">problem-646-73584-pre.txt.bz2</text:a> </text:p>
          </table:table-cell>
          <table:table-cell office:value-type="float" office:value="646" calcext:value-type="float">
            <text:p>646</text:p>
          </table:table-cell>
          <table:table-cell office:value-type="float" office:value="73584" calcext:value-type="float">
            <text:p>73584</text:p>
          </table:table-cell>
          <table:table-cell office:value-type="float" office:value="327297" calcext:value-type="float">
            <text:p>327297</text:p>
          </table:table-cell>
          <table:table-cell office:value-type="string" calcext:value-type="string">
            <text:p><text:s text:c="7"/>226566 X 226566</text:p>
          </table:table-cell>
          <table:table-cell office:value-type="float" office:value="18388620" calcext:value-type="float">
            <text:p>18388620</text:p>
          </table:table-cell>
          <table:table-cell table:style-name="ce18" office:value-type="float" office:value="348431000" calcext:value-type="float">
            <text:p>3.48E+08</text:p>
          </table:table-cell>
          <table:table-cell table:style-name="ce18" office:value-type="float" office:value="0.0000000247191" calcext:value-type="float">
            <text:p>2.47E-08</text:p>
          </table:table-cell>
          <table:table-cell table:style-name="ce18" office:value-type="float" office:value="0.0000000000899138" calcext:value-type="float">
            <text:p>8.99E-11</text:p>
          </table:table-cell>
          <table:table-cell office:value-type="float" office:value="6.12152" calcext:value-type="float">
            <text:p>6.12152</text:p>
          </table:table-cell>
          <table:table-cell table:style-name="ce18" office:value-type="float" office:value="6.00559E-016" calcext:value-type="float">
            <text:p>6.01E-16</text:p>
          </table:table-cell>
          <table:table-cell office:value-type="float" office:value="3.10647" calcext:value-type="float">
            <text:p>3.10647</text:p>
          </table:table-cell>
          <table:table-cell/>
          <table:table-cell office:value-type="float" office:value="12.9131" calcext:value-type="float">
            <text:p>12.9131</text:p>
          </table:table-cell>
          <table:table-cell office:value-type="float" office:value="0.0469536" calcext:value-type="float">
            <text:p>0.0469536</text:p>
          </table:table-cell>
          <table:table-cell table:style-name="ce18" office:value-type="float" office:value="6078780000" calcext:value-type="float">
            <text:p>6.08E+09</text:p>
          </table:table-cell>
          <table:table-cell table:style-name="ce18" office:value-type="float" office:value="0.000000516004" calcext:value-type="float">
            <text:p>5.16E-07</text:p>
          </table:table-cell>
          <table:table-cell office:value-type="float" office:value="1" calcext:value-type="float">
            <text:p>1</text:p>
          </table:table-cell>
          <table:table-cell office:value-type="float" office:value="114.814" calcext:value-type="float">
            <text:p>114.81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5.2608" calcext:value-type="float">
            <text:p>35.2608</text:p>
          </table:table-cell>
          <table:table-cell office:value-type="float" office:value="0.128339" calcext:value-type="float">
            <text:p>0.128339</text:p>
          </table:table-cell>
          <table:table-cell table:style-name="ce18" office:value-type="float" office:value="39644800000" calcext:value-type="float">
            <text:p>3.96E+10</text:p>
          </table:table-cell>
          <table:table-cell office:value-type="float" office:value="0.00000285211" calcext:value-type="float">
            <text:p>2.85E-06</text:p>
          </table:table-cell>
          <table:table-cell office:value-type="float" office:value="0" calcext:value-type="float">
            <text:p>0</text:p>
          </table:table-cell>
          <table:table-cell office:value-type="float" office:value="0.606266" calcext:value-type="float">
            <text:p>0.6062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.9307" calcext:value-type="float">
            <text:p>34.9307</text:p>
          </table:table-cell>
          <table:table-cell office:value-type="float" office:value="0.127325" calcext:value-type="float">
            <text:p>0.127325</text:p>
          </table:table-cell>
          <table:table-cell table:style-name="ce18" office:value-type="float" office:value="54212800000" calcext:value-type="float">
            <text:p>5.42E+10</text:p>
          </table:table-cell>
          <table:table-cell table:style-name="ce18" office:value-type="float" office:value="0.00000395494" calcext:value-type="float">
            <text:p>3.95E-06</text:p>
          </table:table-cell>
          <table:table-cell office:value-type="float" office:value="0" calcext:value-type="float">
            <text:p>0</text:p>
          </table:table-cell>
          <table:table-cell office:value-type="float" office:value="2.38828" calcext:value-type="float">
            <text:p>2.38828</text:p>
          </table:table-cell>
          <table:table-cell office:value-type="float" office:value="17" calcext:value-type="float">
            <text:p>17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707-78455-pre.txt.bz2" xlink:type="simple">problem-707-78455-pre.txt.bz2</text:a> </text:p>
          </table:table-cell>
          <table:table-cell office:value-type="float" office:value="707" calcext:value-type="float">
            <text:p>707</text:p>
          </table:table-cell>
          <table:table-cell office:value-type="float" office:value="78455" calcext:value-type="float">
            <text:p>78455</text:p>
          </table:table-cell>
          <table:table-cell office:value-type="float" office:value="349940" calcext:value-type="float">
            <text:p>349940</text:p>
          </table:table-cell>
          <table:table-cell office:value-type="string" calcext:value-type="string">
            <text:p><text:s text:c="7"/>241728 X 241728</text:p>
          </table:table-cell>
          <table:table-cell office:value-type="float" office:value="19660122" calcext:value-type="float">
            <text:p>19660122</text:p>
          </table:table-cell>
          <table:table-cell office:value-type="float" office:value="40448.2" calcext:value-type="float">
            <text:p>40448.2</text:p>
          </table:table-cell>
          <table:table-cell table:style-name="ce18" office:value-type="float" office:value="0.00000000000805956" calcext:value-type="float">
            <text:p>8.06E-12</text:p>
          </table:table-cell>
          <table:table-cell table:style-name="ce18" office:value-type="float" office:value="0.0000000000000283991" calcext:value-type="float">
            <text:p>2.84E-14</text:p>
          </table:table-cell>
          <table:table-cell office:value-type="float" office:value="22.5277" calcext:value-type="float">
            <text:p>22.5277</text:p>
          </table:table-cell>
          <table:table-cell table:style-name="ce18" office:value-type="float" office:value="9.52564E-016" calcext:value-type="float">
            <text:p>9.53E-16</text:p>
          </table:table-cell>
          <table:table-cell office:value-type="float" office:value="3.52239" calcext:value-type="float">
            <text:p>3.52239</text:p>
          </table:table-cell>
          <table:table-cell/>
          <table:table-cell table:style-name="ce18" office:value-type="float" office:value="0.00000115208" calcext:value-type="float">
            <text:p>1.15E-06</text:p>
          </table:table-cell>
          <table:table-cell table:style-name="ce18" office:value-type="float" office:value="0.00000000405722" calcext:value-type="float">
            <text:p>4.06E-09</text:p>
          </table:table-cell>
          <table:table-cell table:style-name="ce18" office:value-type="float" office:value="1886930" calcext:value-type="float">
            <text:p>1.89E+06</text:p>
          </table:table-cell>
          <table:table-cell table:style-name="ce18" office:value-type="float" office:value="0.000000000091177" calcext:value-type="float">
            <text:p>9.12E-11</text:p>
          </table:table-cell>
          <table:table-cell office:value-type="float" office:value="0" calcext:value-type="float">
            <text:p>0</text:p>
          </table:table-cell>
          <table:table-cell office:value-type="float" office:value="10.7215" calcext:value-type="float">
            <text:p>10.72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00940999" calcext:value-type="float">
            <text:p>0.00940999</text:p>
          </table:table-cell>
          <table:table-cell table:style-name="ce18" office:value-type="float" office:value="0.0000331623" calcext:value-type="float">
            <text:p>3.32E-05</text:p>
          </table:table-cell>
          <table:table-cell table:style-name="ce18" office:value-type="float" office:value="34948200000" calcext:value-type="float">
            <text:p>3.49E+10</text:p>
          </table:table-cell>
          <table:table-cell office:value-type="float" office:value="0.00000122839" calcext:value-type="float">
            <text:p>1.23E-06</text:p>
          </table:table-cell>
          <table:table-cell office:value-type="float" office:value="0" calcext:value-type="float">
            <text:p>0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0577131" calcext:value-type="float">
            <text:p>0.00577131</text:p>
          </table:table-cell>
          <table:table-cell table:style-name="ce18" office:value-type="float" office:value="0.0000203129" calcext:value-type="float">
            <text:p>2.03E-05</text:p>
          </table:table-cell>
          <table:table-cell table:style-name="ce18" office:value-type="float" office:value="14229300000" calcext:value-type="float">
            <text:p>1.42E+10</text:p>
          </table:table-cell>
          <table:table-cell table:style-name="ce18" office:value-type="float" office:value="0.000000540933" calcext:value-type="float">
            <text:p>5.41E-07</text:p>
          </table:table-cell>
          <table:table-cell office:value-type="float" office:value="0" calcext:value-type="float">
            <text:p>0</text:p>
          </table:table-cell>
          <table:table-cell office:value-type="float" office:value="2.889" calcext:value-type="float">
            <text:p>2.889</text:p>
          </table:table-cell>
          <table:table-cell office:value-type="float" office:value="20" calcext:value-type="float">
            <text:p>20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783-84444-pre.txt.bz2" xlink:type="simple">problem-783-84444-pre.txt.bz2</text:a> </text:p>
          </table:table-cell>
          <table:table-cell office:value-type="float" office:value="783" calcext:value-type="float">
            <text:p>783</text:p>
          </table:table-cell>
          <table:table-cell office:value-type="float" office:value="84444" calcext:value-type="float">
            <text:p>84444</text:p>
          </table:table-cell>
          <table:table-cell office:value-type="float" office:value="377052" calcext:value-type="float">
            <text:p>377052</text:p>
          </table:table-cell>
          <table:table-cell office:value-type="string" calcext:value-type="string">
            <text:p><text:s text:c="7"/>260379 X 260379</text:p>
          </table:table-cell>
          <table:table-cell office:value-type="float" office:value="21184227" calcext:value-type="float">
            <text:p>21184227</text:p>
          </table:table-cell>
          <table:table-cell table:style-name="ce18" office:value-type="float" office:value="2.77466E+017" calcext:value-type="float">
            <text:p>2.77E+17</text:p>
          </table:table-cell>
          <table:table-cell office:value-type="float" office:value="0.0280694" calcext:value-type="float">
            <text:p>0.0280694</text:p>
          </table:table-cell>
          <table:table-cell table:style-name="ce18" office:value-type="float" office:value="0.0000952457" calcext:value-type="float">
            <text:p>9.52E-05</text:p>
          </table:table-cell>
          <table:table-cell office:value-type="float" office:value="11685.7" calcext:value-type="float">
            <text:p>11685.7</text:p>
          </table:table-cell>
          <table:table-cell table:style-name="ce18" office:value-type="float" office:value="2.10331E-015" calcext:value-type="float">
            <text:p>2.10E-15</text:p>
          </table:table-cell>
          <table:table-cell office:value-type="float" office:value="8.69001" calcext:value-type="float">
            <text:p>8.69001</text:p>
          </table:table-cell>
          <table:table-cell/>
          <table:table-cell office:value-type="float" office:value="885.37" calcext:value-type="float">
            <text:p>885.37</text:p>
          </table:table-cell>
          <table:table-cell office:value-type="float" office:value="3.00575" calcext:value-type="float">
            <text:p>3.00575</text:p>
          </table:table-cell>
          <table:table-cell table:style-name="ce18" office:value-type="float" office:value="76307700" calcext:value-type="float">
            <text:p>7.63E+07</text:p>
          </table:table-cell>
          <table:table-cell table:style-name="ce18" office:value-type="float" office:value="0.0000000000163337" calcext:value-type="float">
            <text:p>1.63E-11</text:p>
          </table:table-cell>
          <table:table-cell office:value-type="float" office:value="0" calcext:value-type="float">
            <text:p>0</text:p>
          </table:table-cell>
          <table:table-cell office:value-type="float" office:value="22.4132" calcext:value-type="float">
            <text:p>22.41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99.87" calcext:value-type="float">
            <text:p>6699.87</text:p>
          </table:table-cell>
          <table:table-cell office:value-type="float" office:value="22.7469" calcext:value-type="float">
            <text:p>22.7469</text:p>
          </table:table-cell>
          <table:table-cell table:style-name="ce18" office:value-type="float" office:value="4648190000000" calcext:value-type="float">
            <text:p>4.65E+12</text:p>
          </table:table-cell>
          <table:table-cell office:value-type="float" office:value="0.00000132829" calcext:value-type="float">
            <text:p>1.33E-06</text:p>
          </table:table-cell>
          <table:table-cell office:value-type="float" office:value="0" calcext:value-type="float">
            <text:p>0</text:p>
          </table:table-cell>
          <table:table-cell office:value-type="float" office:value="0.496444" calcext:value-type="float">
            <text:p>0.4964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841.4" calcext:value-type="float">
            <text:p>10841.4</text:p>
          </table:table-cell>
          <table:table-cell office:value-type="float" office:value="36.7498" calcext:value-type="float">
            <text:p>36.7498</text:p>
          </table:table-cell>
          <table:table-cell table:style-name="ce18" office:value-type="float" office:value="13598000000000" calcext:value-type="float">
            <text:p>1.36E+13</text:p>
          </table:table-cell>
          <table:table-cell table:style-name="ce18" office:value-type="float" office:value="0.00000226008" calcext:value-type="float">
            <text:p>2.26E-06</text:p>
          </table:table-cell>
          <table:table-cell office:value-type="float" office:value="0" calcext:value-type="float">
            <text:p>0</text:p>
          </table:table-cell>
          <table:table-cell office:value-type="float" office:value="1.55652" calcext:value-type="float">
            <text:p>1.55652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810-88814-pre.txt.bz2" xlink:type="simple">problem-810-88814-pre.txt.bz2</text:a> </text:p>
          </table:table-cell>
          <table:table-cell office:value-type="float" office:value="810" calcext:value-type="float">
            <text:p>810</text:p>
          </table:table-cell>
          <table:table-cell office:value-type="float" office:value="88814" calcext:value-type="float">
            <text:p>88814</text:p>
          </table:table-cell>
          <table:table-cell office:value-type="float" office:value="393775" calcext:value-type="float">
            <text:p>393775</text:p>
          </table:table-cell>
          <table:table-cell office:value-type="string" calcext:value-type="string">
            <text:p><text:s text:c="7"/>273732 X 273732</text:p>
          </table:table-cell>
          <table:table-cell office:value-type="float" office:value="12360726" calcext:value-type="float">
            <text:p>12360726</text:p>
          </table:table-cell>
          <table:table-cell table:style-name="ce18" office:value-type="float" office:value="1.23485E+021" calcext:value-type="float">
            <text:p>1.23E+21</text:p>
          </table:table-cell>
          <table:table-cell office:value-type="float" office:value="0.0730941" calcext:value-type="float">
            <text:p>0.0730941</text:p>
          </table:table-cell>
          <table:table-cell office:value-type="float" office:value="0.000241973" calcext:value-type="float">
            <text:p>0.000241973</text:p>
          </table:table-cell>
          <table:table-cell office:value-type="float" office:value="0.00966195" calcext:value-type="float">
            <text:p>0.00966195</text:p>
          </table:table-cell>
          <table:table-cell table:style-name="ce18" office:value-type="float" office:value="3.86572E-016" calcext:value-type="float">
            <text:p>3.87E-16</text:p>
          </table:table-cell>
          <table:table-cell office:value-type="float" office:value="4.10586" calcext:value-type="float">
            <text:p>4.10586</text:p>
          </table:table-cell>
          <table:table-cell/>
          <table:table-cell office:value-type="float" office:value="303423" calcext:value-type="float">
            <text:p>303423</text:p>
          </table:table-cell>
          <table:table-cell office:value-type="float" office:value="1006.68" calcext:value-type="float">
            <text:p>1006.68</text:p>
          </table:table-cell>
          <table:table-cell office:value-type="float" office:value="135303" calcext:value-type="float">
            <text:p>135303</text:p>
          </table:table-cell>
          <table:table-cell table:style-name="ce18" office:value-type="float" office:value="0.00000000497474" calcext:value-type="float">
            <text:p>4.97E-09</text:p>
          </table:table-cell>
          <table:table-cell office:value-type="float" office:value="0" calcext:value-type="float">
            <text:p>0</text:p>
          </table:table-cell>
          <table:table-cell office:value-type="float" office:value="300.778" calcext:value-type="float">
            <text:p>300.77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5368.2" calcext:value-type="float">
            <text:p>25368.2</text:p>
          </table:table-cell>
          <table:table-cell office:value-type="float" office:value="83.9915" calcext:value-type="float">
            <text:p>83.9915</text:p>
          </table:table-cell>
          <table:table-cell table:style-name="ce18" office:value-type="float" office:value="117722000" calcext:value-type="float">
            <text:p>1.18E+08</text:p>
          </table:table-cell>
          <table:table-cell office:value-type="float" office:value="0.0000103055" calcext:value-type="float">
            <text:p>1.03E-05</text:p>
          </table:table-cell>
          <table:table-cell office:value-type="float" office:value="0" calcext:value-type="float">
            <text:p>0</text:p>
          </table:table-cell>
          <table:table-cell office:value-type="float" office:value="0.460278" calcext:value-type="float">
            <text:p>0.4602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793.9" calcext:value-type="float">
            <text:p>21793.9</text:p>
          </table:table-cell>
          <table:table-cell office:value-type="float" office:value="72.2239" calcext:value-type="float">
            <text:p>72.2239</text:p>
          </table:table-cell>
          <table:table-cell table:style-name="ce18" office:value-type="float" office:value="152204000" calcext:value-type="float">
            <text:p>1.52E+08</text:p>
          </table:table-cell>
          <table:table-cell table:style-name="ce18" office:value-type="float" office:value="0.00000379978" calcext:value-type="float">
            <text:p>3.80E-06</text:p>
          </table:table-cell>
          <table:table-cell office:value-type="float" office:value="0" calcext:value-type="float">
            <text:p>0</text:p>
          </table:table-cell>
          <table:table-cell office:value-type="float" office:value="0.878429" calcext:value-type="float">
            <text:p>0.878429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856-93344-pre.txt.bz2" xlink:type="simple">problem-856-93344-pre.txt.bz2</text:a> </text:p>
          </table:table-cell>
          <table:table-cell office:value-type="float" office:value="856" calcext:value-type="float">
            <text:p>856</text:p>
          </table:table-cell>
          <table:table-cell office:value-type="float" office:value="93344" calcext:value-type="float">
            <text:p>93344</text:p>
          </table:table-cell>
          <table:table-cell office:value-type="float" office:value="415769" calcext:value-type="float">
            <text:p>415769</text:p>
          </table:table-cell>
          <table:table-cell office:value-type="string" calcext:value-type="string">
            <text:p><text:s text:c="7"/>287736 X 287736</text:p>
          </table:table-cell>
          <table:table-cell office:value-type="float" office:value="23360985" calcext:value-type="float">
            <text:p>23360985</text:p>
          </table:table-cell>
          <table:table-cell table:style-name="ce18" office:value-type="float" office:value="2.62528E+016" calcext:value-type="float">
            <text:p>2.63E+16</text:p>
          </table:table-cell>
          <table:table-cell office:value-type="float" office:value="0.041084" calcext:value-type="float">
            <text:p>0.041084</text:p>
          </table:table-cell>
          <table:table-cell office:value-type="float" office:value="0.000132671" calcext:value-type="float">
            <text:p>0.000132671</text:p>
          </table:table-cell>
          <table:table-cell office:value-type="float" office:value="223.357" calcext:value-type="float">
            <text:p>223.357</text:p>
          </table:table-cell>
          <table:table-cell table:style-name="ce18" office:value-type="float" office:value="2.2377E-015" calcext:value-type="float">
            <text:p>2.24E-15</text:p>
          </table:table-cell>
          <table:table-cell office:value-type="float" office:value="10.1362" calcext:value-type="float">
            <text:p>10.1362</text:p>
          </table:table-cell>
          <table:table-cell/>
          <table:table-cell office:value-type="float" office:value="268.105" calcext:value-type="float">
            <text:p>268.105</text:p>
          </table:table-cell>
          <table:table-cell office:value-type="float" office:value="0.865265" calcext:value-type="float">
            <text:p>0.865265</text:p>
          </table:table-cell>
          <table:table-cell table:style-name="ce18" office:value-type="float" office:value="6612690" calcext:value-type="float">
            <text:p>6.61E+06</text:p>
          </table:table-cell>
          <table:table-cell table:style-name="ce18" office:value-type="float" office:value="0.0000000000999124" calcext:value-type="float">
            <text:p>9.99E-11</text:p>
          </table:table-cell>
          <table:table-cell office:value-type="float" office:value="0" calcext:value-type="float">
            <text:p>0</text:p>
          </table:table-cell>
          <table:table-cell office:value-type="float" office:value="73.1809" calcext:value-type="float">
            <text:p>73.1809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839.53" calcext:value-type="float">
            <text:p>1839.53</text:p>
          </table:table-cell>
          <table:table-cell office:value-type="float" office:value="5.93988" calcext:value-type="float">
            <text:p>5.93988</text:p>
          </table:table-cell>
          <table:table-cell table:style-name="ce18" office:value-type="float" office:value="426638000000" calcext:value-type="float">
            <text:p>4.27E+11</text:p>
          </table:table-cell>
          <table:table-cell office:value-type="float" office:value="0.00000368819" calcext:value-type="float">
            <text:p>3.69E-06</text:p>
          </table:table-cell>
          <table:table-cell office:value-type="float" office:value="0" calcext:value-type="float">
            <text:p>0</text:p>
          </table:table-cell>
          <table:table-cell office:value-type="float" office:value="0.633117" calcext:value-type="float">
            <text:p>0.6331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24.82" calcext:value-type="float">
            <text:p>3024.82</text:p>
          </table:table-cell>
          <table:table-cell office:value-type="float" office:value="9.76822" calcext:value-type="float">
            <text:p>9.76822</text:p>
          </table:table-cell>
          <table:table-cell table:style-name="ce18" office:value-type="float" office:value="111121000000" calcext:value-type="float">
            <text:p>1.11E+11</text:p>
          </table:table-cell>
          <table:table-cell table:style-name="ce18" office:value-type="float" office:value="0.0000013122" calcext:value-type="float">
            <text:p>1.31E-06</text:p>
          </table:table-cell>
          <table:table-cell office:value-type="float" office:value="0" calcext:value-type="float">
            <text:p>0</text:p>
          </table:table-cell>
          <table:table-cell office:value-type="float" office:value="1.90876" calcext:value-type="float">
            <text:p>1.90876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885-97473-pre.txt.bz2" xlink:type="simple">problem-885-97473-pre.txt.bz2</text:a> </text:p>
          </table:table-cell>
          <table:table-cell office:value-type="float" office:value="885" calcext:value-type="float">
            <text:p>885</text:p>
          </table:table-cell>
          <table:table-cell office:value-type="float" office:value="97473" calcext:value-type="float">
            <text:p>97473</text:p>
          </table:table-cell>
          <table:table-cell office:value-type="float" office:value="434905" calcext:value-type="float">
            <text:p>434905</text:p>
          </table:table-cell>
          <table:table-cell office:value-type="string" calcext:value-type="string">
            <text:p><text:s text:c="7"/>300384 X 300384</text:p>
          </table:table-cell>
          <table:table-cell office:value-type="float" office:value="24433812" calcext:value-type="float">
            <text:p>24433812</text:p>
          </table:table-cell>
          <table:table-cell table:style-name="ce18" office:value-type="float" office:value="5.65698E+016" calcext:value-type="float">
            <text:p>5.66E+16</text:p>
          </table:table-cell>
          <table:table-cell office:value-type="float" office:value="0.0309856" calcext:value-type="float">
            <text:p>0.0309856</text:p>
          </table:table-cell>
          <table:table-cell table:style-name="ce18" office:value-type="float" office:value="0.000097927" calcext:value-type="float">
            <text:p>9.79E-05</text:p>
          </table:table-cell>
          <table:table-cell office:value-type="float" office:value="102.507" calcext:value-type="float">
            <text:p>102.507</text:p>
          </table:table-cell>
          <table:table-cell table:style-name="ce18" office:value-type="float" office:value="1.4405E-015" calcext:value-type="float">
            <text:p>1.44E-15</text:p>
          </table:table-cell>
          <table:table-cell office:value-type="float" office:value="10.5957" calcext:value-type="float">
            <text:p>10.5957</text:p>
          </table:table-cell>
          <table:table-cell/>
          <table:table-cell office:value-type="float" office:value="537.91" calcext:value-type="float">
            <text:p>537.91</text:p>
          </table:table-cell>
          <table:table-cell office:value-type="float" office:value="1.69938" calcext:value-type="float">
            <text:p>1.69938</text:p>
          </table:table-cell>
          <table:table-cell table:style-name="ce18" office:value-type="float" office:value="13275800" calcext:value-type="float">
            <text:p>1.33E+07</text:p>
          </table:table-cell>
          <table:table-cell table:style-name="ce18" office:value-type="float" office:value="0.0000000000978882" calcext:value-type="float">
            <text:p>9.79E-11</text:p>
          </table:table-cell>
          <table:table-cell office:value-type="float" office:value="0" calcext:value-type="float">
            <text:p>0</text:p>
          </table:table-cell>
          <table:table-cell office:value-type="float" office:value="52.355" calcext:value-type="float">
            <text:p>52.35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661.92" calcext:value-type="float">
            <text:p>2661.92</text:p>
          </table:table-cell>
          <table:table-cell office:value-type="float" office:value="8.40748" calcext:value-type="float">
            <text:p>8.40748</text:p>
          </table:table-cell>
          <table:table-cell table:style-name="ce18" office:value-type="float" office:value="125201000000" calcext:value-type="float">
            <text:p>1.25E+11</text:p>
          </table:table-cell>
          <table:table-cell office:value-type="float" office:value="0.00000115432" calcext:value-type="float">
            <text:p>1.15E-06</text:p>
          </table:table-cell>
          <table:table-cell office:value-type="float" office:value="0" calcext:value-type="float">
            <text:p>0</text:p>
          </table:table-cell>
          <table:table-cell office:value-type="float" office:value="0.774327" calcext:value-type="float">
            <text:p>0.7743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10.97" calcext:value-type="float">
            <text:p>3010.97</text:p>
          </table:table-cell>
          <table:table-cell office:value-type="float" office:value="9.51723" calcext:value-type="float">
            <text:p>9.51723</text:p>
          </table:table-cell>
          <table:table-cell table:style-name="ce18" office:value-type="float" office:value="483748000000" calcext:value-type="float">
            <text:p>4.84E+11</text:p>
          </table:table-cell>
          <table:table-cell table:style-name="ce18" office:value-type="float" office:value="0.00000470938" calcext:value-type="float">
            <text:p>4.71E-06</text:p>
          </table:table-cell>
          <table:table-cell office:value-type="float" office:value="0" calcext:value-type="float">
            <text:p>0</text:p>
          </table:table-cell>
          <table:table-cell office:value-type="float" office:value="1.79056" calcext:value-type="float">
            <text:p>1.79056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931-102699-pre.txt.bz2" xlink:type="simple">problem-931-102699-pre.txt.bz2</text:a> </text:p>
          </table:table-cell>
          <table:table-cell office:value-type="float" office:value="931" calcext:value-type="float">
            <text:p>931</text:p>
          </table:table-cell>
          <table:table-cell office:value-type="float" office:value="102699" calcext:value-type="float">
            <text:p>102699</text:p>
          </table:table-cell>
          <table:table-cell office:value-type="float" office:value="457460" calcext:value-type="float">
            <text:p>457460</text:p>
          </table:table-cell>
          <table:table-cell office:value-type="string" calcext:value-type="string">
            <text:p><text:s text:c="7"/>316476 X 316476</text:p>
          </table:table-cell>
          <table:table-cell office:value-type="float" office:value="25702542" calcext:value-type="float">
            <text:p>25702542</text:p>
          </table:table-cell>
          <table:table-cell table:style-name="ce18" office:value-type="float" office:value="1.3258E+016" calcext:value-type="float">
            <text:p>1.33E+16</text:p>
          </table:table-cell>
          <table:table-cell office:value-type="float" office:value="0.00272843" calcext:value-type="float">
            <text:p>0.00272843</text:p>
          </table:table-cell>
          <table:table-cell table:style-name="ce18" office:value-type="float" office:value="0.00000841073" calcext:value-type="float">
            <text:p>8.41E-06</text:p>
          </table:table-cell>
          <table:table-cell office:value-type="float" office:value="126.288" calcext:value-type="float">
            <text:p>126.288</text:p>
          </table:table-cell>
          <table:table-cell table:style-name="ce18" office:value-type="float" office:value="9.79159E-016" calcext:value-type="float">
            <text:p>9.79E-16</text:p>
          </table:table-cell>
          <table:table-cell office:value-type="float" office:value="10.9419" calcext:value-type="float">
            <text:p>10.9419</text:p>
          </table:table-cell>
          <table:table-cell/>
          <table:table-cell office:value-type="float" office:value="121.019" calcext:value-type="float">
            <text:p>121.019</text:p>
          </table:table-cell>
          <table:table-cell office:value-type="float" office:value="0.372665" calcext:value-type="float">
            <text:p>0.372665</text:p>
          </table:table-cell>
          <table:table-cell table:style-name="ce18" office:value-type="float" office:value="8021410" calcext:value-type="float">
            <text:p>8.02E+06</text:p>
          </table:table-cell>
          <table:table-cell table:style-name="ce18" office:value-type="float" office:value="0.000000000100476" calcext:value-type="float">
            <text:p>1.00E-10</text:p>
          </table:table-cell>
          <table:table-cell office:value-type="float" office:value="0" calcext:value-type="float">
            <text:p>0</text:p>
          </table:table-cell>
          <table:table-cell office:value-type="float" office:value="227.393" calcext:value-type="float">
            <text:p>227.39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245.15" calcext:value-type="float">
            <text:p>2245.15</text:p>
          </table:table-cell>
          <table:table-cell office:value-type="float" office:value="6.90689" calcext:value-type="float">
            <text:p>6.90689</text:p>
          </table:table-cell>
          <table:table-cell table:style-name="ce18" office:value-type="float" office:value="161122000000" calcext:value-type="float">
            <text:p>1.61E+11</text:p>
          </table:table-cell>
          <table:table-cell office:value-type="float" office:value="0.00000170882" calcext:value-type="float">
            <text:p>1.71E-06</text:p>
          </table:table-cell>
          <table:table-cell office:value-type="float" office:value="0" calcext:value-type="float">
            <text:p>0</text:p>
          </table:table-cell>
          <table:table-cell office:value-type="float" office:value="0.687872" calcext:value-type="float">
            <text:p>0.68787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30.62" calcext:value-type="float">
            <text:p>3030.62</text:p>
          </table:table-cell>
          <table:table-cell office:value-type="float" office:value="9.31738" calcext:value-type="float">
            <text:p>9.31738</text:p>
          </table:table-cell>
          <table:table-cell table:style-name="ce18" office:value-type="float" office:value="145351000000" calcext:value-type="float">
            <text:p>1.45E+11</text:p>
          </table:table-cell>
          <table:table-cell table:style-name="ce18" office:value-type="float" office:value="0.00000128162" calcext:value-type="float">
            <text:p>1.28E-06</text:p>
          </table:table-cell>
          <table:table-cell office:value-type="float" office:value="0" calcext:value-type="float">
            <text:p>0</text:p>
          </table:table-cell>
          <table:table-cell office:value-type="float" office:value="2.11074" calcext:value-type="float">
            <text:p>2.11074</text:p>
          </table:table-cell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969-105826-pre.txt.bz2" xlink:type="simple">problem-969-105826-pre.txt.bz2</text:a> </text:p>
          </table:table-cell>
          <table:table-cell office:value-type="float" office:value="969" calcext:value-type="float">
            <text:p>969</text:p>
          </table:table-cell>
          <table:table-cell office:value-type="float" office:value="105826" calcext:value-type="float">
            <text:p>105826</text:p>
          </table:table-cell>
          <table:table-cell office:value-type="float" office:value="474627" calcext:value-type="float">
            <text:p>474627</text:p>
          </table:table-cell>
          <table:table-cell office:value-type="string" calcext:value-type="string">
            <text:p><text:s text:c="7"/>326199 X 326199</text:p>
          </table:table-cell>
          <table:table-cell office:value-type="float" office:value="26660781" calcext:value-type="float">
            <text:p>26660781</text:p>
          </table:table-cell>
          <table:table-cell table:style-name="ce18" office:value-type="float" office:value="9.64641E+015" calcext:value-type="float">
            <text:p>9.65E+15</text:p>
          </table:table-cell>
          <table:table-cell office:value-type="float" office:value="0.00227243" calcext:value-type="float">
            <text:p>0.00227243</text:p>
          </table:table-cell>
          <table:table-cell table:style-name="ce18" office:value-type="float" office:value="0.00000688373" calcext:value-type="float">
            <text:p>6.88E-06</text:p>
          </table:table-cell>
          <table:table-cell office:value-type="float" office:value="167.76" calcext:value-type="float">
            <text:p>167.76</text:p>
          </table:table-cell>
          <table:table-cell table:style-name="ce18" office:value-type="float" office:value="1.82276E-015" calcext:value-type="float">
            <text:p>1.82E-15</text:p>
          </table:table-cell>
          <table:table-cell office:value-type="float" office:value="11.074" calcext:value-type="float">
            <text:p>11.074</text:p>
          </table:table-cell>
          <table:table-cell/>
          <table:table-cell office:value-type="float" office:value="96.3607" calcext:value-type="float">
            <text:p>96.3607</text:p>
          </table:table-cell>
          <table:table-cell office:value-type="float" office:value="0.292244" calcext:value-type="float">
            <text:p>0.292244</text:p>
          </table:table-cell>
          <table:table-cell table:style-name="ce18" office:value-type="float" office:value="6845620" calcext:value-type="float">
            <text:p>6.85E+06</text:p>
          </table:table-cell>
          <table:table-cell table:style-name="ce18" office:value-type="float" office:value="0.0000000000998405" calcext:value-type="float">
            <text:p>9.98E-11</text:p>
          </table:table-cell>
          <table:table-cell office:value-type="float" office:value="0" calcext:value-type="float">
            <text:p>0</text:p>
          </table:table-cell>
          <table:table-cell office:value-type="float" office:value="73.5054" calcext:value-type="float">
            <text:p>73.505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425.3" calcext:value-type="float">
            <text:p>3425.3</text:p>
          </table:table-cell>
          <table:table-cell office:value-type="float" office:value="10.3893" calcext:value-type="float">
            <text:p>10.3893</text:p>
          </table:table-cell>
          <table:table-cell table:style-name="ce18" office:value-type="float" office:value="167919000000" calcext:value-type="float">
            <text:p>1.68E+11</text:p>
          </table:table-cell>
          <table:table-cell office:value-type="float" office:value="0.00000146468" calcext:value-type="float">
            <text:p>1.46E-06</text:p>
          </table:table-cell>
          <table:table-cell office:value-type="float" office:value="0" calcext:value-type="float">
            <text:p>0</text:p>
          </table:table-cell>
          <table:table-cell office:value-type="float" office:value="0.836271" calcext:value-type="float">
            <text:p>0.83627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62.04" calcext:value-type="float">
            <text:p>2962.04</text:p>
          </table:table-cell>
          <table:table-cell office:value-type="float" office:value="8.98639" calcext:value-type="float">
            <text:p>8.98639</text:p>
          </table:table-cell>
          <table:table-cell table:style-name="ce18" office:value-type="float" office:value="275714000000" calcext:value-type="float">
            <text:p>2.76E+11</text:p>
          </table:table-cell>
          <table:table-cell table:style-name="ce18" office:value-type="float" office:value="0.00000355288" calcext:value-type="float">
            <text:p>3.55E-06</text:p>
          </table:table-cell>
          <table:table-cell office:value-type="float" office:value="0" calcext:value-type="float">
            <text:p>0</text:p>
          </table:table-cell>
          <table:table-cell office:value-type="float" office:value="2.07647" calcext:value-type="float">
            <text:p>2.07647</text:p>
          </table:table-cell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1031-110968-pre.txt.bz2" xlink:type="simple">problem-1031-110968-pre.txt.bz2</text:a> </text:p>
          </table:table-cell>
          <table:table-cell office:value-type="float" office:value="1031" calcext:value-type="float">
            <text:p>1031</text:p>
          </table:table-cell>
          <table:table-cell office:value-type="float" office:value="110968" calcext:value-type="float">
            <text:p>110968</text:p>
          </table:table-cell>
          <table:table-cell office:value-type="float" office:value="500265" calcext:value-type="float">
            <text:p>500265</text:p>
          </table:table-cell>
          <table:table-cell office:value-type="string" calcext:value-type="string">
            <text:p><text:s text:c="7"/>342183 X 342183</text:p>
          </table:table-cell>
          <table:table-cell office:value-type="float" office:value="28096533" calcext:value-type="float">
            <text:p>28096533</text:p>
          </table:table-cell>
          <table:table-cell office:value-type="float" office:value="101499" calcext:value-type="float">
            <text:p>101499</text:p>
          </table:table-cell>
          <table:table-cell table:style-name="ce18" office:value-type="float" office:value="0.000000000012346" calcext:value-type="float">
            <text:p>1.23E-11</text:p>
          </table:table-cell>
          <table:table-cell table:style-name="ce18" office:value-type="float" office:value="0.0000000000000365557" calcext:value-type="float">
            <text:p>3.66E-14</text:p>
          </table:table-cell>
          <table:table-cell office:value-type="float" office:value="68.3354" calcext:value-type="float">
            <text:p>68.3354</text:p>
          </table:table-cell>
          <table:table-cell table:style-name="ce18" office:value-type="float" office:value="1.51275E-015" calcext:value-type="float">
            <text:p>1.51E-15</text:p>
          </table:table-cell>
          <table:table-cell office:value-type="float" office:value="5.04231" calcext:value-type="float">
            <text:p>5.04231</text:p>
          </table:table-cell>
          <table:table-cell/>
          <table:table-cell table:style-name="ce18" office:value-type="float" office:value="0.00000055803" calcext:value-type="float">
            <text:p>5.58E-07</text:p>
          </table:table-cell>
          <table:table-cell table:style-name="ce18" office:value-type="float" office:value="0.0000000016527" calcext:value-type="float">
            <text:p>1.65E-09</text:p>
          </table:table-cell>
          <table:table-cell table:style-name="ce18" office:value-type="float" office:value="3749390" calcext:value-type="float">
            <text:p>3.75E+06</text:p>
          </table:table-cell>
          <table:table-cell table:style-name="ce18" office:value-type="float" office:value="0.0000000000946268" calcext:value-type="float">
            <text:p>9.46E-11</text:p>
          </table:table-cell>
          <table:table-cell office:value-type="float" office:value="0" calcext:value-type="float">
            <text:p>0</text:p>
          </table:table-cell>
          <table:table-cell office:value-type="float" office:value="15.7093" calcext:value-type="float">
            <text:p>15.709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0111903" calcext:value-type="float">
            <text:p>0.0111903</text:p>
          </table:table-cell>
          <table:table-cell table:style-name="ce18" office:value-type="float" office:value="0.0000331029" calcext:value-type="float">
            <text:p>3.31E-05</text:p>
          </table:table-cell>
          <table:table-cell table:style-name="ce18" office:value-type="float" office:value="48711500000" calcext:value-type="float">
            <text:p>4.87E+10</text:p>
          </table:table-cell>
          <table:table-cell office:value-type="float" office:value="0.00000132817" calcext:value-type="float">
            <text:p>1.33E-06</text:p>
          </table:table-cell>
          <table:table-cell office:value-type="float" office:value="0" calcext:value-type="float">
            <text:p>0</text:p>
          </table:table-cell>
          <table:table-cell office:value-type="float" office:value="4.26501" calcext:value-type="float">
            <text:p>4.2650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0157411" calcext:value-type="float">
            <text:p>0.0157411</text:p>
          </table:table-cell>
          <table:table-cell table:style-name="ce18" office:value-type="float" office:value="0.0000465696" calcext:value-type="float">
            <text:p>4.66E-05</text:p>
          </table:table-cell>
          <table:table-cell table:style-name="ce18" office:value-type="float" office:value="59193600000" calcext:value-type="float">
            <text:p>5.92E+10</text:p>
          </table:table-cell>
          <table:table-cell table:style-name="ce18" office:value-type="float" office:value="0.00000149135" calcext:value-type="float">
            <text:p>1.49E-06</text:p>
          </table:table-cell>
          <table:table-cell office:value-type="float" office:value="0" calcext:value-type="float">
            <text:p>0</text:p>
          </table:table-cell>
          <table:table-cell office:value-type="float" office:value="6.33283" calcext:value-type="float">
            <text:p>6.33283</text:p>
          </table:table-cell>
          <table:table-cell office:value-type="float" office:value="30" calcext:value-type="float">
            <text:p>30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1064-113655-pre.txt.bz2" xlink:type="simple">problem-1064-113655-pre.txt.bz2</text:a> </text:p>
          </table:table-cell>
          <table:table-cell office:value-type="float" office:value="1064" calcext:value-type="float">
            <text:p>1064</text:p>
          </table:table-cell>
          <table:table-cell office:value-type="float" office:value="113655" calcext:value-type="float">
            <text:p>113655</text:p>
          </table:table-cell>
          <table:table-cell office:value-type="float" office:value="510211" calcext:value-type="float">
            <text:p>510211</text:p>
          </table:table-cell>
          <table:table-cell office:value-type="string" calcext:value-type="string">
            <text:p><text:s text:c="7"/>350541 X 350541</text:p>
          </table:table-cell>
          <table:table-cell office:value-type="float" office:value="28660473" calcext:value-type="float">
            <text:p>28660473</text:p>
          </table:table-cell>
          <table:table-cell table:style-name="ce18" office:value-type="float" office:value="2.27496E+019" calcext:value-type="float">
            <text:p>2.27E+19</text:p>
          </table:table-cell>
          <table:table-cell office:value-type="float" office:value="0.0181527" calcext:value-type="float">
            <text:p>0.0181527</text:p>
          </table:table-cell>
          <table:table-cell table:style-name="ce18" office:value-type="float" office:value="0.0000530447" calcext:value-type="float">
            <text:p>5.30E-05</text:p>
          </table:table-cell>
          <table:table-cell office:value-type="float" office:value="527633" calcext:value-type="float">
            <text:p>527633</text:p>
          </table:table-cell>
          <table:table-cell table:style-name="ce18" office:value-type="float" office:value="2.61987E-015" calcext:value-type="float">
            <text:p>2.62E-15</text:p>
          </table:table-cell>
          <table:table-cell office:value-type="float" office:value="12.5625" calcext:value-type="float">
            <text:p>12.5625</text:p>
          </table:table-cell>
          <table:table-cell/>
          <table:table-cell office:value-type="float" office:value="3880.06" calcext:value-type="float">
            <text:p>3880.06</text:p>
          </table:table-cell>
          <table:table-cell office:value-type="float" office:value="11.3419" calcext:value-type="float">
            <text:p>11.3419</text:p>
          </table:table-cell>
          <table:table-cell table:style-name="ce18" office:value-type="float" office:value="12052500000" calcext:value-type="float">
            <text:p>1.21E+10</text:p>
          </table:table-cell>
          <table:table-cell table:style-name="ce18" office:value-type="float" office:value="0.000000000069349" calcext:value-type="float">
            <text:p>6.93E-11</text:p>
          </table:table-cell>
          <table:table-cell office:value-type="float" office:value="0" calcext:value-type="float">
            <text:p>0</text:p>
          </table:table-cell>
          <table:table-cell office:value-type="float" office:value="29.6386" calcext:value-type="float">
            <text:p>29.63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068.9" calcext:value-type="float">
            <text:p>61068.9</text:p>
          </table:table-cell>
          <table:table-cell office:value-type="float" office:value="178.819" calcext:value-type="float">
            <text:p>178.819</text:p>
          </table:table-cell>
          <table:table-cell table:style-name="ce18" office:value-type="float" office:value="344156000000000" calcext:value-type="float">
            <text:p>3.44E+14</text:p>
          </table:table-cell>
          <table:table-cell office:value-type="float" office:value="0.00000162067" calcext:value-type="float">
            <text:p>1.62E-06</text:p>
          </table:table-cell>
          <table:table-cell office:value-type="float" office:value="0" calcext:value-type="float">
            <text:p>0</text:p>
          </table:table-cell>
          <table:table-cell office:value-type="float" office:value="0.674482" calcext:value-type="float">
            <text:p>0.6744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9128" calcext:value-type="float">
            <text:p>109128</text:p>
          </table:table-cell>
          <table:table-cell office:value-type="float" office:value="319.25" calcext:value-type="float">
            <text:p>319.25</text:p>
          </table:table-cell>
          <table:table-cell table:style-name="ce18" office:value-type="float" office:value="644056000000000" calcext:value-type="float">
            <text:p>6.44E+14</text:p>
          </table:table-cell>
          <table:table-cell table:style-name="ce18" office:value-type="float" office:value="0.00000379169" calcext:value-type="float">
            <text:p>3.79E-06</text:p>
          </table:table-cell>
          <table:table-cell office:value-type="float" office:value="0" calcext:value-type="float">
            <text:p>0</text:p>
          </table:table-cell>
          <table:table-cell office:value-type="float" office:value="2.2321" calcext:value-type="float">
            <text:p>2.2321</text:p>
          </table:table-cell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1118-118384-pre.txt.bz2" xlink:type="simple">problem-1118-118384-pre.txt.bz2</text:a> </text:p>
          </table:table-cell>
          <table:table-cell office:value-type="float" office:value="1118" calcext:value-type="float">
            <text:p>1118</text:p>
          </table:table-cell>
          <table:table-cell office:value-type="float" office:value="118384" calcext:value-type="float">
            <text:p>118384</text:p>
          </table:table-cell>
          <table:table-cell office:value-type="float" office:value="528926" calcext:value-type="float">
            <text:p>528926</text:p>
          </table:table-cell>
          <table:table-cell office:value-type="string" calcext:value-type="string">
            <text:p><text:s text:c="7"/>365214 X 365214</text:p>
          </table:table-cell>
          <table:table-cell office:value-type="float" office:value="29718018" calcext:value-type="float">
            <text:p>29718018</text:p>
          </table:table-cell>
          <table:table-cell table:style-name="ce18" office:value-type="float" office:value="16211700" calcext:value-type="float">
            <text:p>1.62E+07</text:p>
          </table:table-cell>
          <table:table-cell table:style-name="ce18" office:value-type="float" office:value="0.00000000788301" calcext:value-type="float">
            <text:p>7.88E-09</text:p>
          </table:table-cell>
          <table:table-cell table:style-name="ce18" office:value-type="float" office:value="0.0000000000226195" calcext:value-type="float">
            <text:p>2.26E-11</text:p>
          </table:table-cell>
          <table:table-cell office:value-type="float" office:value="179.151" calcext:value-type="float">
            <text:p>179.151</text:p>
          </table:table-cell>
          <table:table-cell table:style-name="ce18" office:value-type="float" office:value="4.8202E-015" calcext:value-type="float">
            <text:p>4.82E-15</text:p>
          </table:table-cell>
          <table:table-cell office:value-type="float" office:value="5.04927" calcext:value-type="float">
            <text:p>5.04927</text:p>
          </table:table-cell>
          <table:table-cell/>
          <table:table-cell table:style-name="ce18" office:value-type="float" office:value="0.0000922855" calcext:value-type="float">
            <text:p>9.23E-05</text:p>
          </table:table-cell>
          <table:table-cell table:style-name="ce18" office:value-type="float" office:value="0.000000264603" calcext:value-type="float">
            <text:p>2.65E-07</text:p>
          </table:table-cell>
          <table:table-cell table:style-name="ce18" office:value-type="float" office:value="5507890" calcext:value-type="float">
            <text:p>5.51E+06</text:p>
          </table:table-cell>
          <table:table-cell table:style-name="ce18" office:value-type="float" office:value="0.000000000095851" calcext:value-type="float">
            <text:p>9.59E-11</text:p>
          </table:table-cell>
          <table:table-cell office:value-type="float" office:value="0" calcext:value-type="float">
            <text:p>0</text:p>
          </table:table-cell>
          <table:table-cell office:value-type="float" office:value="105.393" calcext:value-type="float">
            <text:p>105.393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3.49131" calcext:value-type="float">
            <text:p>3.49131</text:p>
          </table:table-cell>
          <table:table-cell office:value-type="float" office:value="0.00999756" calcext:value-type="float">
            <text:p>0.00999756</text:p>
          </table:table-cell>
          <table:table-cell table:style-name="ce18" office:value-type="float" office:value="163886000000" calcext:value-type="float">
            <text:p>1.64E+11</text:p>
          </table:table-cell>
          <table:table-cell office:value-type="float" office:value="0.00000385452" calcext:value-type="float">
            <text:p>3.85E-06</text:p>
          </table:table-cell>
          <table:table-cell office:value-type="float" office:value="0" calcext:value-type="float">
            <text:p>0</text:p>
          </table:table-cell>
          <table:table-cell office:value-type="float" office:value="6.44765" calcext:value-type="float">
            <text:p>6.4476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.72389" calcext:value-type="float">
            <text:p>3.72389</text:p>
          </table:table-cell>
          <table:table-cell office:value-type="float" office:value="0.0106701" calcext:value-type="float">
            <text:p>0.0106701</text:p>
          </table:table-cell>
          <table:table-cell table:style-name="ce18" office:value-type="float" office:value="233564000000" calcext:value-type="float">
            <text:p>2.34E+11</text:p>
          </table:table-cell>
          <table:table-cell table:style-name="ce18" office:value-type="float" office:value="0.00000517533" calcext:value-type="float">
            <text:p>5.18E-06</text:p>
          </table:table-cell>
          <table:table-cell office:value-type="float" office:value="0" calcext:value-type="float">
            <text:p>0</text:p>
          </table:table-cell>
          <table:table-cell office:value-type="float" office:value="7.06778" calcext:value-type="float">
            <text:p>7.06778</text:p>
          </table:table-cell>
          <table:table-cell office:value-type="float" office:value="35" calcext:value-type="float">
            <text:p>35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1152-122269-pre.txt.bz2" xlink:type="simple">problem-1152-122269-pre.txt.bz2</text:a> </text:p>
          </table:table-cell>
          <table:table-cell office:value-type="float" office:value="1152" calcext:value-type="float">
            <text:p>1152</text:p>
          </table:table-cell>
          <table:table-cell office:value-type="float" office:value="122269" calcext:value-type="float">
            <text:p>122269</text:p>
          </table:table-cell>
          <table:table-cell office:value-type="float" office:value="545819" calcext:value-type="float">
            <text:p>545819</text:p>
          </table:table-cell>
          <table:table-cell office:value-type="string" calcext:value-type="string">
            <text:p><text:s text:c="7"/>377175 X 377175</text:p>
          </table:table-cell>
          <table:table-cell office:value-type="float" office:value="30667959" calcext:value-type="float">
            <text:p>30667959</text:p>
          </table:table-cell>
          <table:table-cell table:style-name="ce18" office:value-type="float" office:value="74511000" calcext:value-type="float">
            <text:p>7.45E+07</text:p>
          </table:table-cell>
          <table:table-cell table:style-name="ce18" office:value-type="float" office:value="0.00000000846141" calcext:value-type="float">
            <text:p>8.46E-09</text:p>
          </table:table-cell>
          <table:table-cell table:style-name="ce18" office:value-type="float" office:value="0.0000000000239008" calcext:value-type="float">
            <text:p>2.39E-11</text:p>
          </table:table-cell>
          <table:table-cell office:value-type="float" office:value="213.982" calcext:value-type="float">
            <text:p>213.982</text:p>
          </table:table-cell>
          <table:table-cell table:style-name="ce18" office:value-type="float" office:value="4.51083E-015" calcext:value-type="float">
            <text:p>4.51E-15</text:p>
          </table:table-cell>
          <table:table-cell office:value-type="float" office:value="5.39772" calcext:value-type="float">
            <text:p>5.39772</text:p>
          </table:table-cell>
          <table:table-cell/>
          <table:table-cell office:value-type="float" office:value="0.696636" calcext:value-type="float">
            <text:p>0.696636</text:p>
          </table:table-cell>
          <table:table-cell office:value-type="float" office:value="0.00196684" calcext:value-type="float">
            <text:p>0.00196684</text:p>
          </table:table-cell>
          <table:table-cell table:style-name="ce18" office:value-type="float" office:value="20881000000" calcext:value-type="float">
            <text:p>2.09E+10</text:p>
          </table:table-cell>
          <table:table-cell table:style-name="ce18" office:value-type="float" office:value="0.000000492429" calcext:value-type="float">
            <text:p>4.92E-07</text:p>
          </table:table-cell>
          <table:table-cell office:value-type="float" office:value="1" calcext:value-type="float">
            <text:p>1</text:p>
          </table:table-cell>
          <table:table-cell office:value-type="float" office:value="166.183" calcext:value-type="float">
            <text:p>166.18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.4318" calcext:value-type="float">
            <text:p>10.4318</text:p>
          </table:table-cell>
          <table:table-cell office:value-type="float" office:value="0.0294124" calcext:value-type="float">
            <text:p>0.0294124</text:p>
          </table:table-cell>
          <table:table-cell table:style-name="ce18" office:value-type="float" office:value="1122020000000" calcext:value-type="float">
            <text:p>1.12E+12</text:p>
          </table:table-cell>
          <table:table-cell office:value-type="float" office:value="0.0000201226" calcext:value-type="float">
            <text:p>2.01E-05</text:p>
          </table:table-cell>
          <table:table-cell office:value-type="float" office:value="0" calcext:value-type="float">
            <text:p>0</text:p>
          </table:table-cell>
          <table:table-cell office:value-type="float" office:value="2.02274" calcext:value-type="float">
            <text:p>2.0227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.262" calcext:value-type="float">
            <text:p>12.262</text:p>
          </table:table-cell>
          <table:table-cell office:value-type="float" office:value="0.0346422" calcext:value-type="float">
            <text:p>0.0346422</text:p>
          </table:table-cell>
          <table:table-cell table:style-name="ce18" office:value-type="float" office:value="1304630000000" calcext:value-type="float">
            <text:p>1.30E+12</text:p>
          </table:table-cell>
          <table:table-cell table:style-name="ce18" office:value-type="float" office:value="0.0000193812" calcext:value-type="float">
            <text:p>1.94E-05</text:p>
          </table:table-cell>
          <table:table-cell office:value-type="float" office:value="0" calcext:value-type="float">
            <text:p>0</text:p>
          </table:table-cell>
          <table:table-cell office:value-type="float" office:value="3.03783" calcext:value-type="float">
            <text:p>3.03783</text:p>
          </table:table-cell>
          <table:table-cell office:value-type="float" office:value="11" calcext:value-type="float">
            <text:p>11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1197-126327-pre.txt.bz2" xlink:type="simple">problem-1197-126327-pre.txt.bz2</text:a> </text:p>
          </table:table-cell>
          <table:table-cell office:value-type="float" office:value="1197" calcext:value-type="float">
            <text:p>1197</text:p>
          </table:table-cell>
          <table:table-cell office:value-type="float" office:value="126327" calcext:value-type="float">
            <text:p>126327</text:p>
          </table:table-cell>
          <table:table-cell office:value-type="float" office:value="563734" calcext:value-type="float">
            <text:p>563734</text:p>
          </table:table-cell>
          <table:table-cell office:value-type="string" calcext:value-type="string">
            <text:p><text:s text:c="7"/>389754 X 389754 </text:p>
          </table:table-cell>
          <table:table-cell office:value-type="float" office:value="31675536" calcext:value-type="float">
            <text:p>31675536</text:p>
          </table:table-cell>
          <table:table-cell table:style-name="ce18" office:value-type="float" office:value="2.09047E+015" calcext:value-type="float">
            <text:p>2.09E+15</text:p>
          </table:table-cell>
          <table:table-cell table:style-name="ce18" office:value-type="float" office:value="0.0000747449" calcext:value-type="float">
            <text:p>7.47E-05</text:p>
          </table:table-cell>
          <table:table-cell table:style-name="ce18" office:value-type="float" office:value="0.000000207349" calcext:value-type="float">
            <text:p>2.07E-07</text:p>
          </table:table-cell>
          <table:table-cell office:value-type="float" office:value="269.429" calcext:value-type="float">
            <text:p>269.429</text:p>
          </table:table-cell>
          <table:table-cell table:style-name="ce18" office:value-type="float" office:value="1.21746E-015" calcext:value-type="float">
            <text:p>1.22E-15</text:p>
          </table:table-cell>
          <table:table-cell office:value-type="float" office:value="13.9674" calcext:value-type="float">
            <text:p>13.9674</text:p>
          </table:table-cell>
          <table:table-cell/>
          <table:table-cell office:value-type="float" office:value="64.4441" calcext:value-type="float">
            <text:p>64.4441</text:p>
          </table:table-cell>
          <table:table-cell office:value-type="float" office:value="0.17893" calcext:value-type="float">
            <text:p>0.17893</text:p>
          </table:table-cell>
          <table:table-cell table:style-name="ce18" office:value-type="float" office:value="74087000" calcext:value-type="float">
            <text:p>7.41E+07</text:p>
          </table:table-cell>
          <table:table-cell table:style-name="ce18" office:value-type="float" office:value="0.0000000000988894" calcext:value-type="float">
            <text:p>9.89E-11</text:p>
          </table:table-cell>
          <table:table-cell office:value-type="float" office:value="0" calcext:value-type="float">
            <text:p>0</text:p>
          </table:table-cell>
          <table:table-cell office:value-type="float" office:value="34.9588" calcext:value-type="float">
            <text:p>34.95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7.221" calcext:value-type="float">
            <text:p>557.221</text:p>
          </table:table-cell>
          <table:table-cell office:value-type="float" office:value="1.54489" calcext:value-type="float">
            <text:p>1.54489</text:p>
          </table:table-cell>
          <table:table-cell table:style-name="ce18" office:value-type="float" office:value="1352350000000" calcext:value-type="float">
            <text:p>1.35E+12</text:p>
          </table:table-cell>
          <table:table-cell office:value-type="float" office:value="0.00000392254" calcext:value-type="float">
            <text:p>3.92E-06</text:p>
          </table:table-cell>
          <table:table-cell office:value-type="float" office:value="0" calcext:value-type="float">
            <text:p>0</text:p>
          </table:table-cell>
          <table:table-cell office:value-type="float" office:value="0.741619" calcext:value-type="float">
            <text:p>0.7416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2.683" calcext:value-type="float">
            <text:p>942.683</text:p>
          </table:table-cell>
          <table:table-cell office:value-type="float" office:value="2.61243" calcext:value-type="float">
            <text:p>2.61243</text:p>
          </table:table-cell>
          <table:table-cell table:style-name="ce18" office:value-type="float" office:value="1806350000000" calcext:value-type="float">
            <text:p>1.81E+12</text:p>
          </table:table-cell>
          <table:table-cell table:style-name="ce18" office:value-type="float" office:value="0.00000798246" calcext:value-type="float">
            <text:p>7.98E-06</text:p>
          </table:table-cell>
          <table:table-cell office:value-type="float" office:value="0" calcext:value-type="float">
            <text:p>0</text:p>
          </table:table-cell>
          <table:table-cell office:value-type="float" office:value="2.21966" calcext:value-type="float">
            <text:p>2.21966</text:p>
          </table:table-cell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1235-129634-pre.txt.bz2" xlink:type="simple">problem-1235-129634-pre.txt.bz2</text:a> </text:p>
          </table:table-cell>
          <table:table-cell office:value-type="float" office:value="1235" calcext:value-type="float">
            <text:p>1235</text:p>
          </table:table-cell>
          <table:table-cell office:value-type="float" office:value="129634" calcext:value-type="float">
            <text:p>129634</text:p>
          </table:table-cell>
          <table:table-cell office:value-type="float" office:value="576286" calcext:value-type="float">
            <text:p>576286</text:p>
          </table:table-cell>
          <table:table-cell office:value-type="string" calcext:value-type="string">
            <text:p><text:s text:c="7"/>400017 X 400017</text:p>
          </table:table-cell>
          <table:table-cell office:value-type="float" office:value="32386185" calcext:value-type="float">
            <text:p>32386185</text:p>
          </table:table-cell>
          <table:table-cell table:style-name="ce18" office:value-type="float" office:value="1.42192E+028" calcext:value-type="float">
            <text:p>1.42E+28</text:p>
          </table:table-cell>
          <table:table-cell table:style-name="ce18" office:value-type="float" office:value="6.63638" calcext:value-type="float">
            <text:p>6.64E+00</text:p>
          </table:table-cell>
          <table:table-cell office:value-type="float" office:value="0.0181494" calcext:value-type="float">
            <text:p>0.0181494</text:p>
          </table:table-cell>
          <table:table-cell table:style-name="ce18" office:value-type="float" office:value="140928000" calcext:value-type="float">
            <text:p>1.41E+08</text:p>
          </table:table-cell>
          <table:table-cell table:style-name="ce18" office:value-type="float" office:value="1.13332E-015" calcext:value-type="float">
            <text:p>1.13E-15</text:p>
          </table:table-cell>
          <table:table-cell office:value-type="float" office:value="12.9702" calcext:value-type="float">
            <text:p>12.9702</text:p>
          </table:table-cell>
          <table:table-cell/>
          <table:table-cell office:value-type="float" office:value="36394.3" calcext:value-type="float">
            <text:p>36394.3</text:p>
          </table:table-cell>
          <table:table-cell office:value-type="float" office:value="99.6814" calcext:value-type="float">
            <text:p>99.6814</text:p>
          </table:table-cell>
          <table:table-cell table:style-name="ce18" office:value-type="float" office:value="95488400000" calcext:value-type="float">
            <text:p>9.55E+10</text:p>
          </table:table-cell>
          <table:table-cell table:style-name="ce18" office:value-type="float" office:value="0.000000000002441" calcext:value-type="float">
            <text:p>2.44E-12</text:p>
          </table:table-cell>
          <table:table-cell office:value-type="float" office:value="0" calcext:value-type="float">
            <text:p>0</text:p>
          </table:table-cell>
          <table:table-cell office:value-type="float" office:value="45.6622" calcext:value-type="float">
            <text:p>45.66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9612090" calcext:value-type="float">
            <text:p>9.61E+06</text:p>
          </table:table-cell>
          <table:table-cell office:value-type="float" office:value="26357.3" calcext:value-type="float">
            <text:p>26357.3</text:p>
          </table:table-cell>
          <table:table-cell table:style-name="ce18" office:value-type="float" office:value="8.99577E+017" calcext:value-type="float">
            <text:p>9.00E+17</text:p>
          </table:table-cell>
          <table:table-cell office:value-type="float" office:value="0.0000538706" calcext:value-type="float">
            <text:p>5.39E-05</text:p>
          </table:table-cell>
          <table:table-cell office:value-type="float" office:value="0" calcext:value-type="float">
            <text:p>0</text:p>
          </table:table-cell>
          <table:table-cell office:value-type="float" office:value="0.506081" calcext:value-type="float">
            <text:p>0.50608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30877600" calcext:value-type="float">
            <text:p>3.09E+07</text:p>
          </table:table-cell>
          <table:table-cell office:value-type="float" office:value="84498.3" calcext:value-type="float">
            <text:p>84498.3</text:p>
          </table:table-cell>
          <table:table-cell table:style-name="ce18" office:value-type="float" office:value="1.22241E+017" calcext:value-type="float">
            <text:p>1.22E+17</text:p>
          </table:table-cell>
          <table:table-cell table:style-name="ce18" office:value-type="float" office:value="0.000000958397" calcext:value-type="float">
            <text:p>9.58E-07</text:p>
          </table:table-cell>
          <table:table-cell table:style-name="ce18" office:value-type="float" office:value="0" calcext:value-type="float">
            <text:p>0.00E+00</text:p>
          </table:table-cell>
          <table:table-cell office:value-type="float" office:value="2.24599" calcext:value-type="float">
            <text:p>2.24599</text:p>
          </table:table-cell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1266-132593-pre.txt.bz2" xlink:type="simple">problem-1266-132593-pre.txt.bz2</text:a> </text:p>
          </table:table-cell>
          <table:table-cell office:value-type="float" office:value="1266" calcext:value-type="float">
            <text:p>1266</text:p>
          </table:table-cell>
          <table:table-cell office:value-type="float" office:value="132593" calcext:value-type="float">
            <text:p>132593</text:p>
          </table:table-cell>
          <table:table-cell office:value-type="float" office:value="587942" calcext:value-type="float">
            <text:p>587942</text:p>
          </table:table-cell>
          <table:table-cell office:value-type="string" calcext:value-type="string">
            <text:p><text:s text:c="7"/>409173 X 409173</text:p>
          </table:table-cell>
          <table:table-cell office:value-type="float" office:value="33044751" calcext:value-type="float">
            <text:p>33044751</text:p>
          </table:table-cell>
          <table:table-cell table:style-name="ce18" office:value-type="float" office:value="7.38554E+026" calcext:value-type="float">
            <text:p>7.39E+26</text:p>
          </table:table-cell>
          <table:table-cell office:value-type="float" office:value="13.5009" calcext:value-type="float">
            <text:p>13.5009</text:p>
          </table:table-cell>
          <table:table-cell office:value-type="float" office:value="0.0365578" calcext:value-type="float">
            <text:p>0.0365578</text:p>
          </table:table-cell>
          <table:table-cell table:style-name="ce18" office:value-type="float" office:value="148974000" calcext:value-type="float">
            <text:p>1.49E+08</text:p>
          </table:table-cell>
          <table:table-cell table:style-name="ce18" office:value-type="float" office:value="1.53773E-015" calcext:value-type="float">
            <text:p>1.54E-15</text:p>
          </table:table-cell>
          <table:table-cell office:value-type="float" office:value="13.6671" calcext:value-type="float">
            <text:p>13.6671</text:p>
          </table:table-cell>
          <table:table-cell/>
          <table:table-cell office:value-type="float" office:value="42309.2" calcext:value-type="float">
            <text:p>42309.2</text:p>
          </table:table-cell>
          <table:table-cell office:value-type="float" office:value="114.559" calcext:value-type="float">
            <text:p>114.559</text:p>
          </table:table-cell>
          <table:table-cell table:style-name="ce18" office:value-type="float" office:value="60409000000" calcext:value-type="float">
            <text:p>6.04E+10</text:p>
          </table:table-cell>
          <table:table-cell table:style-name="ce18" office:value-type="float" office:value="0.000000000000391833" calcext:value-type="float">
            <text:p>3.92E-13</text:p>
          </table:table-cell>
          <table:table-cell office:value-type="float" office:value="0" calcext:value-type="float">
            <text:p>0</text:p>
          </table:table-cell>
          <table:table-cell office:value-type="float" office:value="51.0458" calcext:value-type="float">
            <text:p>51.04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15148900" calcext:value-type="float">
            <text:p>1.51E+07</text:p>
          </table:table-cell>
          <table:table-cell office:value-type="float" office:value="41035.6" calcext:value-type="float">
            <text:p>41035.6</text:p>
          </table:table-cell>
          <table:table-cell table:style-name="ce18" office:value-type="float" office:value="3.25911E+016" calcext:value-type="float">
            <text:p>3.26E+16</text:p>
          </table:table-cell>
          <table:table-cell office:value-type="float" office:value="0.000000351716" calcext:value-type="float">
            <text:p>3.52E-07</text:p>
          </table:table-cell>
          <table:table-cell office:value-type="float" office:value="0" calcext:value-type="float">
            <text:p>0</text:p>
          </table:table-cell>
          <table:table-cell office:value-type="float" office:value="0.631394" calcext:value-type="float">
            <text:p>0.631394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11003300" calcext:value-type="float">
            <text:p>1.10E+07</text:p>
          </table:table-cell>
          <table:table-cell office:value-type="float" office:value="29792.4" calcext:value-type="float">
            <text:p>29792.4</text:p>
          </table:table-cell>
          <table:table-cell table:style-name="ce18" office:value-type="float" office:value="5.12758E+017" calcext:value-type="float">
            <text:p>5.13E+17</text:p>
          </table:table-cell>
          <table:table-cell table:style-name="ce18" office:value-type="float" office:value="0.0000252552" calcext:value-type="float">
            <text:p>2.53E-05</text:p>
          </table:table-cell>
          <table:table-cell office:value-type="float" office:value="0" calcext:value-type="float">
            <text:p>0</text:p>
          </table:table-cell>
          <table:table-cell office:value-type="float" office:value="2.18854" calcext:value-type="float">
            <text:p>2.18854</text:p>
          </table:table-cell>
          <table:table-cell office:value-type="float" office:value="3" calcext:value-type="float">
            <text:p>3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1340-137079-pre.txt.bz2" xlink:type="simple">problem-1340-137079-pre.txt.bz2</text:a> </text:p>
          </table:table-cell>
          <table:table-cell office:value-type="float" office:value="1340" calcext:value-type="float">
            <text:p>1340</text:p>
          </table:table-cell>
          <table:table-cell office:value-type="float" office:value="137079" calcext:value-type="float">
            <text:p>137079</text:p>
          </table:table-cell>
          <table:table-cell office:value-type="float" office:value="612593" calcext:value-type="float">
            <text:p>612593</text:p>
          </table:table-cell>
          <table:table-cell office:value-type="string" calcext:value-type="string">
            <text:p><text:s text:c="7"/>423297 X 423297</text:p>
          </table:table-cell>
          <table:table-cell office:value-type="float" office:value="34422273" calcext:value-type="float">
            <text:p>34422273</text:p>
          </table:table-cell>
          <table:table-cell table:style-name="ce18" office:value-type="float" office:value="12172200" calcext:value-type="float">
            <text:p>1.22E+07</text:p>
          </table:table-cell>
          <table:table-cell table:style-name="ce18" office:value-type="float" office:value="0.00000000344575" calcext:value-type="float">
            <text:p>3.45E-09</text:p>
          </table:table-cell>
          <table:table-cell table:style-name="ce18" office:value-type="float" office:value="0.00000000000917209" calcext:value-type="float">
            <text:p>9.17E-12</text:p>
          </table:table-cell>
          <table:table-cell office:value-type="float" office:value="83.9603" calcext:value-type="float">
            <text:p>83.9603</text:p>
          </table:table-cell>
          <table:table-cell table:style-name="ce18" office:value-type="float" office:value="4.35575E-015" calcext:value-type="float">
            <text:p>4.36E-15</text:p>
          </table:table-cell>
          <table:table-cell office:value-type="float" office:value="6.39476" calcext:value-type="float">
            <text:p>6.39476</text:p>
          </table:table-cell>
          <table:table-cell/>
          <table:table-cell table:style-name="ce18" office:value-type="float" office:value="0.0000505815" calcext:value-type="float">
            <text:p>5.06E-05</text:p>
          </table:table-cell>
          <table:table-cell table:style-name="ce18" office:value-type="float" office:value="0.000000134707" calcext:value-type="float">
            <text:p>1.35E-07</text:p>
          </table:table-cell>
          <table:table-cell table:style-name="ce18" office:value-type="float" office:value="3280970" calcext:value-type="float">
            <text:p>3.28E+06</text:p>
          </table:table-cell>
          <table:table-cell table:style-name="ce18" office:value-type="float" office:value="0.000000000094615" calcext:value-type="float">
            <text:p>9.46E-11</text:p>
          </table:table-cell>
          <table:table-cell office:value-type="float" office:value="0" calcext:value-type="float">
            <text:p>0</text:p>
          </table:table-cell>
          <table:table-cell office:value-type="float" office:value="30.0622" calcext:value-type="float">
            <text:p>30.062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.64891" calcext:value-type="float">
            <text:p>1.64891</text:p>
          </table:table-cell>
          <table:table-cell office:value-type="float" office:value="0.00439147" calcext:value-type="float">
            <text:p>0.00439147</text:p>
          </table:table-cell>
          <table:table-cell table:style-name="ce18" office:value-type="float" office:value="121976000000" calcext:value-type="float">
            <text:p>1.22E+11</text:p>
          </table:table-cell>
          <table:table-cell office:value-type="float" office:value="0.00000507197" calcext:value-type="float">
            <text:p>5.07E-06</text:p>
          </table:table-cell>
          <table:table-cell office:value-type="float" office:value="0" calcext:value-type="float">
            <text:p>0</text:p>
          </table:table-cell>
          <table:table-cell office:value-type="float" office:value="2.4461" calcext:value-type="float">
            <text:p>2.44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.9826" calcext:value-type="float">
            <text:p>11.9826</text:p>
          </table:table-cell>
          <table:table-cell office:value-type="float" office:value="0.0319375" calcext:value-type="float">
            <text:p>0.0319375</text:p>
          </table:table-cell>
          <table:table-cell table:style-name="ce18" office:value-type="float" office:value="324390000000" calcext:value-type="float">
            <text:p>3.24E+11</text:p>
          </table:table-cell>
          <table:table-cell table:style-name="ce18" office:value-type="float" office:value="0.0000299934" calcext:value-type="float">
            <text:p>3.00E-05</text:p>
          </table:table-cell>
          <table:table-cell office:value-type="float" office:value="0" calcext:value-type="float">
            <text:p>0</text:p>
          </table:table-cell>
          <table:table-cell office:value-type="float" office:value="9.62882" calcext:value-type="float">
            <text:p>9.62882</text:p>
          </table:table-cell>
          <table:table-cell office:value-type="float" office:value="40" calcext:value-type="float">
            <text:p>40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1469-145199-pre.txt.bz2" xlink:type="simple">problem-1469-145199-pre.txt.bz2</text:a> </text:p>
          </table:table-cell>
          <table:table-cell office:value-type="float" office:value="1469" calcext:value-type="float">
            <text:p>1469</text:p>
          </table:table-cell>
          <table:table-cell office:value-type="float" office:value="145199" calcext:value-type="float">
            <text:p>145199</text:p>
          </table:table-cell>
          <table:table-cell office:value-type="float" office:value="641646" calcext:value-type="float">
            <text:p>641646</text:p>
          </table:table-cell>
          <table:table-cell office:value-type="string" calcext:value-type="string">
            <text:p><text:s text:c="7"/>448818 X 448818</text:p>
          </table:table-cell>
          <table:table-cell office:value-type="float" office:value="36074664" calcext:value-type="float">
            <text:p>36074664</text:p>
          </table:table-cell>
          <table:table-cell table:style-name="ce18" office:value-type="float" office:value="1.42339E+027" calcext:value-type="float">
            <text:p>1.42E+27</text:p>
          </table:table-cell>
          <table:table-cell office:value-type="float" office:value="5.50809" calcext:value-type="float">
            <text:p>5.50809</text:p>
          </table:table-cell>
          <table:table-cell office:value-type="float" office:value="0.0142332" calcext:value-type="float">
            <text:p>0.0142332</text:p>
          </table:table-cell>
          <table:table-cell table:style-name="ce18" office:value-type="float" office:value="132971000" calcext:value-type="float">
            <text:p>1.33E+08</text:p>
          </table:table-cell>
          <table:table-cell table:style-name="ce18" office:value-type="float" office:value="3.76036E-015" calcext:value-type="float">
            <text:p>3.76E-15</text:p>
          </table:table-cell>
          <table:table-cell office:value-type="float" office:value="16.3348" calcext:value-type="float">
            <text:p>16.3348</text:p>
          </table:table-cell>
          <table:table-cell/>
          <table:table-cell office:value-type="float" office:value="33616.5" calcext:value-type="float">
            <text:p>33616.5</text:p>
          </table:table-cell>
          <table:table-cell office:value-type="float" office:value="86.8312" calcext:value-type="float">
            <text:p>86.8312</text:p>
          </table:table-cell>
          <table:table-cell table:style-name="ce18" office:value-type="float" office:value="29845100000" calcext:value-type="float">
            <text:p>2.98E+10</text:p>
          </table:table-cell>
          <table:table-cell table:style-name="ce18" office:value-type="float" office:value="0.000000000000277144" calcext:value-type="float">
            <text:p>2.77E-13</text:p>
          </table:table-cell>
          <table:table-cell office:value-type="float" office:value="0" calcext:value-type="float">
            <text:p>0</text:p>
          </table:table-cell>
          <table:table-cell office:value-type="float" office:value="76.1677" calcext:value-type="float">
            <text:p>76.16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50448200" calcext:value-type="float">
            <text:p>5.04E+07</text:p>
          </table:table-cell>
          <table:table-cell office:value-type="float" office:value="130433" calcext:value-type="float">
            <text:p>130433</text:p>
          </table:table-cell>
          <table:table-cell table:style-name="ce18" office:value-type="float" office:value="6.67951E+016" calcext:value-type="float">
            <text:p>6.68E+16</text:p>
          </table:table-cell>
          <table:table-cell office:value-type="float" office:value="0.00000116397" calcext:value-type="float">
            <text:p>1.16E-06</text:p>
          </table:table-cell>
          <table:table-cell office:value-type="float" office:value="0" calcext:value-type="float">
            <text:p>0</text:p>
          </table:table-cell>
          <table:table-cell office:value-type="float" office:value="0.692434" calcext:value-type="float">
            <text:p>0.692434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14723800" calcext:value-type="float">
            <text:p>1.47E+07</text:p>
          </table:table-cell>
          <table:table-cell office:value-type="float" office:value="38052.6" calcext:value-type="float">
            <text:p>38052.6</text:p>
          </table:table-cell>
          <table:table-cell table:style-name="ce18" office:value-type="float" office:value="1.47488E+016" calcext:value-type="float">
            <text:p>1.47E+16</text:p>
          </table:table-cell>
          <table:table-cell table:style-name="ce18" office:value-type="float" office:value="0.000000151765" calcext:value-type="float">
            <text:p>1.52E-07</text:p>
          </table:table-cell>
          <table:table-cell office:value-type="float" office:value="0" calcext:value-type="float">
            <text:p>0</text:p>
          </table:table-cell>
          <table:table-cell office:value-type="float" office:value="2.68016" calcext:value-type="float">
            <text:p>2.68016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1514-147317-pre.txt.bz2" xlink:type="simple">problem-1514-147317-pre.txt.bz2</text:a> </text:p>
          </table:table-cell>
          <table:table-cell office:value-type="float" office:value="1514" calcext:value-type="float">
            <text:p>1514</text:p>
          </table:table-cell>
          <table:table-cell office:value-type="float" office:value="147317" calcext:value-type="float">
            <text:p>147317</text:p>
          </table:table-cell>
          <table:table-cell office:value-type="float" office:value="651480" calcext:value-type="float">
            <text:p>651480</text:p>
          </table:table-cell>
          <table:table-cell office:value-type="string" calcext:value-type="string">
            <text:p><text:s text:c="7"/>455577 X 455577 <text:s text:c="21"/></text:p>
          </table:table-cell>
          <table:table-cell office:value-type="float" office:value="36628407" calcext:value-type="float">
            <text:p>36628407</text:p>
          </table:table-cell>
          <table:table-cell table:style-name="ce18" office:value-type="float" office:value="1.46029E+027" calcext:value-type="float">
            <text:p>1.46E+27</text:p>
          </table:table-cell>
          <table:table-cell office:value-type="float" office:value="3.49575" calcext:value-type="float">
            <text:p>3.49575</text:p>
          </table:table-cell>
          <table:table-cell office:value-type="float" office:value="0.00897384" calcext:value-type="float">
            <text:p>0.00897384</text:p>
          </table:table-cell>
          <table:table-cell table:style-name="ce18" office:value-type="float" office:value="196866000" calcext:value-type="float">
            <text:p>1.97E+08</text:p>
          </table:table-cell>
          <table:table-cell table:style-name="ce18" office:value-type="float" office:value="1.31933E-015" calcext:value-type="float">
            <text:p>1.32E-15</text:p>
          </table:table-cell>
          <table:table-cell office:value-type="float" office:value="16.6865" calcext:value-type="float">
            <text:p>16.6865</text:p>
          </table:table-cell>
          <table:table-cell/>
          <table:table-cell office:value-type="float" office:value="59438.2" calcext:value-type="float">
            <text:p>59438.2</text:p>
          </table:table-cell>
          <table:table-cell office:value-type="float" office:value="152.47" calcext:value-type="float">
            <text:p>152.47</text:p>
          </table:table-cell>
          <table:table-cell table:style-name="ce18" office:value-type="float" office:value="89181000000" calcext:value-type="float">
            <text:p>8.92E+10</text:p>
          </table:table-cell>
          <table:table-cell table:style-name="ce18" office:value-type="float" office:value="0.000000000000965527" calcext:value-type="float">
            <text:p>9.66E-13</text:p>
          </table:table-cell>
          <table:table-cell office:value-type="float" office:value="0" calcext:value-type="float">
            <text:p>0</text:p>
          </table:table-cell>
          <table:table-cell office:value-type="float" office:value="94.3053" calcext:value-type="float">
            <text:p>94.30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24461000000" calcext:value-type="float">
            <text:p>2.45E+10</text:p>
          </table:table-cell>
          <table:table-cell table:style-name="ce18" office:value-type="float" office:value="62783400" calcext:value-type="float">
            <text:p>6.28E+07</text:p>
          </table:table-cell>
          <table:table-cell table:style-name="ce18" office:value-type="float" office:value="1.27684E+016" calcext:value-type="float">
            <text:p>1.28E+16</text:p>
          </table:table-cell>
          <table:table-cell office:value-type="float" office:value="0.00000040764" calcext:value-type="float">
            <text:p>4.08E-07</text:p>
          </table:table-cell>
          <table:table-cell office:value-type="float" office:value="0" calcext:value-type="float">
            <text:p>0</text:p>
          </table:table-cell>
          <table:table-cell office:value-type="float" office:value="0.863393" calcext:value-type="float">
            <text:p>0.86339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8" office:value-type="float" office:value="17364900000" calcext:value-type="float">
            <text:p>1.74E+10</text:p>
          </table:table-cell>
          <table:table-cell table:style-name="ce18" office:value-type="float" office:value="44487500" calcext:value-type="float">
            <text:p>4.45E+07</text:p>
          </table:table-cell>
          <table:table-cell table:style-name="ce18" office:value-type="float" office:value="4.14857E+017" calcext:value-type="float">
            <text:p>4.15E+17</text:p>
          </table:table-cell>
          <table:table-cell table:style-name="ce18" office:value-type="float" office:value="0.00000285026" calcext:value-type="float">
            <text:p>2.85E-06</text:p>
          </table:table-cell>
          <table:table-cell office:value-type="float" office:value="0" calcext:value-type="float">
            <text:p>0</text:p>
          </table:table-cell>
          <table:table-cell office:value-type="float" office:value="2.59199" calcext:value-type="float">
            <text:p>2.59199</text:p>
          </table:table-cell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1587-150845-pre.txt.bz2" xlink:type="simple">problem-1587-150845-pre.txt.bz2</text:a> </text:p>
          </table:table-cell>
          <table:table-cell office:value-type="float" office:value="1587" calcext:value-type="float">
            <text:p>1587</text:p>
          </table:table-cell>
          <table:table-cell office:value-type="float" office:value="150845" calcext:value-type="float">
            <text:p>150845</text:p>
          </table:table-cell>
          <table:table-cell office:value-type="float" office:value="663289" calcext:value-type="float">
            <text:p>663289</text:p>
          </table:table-cell>
          <table:table-cell office:value-type="string" calcext:value-type="string">
            <text:p><text:s text:c="7"/>466818 X 466818 <text:s text:c="19"/></text:p>
          </table:table-cell>
          <table:table-cell office:value-type="float" office:value="37303758" calcext:value-type="float">
            <text:p>37303758</text:p>
          </table:table-cell>
          <table:table-cell table:style-name="ce18" office:value-type="float" office:value="3.82709E+026" calcext:value-type="float">
            <text:p>3.83E+26</text:p>
          </table:table-cell>
          <table:table-cell office:value-type="float" office:value="5.34427" calcext:value-type="float">
            <text:p>5.34427</text:p>
          </table:table-cell>
          <table:table-cell office:value-type="float" office:value="0.0135443" calcext:value-type="float">
            <text:p>0.0135443</text:p>
          </table:table-cell>
          <table:table-cell table:style-name="ce18" office:value-type="float" office:value="328167000" calcext:value-type="float">
            <text:p>3.28E+08</text:p>
          </table:table-cell>
          <table:table-cell table:style-name="ce18" office:value-type="float" office:value="2.57725E-015" calcext:value-type="float">
            <text:p>2.58E-15</text:p>
          </table:table-cell>
          <table:table-cell office:value-type="float" office:value="19.0474" calcext:value-type="float">
            <text:p>19.0474</text:p>
          </table:table-cell>
          <table:table-cell/>
          <table:table-cell office:value-type="float" office:value="168540" calcext:value-type="float">
            <text:p>168540</text:p>
          </table:table-cell>
          <table:table-cell office:value-type="float" office:value="427.329" calcext:value-type="float">
            <text:p>427.329</text:p>
          </table:table-cell>
          <table:table-cell table:style-name="ce18" office:value-type="float" office:value="148355000000" calcext:value-type="float">
            <text:p>1.48E+11</text:p>
          </table:table-cell>
          <table:table-cell table:style-name="ce18" office:value-type="float" office:value="0.00000000000129518" calcext:value-type="float">
            <text:p>1.30E-12</text:p>
          </table:table-cell>
          <table:table-cell office:value-type="float" office:value="0" calcext:value-type="float">
            <text:p>0</text:p>
          </table:table-cell>
          <table:table-cell office:value-type="float" office:value="74.4926" calcext:value-type="float">
            <text:p>74.49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35389800" calcext:value-type="float">
            <text:p>3.54E+07</text:p>
          </table:table-cell>
          <table:table-cell office:value-type="float" office:value="89753.5" calcext:value-type="float">
            <text:p>89753.5</text:p>
          </table:table-cell>
          <table:table-cell table:style-name="ce18" office:value-type="float" office:value="3.51469E+017" calcext:value-type="float">
            <text:p>3.51E+17</text:p>
          </table:table-cell>
          <table:table-cell office:value-type="float" office:value="0.00000923918" calcext:value-type="float">
            <text:p>9.24E-06</text:p>
          </table:table-cell>
          <table:table-cell office:value-type="float" office:value="0" calcext:value-type="float">
            <text:p>0</text:p>
          </table:table-cell>
          <table:table-cell office:value-type="float" office:value="0.720245" calcext:value-type="float">
            <text:p>0.72024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33603200" calcext:value-type="float">
            <text:p>3.36E+07</text:p>
          </table:table-cell>
          <table:table-cell office:value-type="float" office:value="85192.9" calcext:value-type="float">
            <text:p>85192.9</text:p>
          </table:table-cell>
          <table:table-cell table:style-name="ce18" office:value-type="float" office:value="8.26358E+017" calcext:value-type="float">
            <text:p>8.26E+17</text:p>
          </table:table-cell>
          <table:table-cell table:style-name="ce18" office:value-type="float" office:value="0.00000987129" calcext:value-type="float">
            <text:p>9.87E-06</text:p>
          </table:table-cell>
          <table:table-cell office:value-type="float" office:value="0" calcext:value-type="float">
            <text:p>0</text:p>
          </table:table-cell>
          <table:table-cell office:value-type="float" office:value="2.45768" calcext:value-type="float">
            <text:p>2.45768</text:p>
          </table:table-cell>
          <table:table-cell office:value-type="float" office:value="3" calcext:value-type="float">
            <text:p>3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1642-153820-pre.txt.bz2" xlink:type="simple">problem-1642-153820-pre.txt.bz2</text:a> </text:p>
          </table:table-cell>
          <table:table-cell office:value-type="float" office:value="1642" calcext:value-type="float">
            <text:p>1642</text:p>
          </table:table-cell>
          <table:table-cell office:value-type="float" office:value="153820" calcext:value-type="float">
            <text:p>153820</text:p>
          </table:table-cell>
          <table:table-cell office:value-type="float" office:value="671268" calcext:value-type="float">
            <text:p>671268</text:p>
          </table:table-cell>
          <table:table-cell office:value-type="string" calcext:value-type="string">
            <text:p><text:s text:c="8"/>476238 X 476238</text:p>
          </table:table-cell>
          <table:table-cell office:value-type="float" office:value="37765854" calcext:value-type="float">
            <text:p>37765854</text:p>
          </table:table-cell>
          <table:table-cell table:style-name="ce18" office:value-type="float" office:value="6.58767E+026" calcext:value-type="float">
            <text:p>6.59E+26</text:p>
          </table:table-cell>
          <table:table-cell office:value-type="float" office:value="13.1363" calcext:value-type="float">
            <text:p>13.1363</text:p>
          </table:table-cell>
          <table:table-cell office:value-type="float" office:value="0.0329931" calcext:value-type="float">
            <text:p>0.0329931</text:p>
          </table:table-cell>
          <table:table-cell table:style-name="ce18" office:value-type="float" office:value="415565000" calcext:value-type="float">
            <text:p>4.16E+08</text:p>
          </table:table-cell>
          <table:table-cell table:style-name="ce18" office:value-type="float" office:value="3.37085E-015" calcext:value-type="float">
            <text:p>3.37E-15</text:p>
          </table:table-cell>
          <table:table-cell office:value-type="float" office:value="18.8682" calcext:value-type="float">
            <text:p>18.8682</text:p>
          </table:table-cell>
          <table:table-cell/>
          <table:table-cell office:value-type="float" office:value="537034" calcext:value-type="float">
            <text:p>537034</text:p>
          </table:table-cell>
          <table:table-cell office:value-type="float" office:value="1348.17" calcext:value-type="float">
            <text:p>1348.17</text:p>
          </table:table-cell>
          <table:table-cell table:style-name="ce18" office:value-type="float" office:value="234180000000" calcext:value-type="float">
            <text:p>2.34E+11</text:p>
          </table:table-cell>
          <table:table-cell table:style-name="ce18" office:value-type="float" office:value="0.00000000000219155" calcext:value-type="float">
            <text:p>2.19E-12</text:p>
          </table:table-cell>
          <table:table-cell office:value-type="float" office:value="0" calcext:value-type="float">
            <text:p>0</text:p>
          </table:table-cell>
          <table:table-cell office:value-type="float" office:value="91.0536" calcext:value-type="float">
            <text:p>91.05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2435740" calcext:value-type="float">
            <text:p>2.44E+06</text:p>
          </table:table-cell>
          <table:table-cell office:value-type="float" office:value="6111.87" calcext:value-type="float">
            <text:p>6111.87</text:p>
          </table:table-cell>
          <table:table-cell table:style-name="ce18" office:value-type="float" office:value="1.91675E+017" calcext:value-type="float">
            <text:p>1.92E+17</text:p>
          </table:table-cell>
          <table:table-cell office:value-type="float" office:value="0.00000227914" calcext:value-type="float">
            <text:p>2.28E-06</text:p>
          </table:table-cell>
          <table:table-cell office:value-type="float" office:value="0" calcext:value-type="float">
            <text:p>0</text:p>
          </table:table-cell>
          <table:table-cell office:value-type="float" office:value="0.731347" calcext:value-type="float">
            <text:p>0.731347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44083700" calcext:value-type="float">
            <text:p>4.41E+07</text:p>
          </table:table-cell>
          <table:table-cell office:value-type="float" office:value="110647" calcext:value-type="float">
            <text:p>110647</text:p>
          </table:table-cell>
          <table:table-cell table:style-name="ce18" office:value-type="float" office:value="4.45248E+017" calcext:value-type="float">
            <text:p>4.45E+17</text:p>
          </table:table-cell>
          <table:table-cell table:style-name="ce18" office:value-type="float" office:value="0.0000077653" calcext:value-type="float">
            <text:p>7.77E-06</text:p>
          </table:table-cell>
          <table:table-cell office:value-type="float" office:value="0" calcext:value-type="float">
            <text:p>0</text:p>
          </table:table-cell>
          <table:table-cell office:value-type="float" office:value="2.65656" calcext:value-type="float">
            <text:p>2.65656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ladybug/problem-1695-155710-pre.txt.bz2" xlink:type="simple">problem-1695-155710-pre.txt.bz2</text:a> </text:p>
          </table:table-cell>
          <table:table-cell office:value-type="float" office:value="1695" calcext:value-type="float">
            <text:p>1695</text:p>
          </table:table-cell>
          <table:table-cell office:value-type="float" office:value="155710" calcext:value-type="float">
            <text:p>155710</text:p>
          </table:table-cell>
          <table:table-cell office:value-type="float" office:value="676595" calcext:value-type="float">
            <text:p>676595</text:p>
          </table:table-cell>
          <table:table-cell office:value-type="string" calcext:value-type="string">
            <text:p><text:s text:c="8"/>482385 X 482385</text:p>
          </table:table-cell>
          <table:table-cell office:value-type="float" office:value="38074815" calcext:value-type="float">
            <text:p>38074815</text:p>
          </table:table-cell>
          <table:table-cell table:style-name="ce18" office:value-type="float" office:value="4.80113E+026" calcext:value-type="float">
            <text:p>4.80E+26</text:p>
          </table:table-cell>
          <table:table-cell office:value-type="float" office:value="35.6291" calcext:value-type="float">
            <text:p>35.6291</text:p>
          </table:table-cell>
          <table:table-cell office:value-type="float" office:value="0.0888483" calcext:value-type="float">
            <text:p>0.0888483</text:p>
          </table:table-cell>
          <table:table-cell table:style-name="ce18" office:value-type="float" office:value="299590000" calcext:value-type="float">
            <text:p>3.00E+08</text:p>
          </table:table-cell>
          <table:table-cell table:style-name="ce18" office:value-type="float" office:value="3.28542E-015" calcext:value-type="float">
            <text:p>3.29E-15</text:p>
          </table:table-cell>
          <table:table-cell office:value-type="float" office:value="19.3157" calcext:value-type="float">
            <text:p>19.3157</text:p>
          </table:table-cell>
          <table:table-cell/>
          <table:table-cell office:value-type="float" office:value="148430" calcext:value-type="float">
            <text:p>148430</text:p>
          </table:table-cell>
          <table:table-cell office:value-type="float" office:value="370.375" calcext:value-type="float">
            <text:p>370.375</text:p>
          </table:table-cell>
          <table:table-cell table:style-name="ce18" office:value-type="float" office:value="220953000000" calcext:value-type="float">
            <text:p>2.21E+11</text:p>
          </table:table-cell>
          <table:table-cell table:style-name="ce18" office:value-type="float" office:value="0.00000000000262301" calcext:value-type="float">
            <text:p>2.62E-12</text:p>
          </table:table-cell>
          <table:table-cell office:value-type="float" office:value="0" calcext:value-type="float">
            <text:p>0</text:p>
          </table:table-cell>
          <table:table-cell office:value-type="float" office:value="69.0685" calcext:value-type="float">
            <text:p>69.06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32224500" calcext:value-type="float">
            <text:p>3.22E+07</text:p>
          </table:table-cell>
          <table:table-cell office:value-type="float" office:value="80319.1" calcext:value-type="float">
            <text:p>80319.1</text:p>
          </table:table-cell>
          <table:table-cell table:style-name="ce18" office:value-type="float" office:value="5.42037E+016" calcext:value-type="float">
            <text:p>5.42E+16</text:p>
          </table:table-cell>
          <table:table-cell office:value-type="float" office:value="0.000000517185" calcext:value-type="float">
            <text:p>5.17E-07</text:p>
          </table:table-cell>
          <table:table-cell office:value-type="float" office:value="0" calcext:value-type="float">
            <text:p>0</text:p>
          </table:table-cell>
          <table:table-cell office:value-type="float" office:value="0.90079" calcext:value-type="float">
            <text:p>0.90079</text:p>
          </table:table-cell>
          <table:table-cell office:value-type="float" office:value="5" calcext:value-type="float">
            <text:p>5</text:p>
          </table:table-cell>
          <table:table-cell/>
          <table:table-cell table:style-name="ce18" office:value-type="float" office:value="13608100" calcext:value-type="float">
            <text:p>1.36E+07</text:p>
          </table:table-cell>
          <table:table-cell office:value-type="float" office:value="33916" calcext:value-type="float">
            <text:p>33916</text:p>
          </table:table-cell>
          <table:table-cell table:style-name="ce18" office:value-type="float" office:value="925881000000000" calcext:value-type="float">
            <text:p>9.26E+14</text:p>
          </table:table-cell>
          <table:table-cell table:style-name="ce18" office:value-type="float" office:value="0.0000000239621" calcext:value-type="float">
            <text:p>2.40E-08</text:p>
          </table:table-cell>
          <table:table-cell office:value-type="float" office:value="0" calcext:value-type="float">
            <text:p>0</text:p>
          </table:table-cell>
          <table:table-cell office:value-type="float" office:value="2.82527" calcext:value-type="float">
            <text:p>2.82527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4">
          <table:table-cell office:value-type="string" calcext:value-type="string">
            <text:p><text:a xlink:href="https://grail.cs.washington.edu/projects/bal/data/ladybug/problem-1723-156502-pre.txt.bz2" xlink:type="simple">problem-1723-156502-pre.txt.bz2</text:a></text:p>
          </table:table-cell>
          <table:table-cell office:value-type="float" office:value="1723" calcext:value-type="float">
            <text:p>1723</text:p>
          </table:table-cell>
          <table:table-cell office:value-type="float" office:value="156502" calcext:value-type="float">
            <text:p>156502</text:p>
          </table:table-cell>
          <table:table-cell office:value-type="float" office:value="678718" calcext:value-type="float">
            <text:p>678718</text:p>
          </table:table-cell>
          <table:table-cell table:style-name="ce16" office:value-type="string" calcext:value-type="string">
            <text:p><text:s text:c="10"/>485013x485013</text:p>
          </table:table-cell>
          <table:table-cell office:value-type="float" office:value="38198853" calcext:value-type="float">
            <text:p>38198853</text:p>
          </table:table-cell>
          <table:table-cell table:style-name="ce18" office:value-type="float" office:value="2.93582E+027" calcext:value-type="float">
            <text:p>2.94E+27</text:p>
          </table:table-cell>
          <table:table-cell office:value-type="float" office:value="16.4453" calcext:value-type="float">
            <text:p>16.4453</text:p>
          </table:table-cell>
          <table:table-cell office:value-type="float" office:value="0.0408601" calcext:value-type="float">
            <text:p>0.0408601</text:p>
          </table:table-cell>
          <table:table-cell table:style-name="ce18" office:value-type="float" office:value="406745000" calcext:value-type="float">
            <text:p>4.07E+08</text:p>
          </table:table-cell>
          <table:table-cell table:style-name="ce18" office:value-type="float" office:value="2.69692E-015" calcext:value-type="float">
            <text:p>2.70E-15</text:p>
          </table:table-cell>
          <table:table-cell office:value-type="float" office:value="20.8799" calcext:value-type="float">
            <text:p>20.8799</text:p>
          </table:table-cell>
          <table:table-cell/>
          <table:table-cell office:value-type="float" office:value="49165.1" calcext:value-type="float">
            <text:p>49165.1</text:p>
          </table:table-cell>
          <table:table-cell office:value-type="float" office:value="122.261" calcext:value-type="float">
            <text:p>122.261</text:p>
          </table:table-cell>
          <table:table-cell table:style-name="ce18" office:value-type="float" office:value="271079000000" calcext:value-type="float">
            <text:p>2.71E+11</text:p>
          </table:table-cell>
          <table:table-cell table:style-name="ce18" office:value-type="float" office:value="0.000000000000611203" calcext:value-type="float">
            <text:p>6.11E-13</text:p>
          </table:table-cell>
          <table:table-cell office:value-type="float" office:value="0" calcext:value-type="float">
            <text:p>0</text:p>
          </table:table-cell>
          <table:table-cell office:value-type="float" office:value="82.5794" calcext:value-type="float">
            <text:p>82.57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72995200" calcext:value-type="float">
            <text:p>7.30E+07</text:p>
          </table:table-cell>
          <table:table-cell office:value-type="float" office:value="181470" calcext:value-type="float">
            <text:p>181470</text:p>
          </table:table-cell>
          <table:table-cell table:style-name="ce18" office:value-type="float" office:value="1.95578E+017" calcext:value-type="float">
            <text:p>1.96E+17</text:p>
          </table:table-cell>
          <table:table-cell office:value-type="float" office:value="0.000000504271" calcext:value-type="float">
            <text:p>5.04E-07</text:p>
          </table:table-cell>
          <table:table-cell office:value-type="float" office:value="0" calcext:value-type="float">
            <text:p>0</text:p>
          </table:table-cell>
          <table:table-cell office:value-type="float" office:value="0.827585" calcext:value-type="float">
            <text:p>0.82758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202812000" calcext:value-type="float">
            <text:p>2.03E+08</text:p>
          </table:table-cell>
          <table:table-cell table:style-name="ce18" office:value-type="float" office:value="503893" calcext:value-type="float">
            <text:p>5.04E+05</text:p>
          </table:table-cell>
          <table:table-cell table:style-name="ce18" office:value-type="float" office:value="2.05213E+016" calcext:value-type="float">
            <text:p>2.05E+16</text:p>
          </table:table-cell>
          <table:table-cell table:style-name="ce18" office:value-type="float" office:value="0.0000000397968" calcext:value-type="float">
            <text:p>3.98E-08</text:p>
          </table:table-cell>
          <table:table-cell office:value-type="float" office:value="0" calcext:value-type="float">
            <text:p>0</text:p>
          </table:table-cell>
          <table:table-cell office:value-type="float" office:value="2.86195" calcext:value-type="float">
            <text:p>2.86195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7">
          <table:table-cell table:style-name="Default" table:number-columns-repeated="4"/>
          <table:table-cell table:number-columns-repeated="20"/>
          <table:table-cell table:style-name="Default"/>
          <table:table-cell table:number-columns-repeated="38"/>
        </table:table-row>
        <table:table-row table:style-name="ro7">
          <table:table-cell table:style-name="ce15" office:value-type="string" calcext:value-type="string">
            <text:p><text:s text:c="4"/>Trafalgar Square</text:p>
          </table:table-cell>
          <table:table-cell table:style-name="Default" table:number-columns-repeated="3"/>
          <table:table-cell table:number-columns-repeated="20"/>
          <table:table-cell table:style-name="Default"/>
          <table:table-cell table:number-columns-repeated="38"/>
        </table:table-row>
        <table:table-row table:style-name="ro8">
          <table:table-cell table:style-name="Default" table:number-columns-repeated="4"/>
          <table:table-cell table:number-columns-repeated="20"/>
          <table:table-cell table:style-name="Default"/>
          <table:table-cell table:number-columns-repeated="38"/>
        </table:table-row>
        <table:table-row table:style-name="ro6">
          <table:table-cell office:value-type="string" calcext:value-type="string">
            <text:p><text:a xlink:href="https://grail.cs.washington.edu/projects/bal/data/trafalgar/problem-21-11315-pre.txt.bz2" xlink:type="simple">problem-21-11315-pre.txt.bz2</text:a> </text:p>
          </table:table-cell>
          <table:table-cell office:value-type="float" office:value="21" calcext:value-type="float">
            <text:p>21</text:p>
          </table:table-cell>
          <table:table-cell office:value-type="float" office:value="11315" calcext:value-type="float">
            <text:p>11315</text:p>
          </table:table-cell>
          <table:table-cell office:value-type="float" office:value="36455" calcext:value-type="float">
            <text:p>36455</text:p>
          </table:table-cell>
          <table:table-cell office:value-type="string" calcext:value-type="string">
            <text:p><text:s text:c="9"/>34134 X 34134</text:p>
          </table:table-cell>
          <table:table-cell office:value-type="float" office:value="746412" calcext:value-type="float">
            <text:p>746412</text:p>
          </table:table-cell>
          <table:table-cell table:style-name="ce18" office:value-type="float" office:value="6.53605E+019" calcext:value-type="float">
            <text:p>6.54E+19</text:p>
          </table:table-cell>
          <table:table-cell office:value-type="float" office:value="0.429461" calcext:value-type="float">
            <text:p>0.429461</text:p>
          </table:table-cell>
          <table:table-cell office:value-type="float" office:value="0.00402406" calcext:value-type="float">
            <text:p>0.00402406</text:p>
          </table:table-cell>
          <table:table-cell table:style-name="ce18" office:value-type="float" office:value="0.0000367693" calcext:value-type="float">
            <text:p>3.68E-05</text:p>
          </table:table-cell>
          <table:table-cell table:style-name="ce18" office:value-type="float" office:value="1.24925E-015" calcext:value-type="float">
            <text:p>1.25E-15</text:p>
          </table:table-cell>
          <table:table-cell office:value-type="float" office:value="0.155385" calcext:value-type="float">
            <text:p>0.155385</text:p>
          </table:table-cell>
          <table:table-cell/>
          <table:table-cell office:value-type="float" office:value="39075.6" calcext:value-type="float">
            <text:p>39075.6</text:p>
          </table:table-cell>
          <table:table-cell office:value-type="float" office:value="365.722" calcext:value-type="float">
            <text:p>365.722</text:p>
          </table:table-cell>
          <table:table-cell table:style-name="ce18" office:value-type="float" office:value="3973620" calcext:value-type="float">
            <text:p>3.97E+06</text:p>
          </table:table-cell>
          <table:table-cell office:value-type="float" office:value="0.000205149" calcext:value-type="float">
            <text:p>0.000205149</text:p>
          </table:table-cell>
          <table:table-cell office:value-type="float" office:value="1" calcext:value-type="float">
            <text:p>1</text:p>
          </table:table-cell>
          <table:table-cell office:value-type="float" office:value="17.6996" calcext:value-type="float">
            <text:p>17.699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9923.6" calcext:value-type="float">
            <text:p>19923.6</text:p>
          </table:table-cell>
          <table:table-cell office:value-type="float" office:value="186.792" calcext:value-type="float">
            <text:p>186.792</text:p>
          </table:table-cell>
          <table:table-cell office:value-type="float" office:value="195824" calcext:value-type="float">
            <text:p>195824</text:p>
          </table:table-cell>
          <table:table-cell office:value-type="float" office:value="0.00000690885" calcext:value-type="float">
            <text:p>6.91E-06</text:p>
          </table:table-cell>
          <table:table-cell office:value-type="float" office:value="0" calcext:value-type="float">
            <text:p>0</text:p>
          </table:table-cell>
          <table:table-cell office:value-type="float" office:value="0.87649" calcext:value-type="float">
            <text:p>0.8764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6058.9" calcext:value-type="float">
            <text:p>36058.9</text:p>
          </table:table-cell>
          <table:table-cell office:value-type="float" office:value="337.162" calcext:value-type="float">
            <text:p>337.162</text:p>
          </table:table-cell>
          <table:table-cell office:value-type="float" office:value="210881" calcext:value-type="float">
            <text:p>210881</text:p>
          </table:table-cell>
          <table:table-cell table:style-name="ce18" office:value-type="float" office:value="0.00000586826" calcext:value-type="float">
            <text:p>5.87E-06</text:p>
          </table:table-cell>
          <table:table-cell office:value-type="float" office:value="0" calcext:value-type="float">
            <text:p>0</text:p>
          </table:table-cell>
          <table:table-cell office:value-type="float" office:value="0.310611" calcext:value-type="float">
            <text:p>0.3106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8" office:value-type="float" office:value="5029850" calcext:value-type="float">
            <text:p>5.03E+06</text:p>
          </table:table-cell>
          <table:table-cell office:value-type="float" office:value="47010.5" calcext:value-type="float">
            <text:p>47010.5</text:p>
          </table:table-cell>
          <table:table-cell table:style-name="ce18" office:value-type="float" office:value="31656900000" calcext:value-type="float">
            <text:p>3.17E+10</text:p>
          </table:table-cell>
          <table:table-cell table:style-name="ce18" office:value-type="float" office:value="0.00045953" calcext:value-type="float">
            <text:p>4.60E-04</text:p>
          </table:table-cell>
          <table:table-cell office:value-type="float" office:value="3" calcext:value-type="float">
            <text:p>3</text:p>
          </table:table-cell>
          <table:table-cell office:value-type="float" office:value="1.6261" calcext:value-type="float">
            <text:p>1.6261</text:p>
          </table:table-cell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trafalgar/problem-39-18060-pre.txt.bz2" xlink:type="simple">problem-39-18060-pre.txt.bz2</text:a> </text:p>
          </table:table-cell>
          <table:table-cell office:value-type="float" office:value="39" calcext:value-type="float">
            <text:p>39</text:p>
          </table:table-cell>
          <table:table-cell office:value-type="float" office:value="18060" calcext:value-type="float">
            <text:p>18060</text:p>
          </table:table-cell>
          <table:table-cell office:value-type="float" office:value="63551" calcext:value-type="float">
            <text:p>63551</text:p>
          </table:table-cell>
          <table:table-cell office:value-type="string" calcext:value-type="string">
            <text:p><text:s text:c="9"/>54531 X 54531</text:p>
          </table:table-cell>
          <table:table-cell office:value-type="float" office:value="1391805" calcext:value-type="float">
            <text:p>1391805</text:p>
          </table:table-cell>
          <table:table-cell table:style-name="ce18" office:value-type="float" office:value="8.02861E+020" calcext:value-type="float">
            <text:p>8.03E+20</text:p>
          </table:table-cell>
          <table:table-cell office:value-type="float" office:value="0.917564" calcext:value-type="float">
            <text:p>0.917564</text:p>
          </table:table-cell>
          <table:table-cell office:value-type="float" office:value="0.00679596" calcext:value-type="float">
            <text:p>0.00679596</text:p>
          </table:table-cell>
          <table:table-cell table:style-name="ce18" office:value-type="float" office:value="0.0000656973" calcext:value-type="float">
            <text:p>6.57E-05</text:p>
          </table:table-cell>
          <table:table-cell table:style-name="ce18" office:value-type="float" office:value="1.69746E-015" calcext:value-type="float">
            <text:p>1.70E-15</text:p>
          </table:table-cell>
          <table:table-cell office:value-type="float" office:value="0.313828" calcext:value-type="float">
            <text:p>0.313828</text:p>
          </table:table-cell>
          <table:table-cell/>
          <table:table-cell table:style-name="ce18" office:value-type="float" office:value="782245000" calcext:value-type="float">
            <text:p>7.82E+08</text:p>
          </table:table-cell>
          <table:table-cell table:style-name="ce18" office:value-type="float" office:value="5813080" calcext:value-type="float">
            <text:p>5.81E+06</text:p>
          </table:table-cell>
          <table:table-cell office:value-type="float" office:value="39444.4" calcext:value-type="float">
            <text:p>39444.4</text:p>
          </table:table-cell>
          <table:table-cell table:style-name="ce18" office:value-type="float" office:value="0.00000116395" calcext:value-type="float">
            <text:p>1.16E-06</text:p>
          </table:table-cell>
          <table:table-cell office:value-type="float" office:value="1" calcext:value-type="float">
            <text:p>1</text:p>
          </table:table-cell>
          <table:table-cell office:value-type="float" office:value="36.666" calcext:value-type="float">
            <text:p>36.66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5045" calcext:value-type="float">
            <text:p>65045</text:p>
          </table:table-cell>
          <table:table-cell office:value-type="float" office:value="481.124" calcext:value-type="float">
            <text:p>481.124</text:p>
          </table:table-cell>
          <table:table-cell office:value-type="float" office:value="238635" calcext:value-type="float">
            <text:p>238635</text:p>
          </table:table-cell>
          <table:table-cell office:value-type="float" office:value="0.00000689194" calcext:value-type="float">
            <text:p>6.89E-06</text:p>
          </table:table-cell>
          <table:table-cell office:value-type="float" office:value="0" calcext:value-type="float">
            <text:p>0</text:p>
          </table:table-cell>
          <table:table-cell office:value-type="float" office:value="1.16777" calcext:value-type="float">
            <text:p>1.1677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1458" calcext:value-type="float">
            <text:p>121458</text:p>
          </table:table-cell>
          <table:table-cell office:value-type="float" office:value="900.631" calcext:value-type="float">
            <text:p>900.631</text:p>
          </table:table-cell>
          <table:table-cell office:value-type="float" office:value="311908" calcext:value-type="float">
            <text:p>311908</text:p>
          </table:table-cell>
          <table:table-cell table:style-name="ce18" office:value-type="float" office:value="0.00000979774" calcext:value-type="float">
            <text:p>9.80E-06</text:p>
          </table:table-cell>
          <table:table-cell office:value-type="float" office:value="0" calcext:value-type="float">
            <text:p>0</text:p>
          </table:table-cell>
          <table:table-cell office:value-type="float" office:value="0.669856" calcext:value-type="float">
            <text:p>0.66985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5.6" calcext:value-type="float">
            <text:p>315.6</text:p>
          </table:table-cell>
          <table:table-cell office:value-type="float" office:value="2.33922" calcext:value-type="float">
            <text:p>2.33922</text:p>
          </table:table-cell>
          <table:table-cell table:style-name="ce18" office:value-type="float" office:value="44303600000" calcext:value-type="float">
            <text:p>4.43E+10</text:p>
          </table:table-cell>
          <table:table-cell table:style-name="ce18" office:value-type="float" office:value="0.00000000000010852" calcext:value-type="float">
            <text:p>1.09E-13</text:p>
          </table:table-cell>
          <table:table-cell office:value-type="float" office:value="0" calcext:value-type="float">
            <text:p>0</text:p>
          </table:table-cell>
          <table:table-cell office:value-type="float" office:value="0.517727" calcext:value-type="float">
            <text:p>0.517727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trafalgar/problem-50-20431-pre.txt.bz2" xlink:type="simple">problem-50-20431-pre.txt.bz2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20431" calcext:value-type="float">
            <text:p>20431</text:p>
          </table:table-cell>
          <table:table-cell office:value-type="float" office:value="73967" calcext:value-type="float">
            <text:p>73967</text:p>
          </table:table-cell>
          <table:table-cell office:value-type="string" calcext:value-type="string">
            <text:p><text:s text:c="9"/>61743 X 61743</text:p>
          </table:table-cell>
          <table:table-cell office:value-type="float" office:value="1939707" calcext:value-type="float">
            <text:p>1939707</text:p>
          </table:table-cell>
          <table:table-cell table:style-name="ce18" office:value-type="float" office:value="2.75414E+021" calcext:value-type="float">
            <text:p>2.75E+21</text:p>
          </table:table-cell>
          <table:table-cell office:value-type="float" office:value="1.58184" calcext:value-type="float">
            <text:p>1.58184</text:p>
          </table:table-cell>
          <table:table-cell office:value-type="float" office:value="0.0110239" calcext:value-type="float">
            <text:p>0.0110239</text:p>
          </table:table-cell>
          <table:table-cell office:value-type="float" office:value="0.00011671" calcext:value-type="float">
            <text:p>0.00011671</text:p>
          </table:table-cell>
          <table:table-cell table:style-name="ce18" office:value-type="float" office:value="2.59279E-015" calcext:value-type="float">
            <text:p>2.59E-15</text:p>
          </table:table-cell>
          <table:table-cell office:value-type="float" office:value="0.43509" calcext:value-type="float">
            <text:p>0.43509</text:p>
          </table:table-cell>
          <table:table-cell/>
          <table:table-cell table:style-name="ce18" office:value-type="float" office:value="105731000" calcext:value-type="float">
            <text:p>1.06E+08</text:p>
          </table:table-cell>
          <table:table-cell office:value-type="float" office:value="735828" calcext:value-type="float">
            <text:p>735828</text:p>
          </table:table-cell>
          <table:table-cell office:value-type="float" office:value="1900.74" calcext:value-type="float">
            <text:p>1900.74</text:p>
          </table:table-cell>
          <table:table-cell table:style-name="ce18" office:value-type="float" office:value="0.0000000495001" calcext:value-type="float">
            <text:p>4.95E-08</text:p>
          </table:table-cell>
          <table:table-cell office:value-type="float" office:value="1" calcext:value-type="float">
            <text:p>1</text:p>
          </table:table-cell>
          <table:table-cell office:value-type="float" office:value="47.0489" calcext:value-type="float">
            <text:p>47.048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22138" calcext:value-type="float">
            <text:p>722138</text:p>
          </table:table-cell>
          <table:table-cell office:value-type="float" office:value="5028.07" calcext:value-type="float">
            <text:p>5028.07</text:p>
          </table:table-cell>
          <table:table-cell office:value-type="float" office:value="229225" calcext:value-type="float">
            <text:p>229225</text:p>
          </table:table-cell>
          <table:table-cell office:value-type="float" office:value="0.00000513945" calcext:value-type="float">
            <text:p>5.14E-06</text:p>
          </table:table-cell>
          <table:table-cell office:value-type="float" office:value="0" calcext:value-type="float">
            <text:p>0</text:p>
          </table:table-cell>
          <table:table-cell office:value-type="float" office:value="0.975548" calcext:value-type="float">
            <text:p>0.97554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76007" calcext:value-type="float">
            <text:p>176007</text:p>
          </table:table-cell>
          <table:table-cell office:value-type="float" office:value="1225.67" calcext:value-type="float">
            <text:p>1225.67</text:p>
          </table:table-cell>
          <table:table-cell office:value-type="float" office:value="245366" calcext:value-type="float">
            <text:p>245366</text:p>
          </table:table-cell>
          <table:table-cell table:style-name="ce18" office:value-type="float" office:value="0.00000633912" calcext:value-type="float">
            <text:p>6.34E-06</text:p>
          </table:table-cell>
          <table:table-cell office:value-type="float" office:value="0" calcext:value-type="float">
            <text:p>0</text:p>
          </table:table-cell>
          <table:table-cell office:value-type="float" office:value="1.0329" calcext:value-type="float">
            <text:p>1.032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75843.2" calcext:value-type="float">
            <text:p>75843.2</text:p>
          </table:table-cell>
          <table:table-cell office:value-type="float" office:value="528.693" calcext:value-type="float">
            <text:p>528.693</text:p>
          </table:table-cell>
          <table:table-cell table:style-name="ce18" office:value-type="float" office:value="39337700000" calcext:value-type="float">
            <text:p>3.93E+10</text:p>
          </table:table-cell>
          <table:table-cell table:style-name="ce18" office:value-type="float" office:value="0.000063228" calcext:value-type="float">
            <text:p>6.32E-05</text:p>
          </table:table-cell>
          <table:table-cell office:value-type="float" office:value="3" calcext:value-type="float">
            <text:p>3</text:p>
          </table:table-cell>
          <table:table-cell office:value-type="float" office:value="1.34282" calcext:value-type="float">
            <text:p>1.34282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trafalgar/problem-126-40037-pre.txt.bz2" xlink:type="simple">problem-126-40037-pre.txt.bz2</text:a> </text:p>
          </table:table-cell>
          <table:table-cell office:value-type="float" office:value="126" calcext:value-type="float">
            <text:p>126</text:p>
          </table:table-cell>
          <table:table-cell office:value-type="float" office:value="40037" calcext:value-type="float">
            <text:p>40037</text:p>
          </table:table-cell>
          <table:table-cell office:value-type="float" office:value="148328" calcext:value-type="float">
            <text:p>148328</text:p>
          </table:table-cell>
          <table:table-cell office:value-type="string" calcext:value-type="string">
            <text:p><text:s text:c="7"/>121245 X 121245</text:p>
          </table:table-cell>
          <table:table-cell office:value-type="float" office:value="3541293" calcext:value-type="float">
            <text:p>3541293</text:p>
          </table:table-cell>
          <table:table-cell table:style-name="ce18" office:value-type="float" office:value="2.18628E+020" calcext:value-type="float">
            <text:p>2.19E+20</text:p>
          </table:table-cell>
          <table:table-cell office:value-type="float" office:value="2.44069" calcext:value-type="float">
            <text:p>2.44069</text:p>
          </table:table-cell>
          <table:table-cell office:value-type="float" office:value="0.012155" calcext:value-type="float">
            <text:p>0.012155</text:p>
          </table:table-cell>
          <table:table-cell office:value-type="float" office:value="0.000174865" calcext:value-type="float">
            <text:p>0.000174865</text:p>
          </table:table-cell>
          <table:table-cell table:style-name="ce18" office:value-type="float" office:value="1.73875E-015" calcext:value-type="float">
            <text:p>1.74E-15</text:p>
          </table:table-cell>
          <table:table-cell office:value-type="float" office:value="0.911065" calcext:value-type="float">
            <text:p>0.911065</text:p>
          </table:table-cell>
          <table:table-cell/>
          <table:table-cell table:style-name="ce18" office:value-type="float" office:value="54046200" calcext:value-type="float">
            <text:p>5.40E+07</text:p>
          </table:table-cell>
          <table:table-cell office:value-type="float" office:value="269094" calcext:value-type="float">
            <text:p>269094</text:p>
          </table:table-cell>
          <table:table-cell office:value-type="float" office:value="19388.5" calcext:value-type="float">
            <text:p>19388.5</text:p>
          </table:table-cell>
          <table:table-cell table:style-name="ce18" office:value-type="float" office:value="0.000000241456" calcext:value-type="float">
            <text:p>2.41E-07</text:p>
          </table:table-cell>
          <table:table-cell office:value-type="float" office:value="1" calcext:value-type="float">
            <text:p>1</text:p>
          </table:table-cell>
          <table:table-cell office:value-type="float" office:value="89.9128" calcext:value-type="float">
            <text:p>89.912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3997.6" calcext:value-type="float">
            <text:p>23997.6</text:p>
          </table:table-cell>
          <table:table-cell office:value-type="float" office:value="119.525" calcext:value-type="float">
            <text:p>119.525</text:p>
          </table:table-cell>
          <table:table-cell office:value-type="float" office:value="308878" calcext:value-type="float">
            <text:p>308878</text:p>
          </table:table-cell>
          <table:table-cell office:value-type="float" office:value="0.00000324383" calcext:value-type="float">
            <text:p>3.24E-06</text:p>
          </table:table-cell>
          <table:table-cell office:value-type="float" office:value="0" calcext:value-type="float">
            <text:p>0</text:p>
          </table:table-cell>
          <table:table-cell office:value-type="float" office:value="4.32995" calcext:value-type="float">
            <text:p>4.3299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5277.8" calcext:value-type="float">
            <text:p>75277.8</text:p>
          </table:table-cell>
          <table:table-cell office:value-type="float" office:value="374.474" calcext:value-type="float">
            <text:p>374.474</text:p>
          </table:table-cell>
          <table:table-cell office:value-type="float" office:value="366305" calcext:value-type="float">
            <text:p>366305</text:p>
          </table:table-cell>
          <table:table-cell table:style-name="ce18" office:value-type="float" office:value="0.00000398134" calcext:value-type="float">
            <text:p>3.98E-06</text:p>
          </table:table-cell>
          <table:table-cell office:value-type="float" office:value="0" calcext:value-type="float">
            <text:p>0</text:p>
          </table:table-cell>
          <table:table-cell office:value-type="float" office:value="3.38928" calcext:value-type="float">
            <text:p>3.3892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17.282" calcext:value-type="float">
            <text:p>217.282</text:p>
          </table:table-cell>
          <table:table-cell office:value-type="float" office:value="1.08099" calcext:value-type="float">
            <text:p>1.08099</text:p>
          </table:table-cell>
          <table:table-cell table:style-name="ce18" office:value-type="float" office:value="72062400000" calcext:value-type="float">
            <text:p>7.21E+10</text:p>
          </table:table-cell>
          <table:table-cell table:style-name="ce18" office:value-type="float" office:value="0.0000010501" calcext:value-type="float">
            <text:p>1.05E-06</text:p>
          </table:table-cell>
          <table:table-cell office:value-type="float" office:value="0" calcext:value-type="float">
            <text:p>0</text:p>
          </table:table-cell>
          <table:table-cell office:value-type="float" office:value="2.43236" calcext:value-type="float">
            <text:p>2.43236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trafalgar/problem-138-44033-pre.txt.bz2" xlink:type="simple">problem-138-44033-pre.txt.bz2</text:a> </text:p>
          </table:table-cell>
          <table:table-cell office:value-type="float" office:value="138" calcext:value-type="float">
            <text:p>138</text:p>
          </table:table-cell>
          <table:table-cell office:value-type="float" office:value="44033" calcext:value-type="float">
            <text:p>44033</text:p>
          </table:table-cell>
          <table:table-cell office:value-type="float" office:value="165899" calcext:value-type="float">
            <text:p>165899</text:p>
          </table:table-cell>
          <table:table-cell office:value-type="string" calcext:value-type="string">
            <text:p><text:s text:c="7"/>133341 X 133341</text:p>
          </table:table-cell>
          <table:table-cell office:value-type="float" office:value="5093871" calcext:value-type="float">
            <text:p>5093871</text:p>
          </table:table-cell>
          <table:table-cell table:style-name="ce18" office:value-type="float" office:value="1.71397E+021" calcext:value-type="float">
            <text:p>1.71E+21</text:p>
          </table:table-cell>
          <table:table-cell office:value-type="float" office:value="3.69863" calcext:value-type="float">
            <text:p>3.69863</text:p>
          </table:table-cell>
          <table:table-cell office:value-type="float" office:value="0.0175677" calcext:value-type="float">
            <text:p>0.0175677</text:p>
          </table:table-cell>
          <table:table-cell office:value-type="float" office:value="0.000223848" calcext:value-type="float">
            <text:p>0.000223848</text:p>
          </table:table-cell>
          <table:table-cell table:style-name="ce18" office:value-type="float" office:value="2.89175E-015" calcext:value-type="float">
            <text:p>2.89E-15</text:p>
          </table:table-cell>
          <table:table-cell office:value-type="float" office:value="1.2278" calcext:value-type="float">
            <text:p>1.2278</text:p>
          </table:table-cell>
          <table:table-cell/>
          <table:table-cell table:style-name="ce18" office:value-type="float" office:value="132187000" calcext:value-type="float">
            <text:p>1.32E+08</text:p>
          </table:table-cell>
          <table:table-cell office:value-type="float" office:value="627343" calcext:value-type="float">
            <text:p>627343</text:p>
          </table:table-cell>
          <table:table-cell office:value-type="float" office:value="13269.1" calcext:value-type="float">
            <text:p>13269.1</text:p>
          </table:table-cell>
          <table:table-cell table:style-name="ce18" office:value-type="float" office:value="0.000000145506" calcext:value-type="float">
            <text:p>1.46E-07</text:p>
          </table:table-cell>
          <table:table-cell office:value-type="float" office:value="1" calcext:value-type="float">
            <text:p>1</text:p>
          </table:table-cell>
          <table:table-cell office:value-type="float" office:value="94.2004" calcext:value-type="float">
            <text:p>94.200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7607" calcext:value-type="float">
            <text:p>107607</text:p>
          </table:table-cell>
          <table:table-cell office:value-type="float" office:value="509.904" calcext:value-type="float">
            <text:p>509.904</text:p>
          </table:table-cell>
          <table:table-cell office:value-type="float" office:value="375232" calcext:value-type="float">
            <text:p>375232</text:p>
          </table:table-cell>
          <table:table-cell office:value-type="float" office:value="0.00000405434" calcext:value-type="float">
            <text:p>4.05E-06</text:p>
          </table:table-cell>
          <table:table-cell office:value-type="float" office:value="0" calcext:value-type="float">
            <text:p>0</text:p>
          </table:table-cell>
          <table:table-cell office:value-type="float" office:value="1.7587" calcext:value-type="float">
            <text:p>1.758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8843" calcext:value-type="float">
            <text:p>188843</text:p>
          </table:table-cell>
          <table:table-cell office:value-type="float" office:value="895.798" calcext:value-type="float">
            <text:p>895.798</text:p>
          </table:table-cell>
          <table:table-cell office:value-type="float" office:value="547869" calcext:value-type="float">
            <text:p>547869</text:p>
          </table:table-cell>
          <table:table-cell table:style-name="ce18" office:value-type="float" office:value="0.00000628618" calcext:value-type="float">
            <text:p>6.29E-06</text:p>
          </table:table-cell>
          <table:table-cell office:value-type="float" office:value="0" calcext:value-type="float">
            <text:p>0</text:p>
          </table:table-cell>
          <table:table-cell office:value-type="float" office:value="10.4428" calcext:value-type="float">
            <text:p>10.442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60.861" calcext:value-type="float">
            <text:p>260.861</text:p>
          </table:table-cell>
          <table:table-cell office:value-type="float" office:value="1.23628" calcext:value-type="float">
            <text:p>1.23628</text:p>
          </table:table-cell>
          <table:table-cell table:style-name="ce18" office:value-type="float" office:value="91093500000" calcext:value-type="float">
            <text:p>9.11E+10</text:p>
          </table:table-cell>
          <table:table-cell table:style-name="ce18" office:value-type="float" office:value="0.000016776" calcext:value-type="float">
            <text:p>1.68E-05</text:p>
          </table:table-cell>
          <table:table-cell office:value-type="float" office:value="3" calcext:value-type="float">
            <text:p>3</text:p>
          </table:table-cell>
          <table:table-cell office:value-type="float" office:value="2.08243" calcext:value-type="float">
            <text:p>2.08243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trafalgar/problem-161-48126-pre.txt.bz2" xlink:type="simple">problem-161-48126-pre.txt.bz2</text:a> </text:p>
          </table:table-cell>
          <table:table-cell office:value-type="float" office:value="161" calcext:value-type="float">
            <text:p>161</text:p>
          </table:table-cell>
          <table:table-cell office:value-type="float" office:value="48126" calcext:value-type="float">
            <text:p>48126</text:p>
          </table:table-cell>
          <table:table-cell office:value-type="float" office:value="182072" calcext:value-type="float">
            <text:p>182072</text:p>
          </table:table-cell>
          <table:table-cell office:value-type="string" calcext:value-type="string">
            <text:p><text:s text:c="7"/>145827 X 145827</text:p>
          </table:table-cell>
          <table:table-cell office:value-type="float" office:value="5189949" calcext:value-type="float">
            <text:p>5189949</text:p>
          </table:table-cell>
          <table:table-cell table:style-name="ce18" office:value-type="float" office:value="7.35604E+020" calcext:value-type="float">
            <text:p>7.36E+20</text:p>
          </table:table-cell>
          <table:table-cell office:value-type="float" office:value="2.71516" calcext:value-type="float">
            <text:p>2.71516</text:p>
          </table:table-cell>
          <table:table-cell office:value-type="float" office:value="0.0123271" calcext:value-type="float">
            <text:p>0.0123271</text:p>
          </table:table-cell>
          <table:table-cell office:value-type="float" office:value="0.000137711" calcext:value-type="float">
            <text:p>0.000137711</text:p>
          </table:table-cell>
          <table:table-cell table:style-name="ce18" office:value-type="float" office:value="1.25116E-015" calcext:value-type="float">
            <text:p>1.25E-15</text:p>
          </table:table-cell>
          <table:table-cell office:value-type="float" office:value="1.40882" calcext:value-type="float">
            <text:p>1.40882</text:p>
          </table:table-cell>
          <table:table-cell/>
          <table:table-cell table:style-name="ce18" office:value-type="float" office:value="434054000" calcext:value-type="float">
            <text:p>4.34E+08</text:p>
          </table:table-cell>
          <table:table-cell table:style-name="ce18" office:value-type="float" office:value="1968440" calcext:value-type="float">
            <text:p>1.97E+06</text:p>
          </table:table-cell>
          <table:table-cell office:value-type="float" office:value="19513" calcext:value-type="float">
            <text:p>19513</text:p>
          </table:table-cell>
          <table:table-cell table:style-name="ce18" office:value-type="float" office:value="0.00000018717" calcext:value-type="float">
            <text:p>1.87E-07</text:p>
          </table:table-cell>
          <table:table-cell office:value-type="float" office:value="1" calcext:value-type="float">
            <text:p>1</text:p>
          </table:table-cell>
          <table:table-cell office:value-type="float" office:value="107.865" calcext:value-type="float">
            <text:p>107.86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0292" calcext:value-type="float">
            <text:p>180292</text:p>
          </table:table-cell>
          <table:table-cell office:value-type="float" office:value="815.82" calcext:value-type="float">
            <text:p>815.82</text:p>
          </table:table-cell>
          <table:table-cell office:value-type="float" office:value="418375" calcext:value-type="float">
            <text:p>418375</text:p>
          </table:table-cell>
          <table:table-cell office:value-type="float" office:value="0.00000377272" calcext:value-type="float">
            <text:p>3.77E-06</text:p>
          </table:table-cell>
          <table:table-cell office:value-type="float" office:value="0" calcext:value-type="float">
            <text:p>0</text:p>
          </table:table-cell>
          <table:table-cell office:value-type="float" office:value="3.60511" calcext:value-type="float">
            <text:p>3.6051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8355.8" calcext:value-type="float">
            <text:p>28355.8</text:p>
          </table:table-cell>
          <table:table-cell office:value-type="float" office:value="128.55" calcext:value-type="float">
            <text:p>128.55</text:p>
          </table:table-cell>
          <table:table-cell office:value-type="float" office:value="464757" calcext:value-type="float">
            <text:p>464757</text:p>
          </table:table-cell>
          <table:table-cell table:style-name="ce18" office:value-type="float" office:value="0.00000441435" calcext:value-type="float">
            <text:p>4.41E-06</text:p>
          </table:table-cell>
          <table:table-cell office:value-type="float" office:value="0" calcext:value-type="float">
            <text:p>0</text:p>
          </table:table-cell>
          <table:table-cell office:value-type="float" office:value="4.16639" calcext:value-type="float">
            <text:p>4.1663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8" office:value-type="float" office:value="5635730000000000" calcext:value-type="float">
            <text:p>5.64E+15</text:p>
          </table:table-cell>
          <table:table-cell table:style-name="ce18" office:value-type="float" office:value="25565700000000" calcext:value-type="float">
            <text:p>2.56E+13</text:p>
          </table:table-cell>
          <table:table-cell table:style-name="ce18" office:value-type="float" office:value="196071000000" calcext:value-type="float">
            <text:p>1.96E+11</text:p>
          </table:table-cell>
          <table:table-cell table:style-name="ce18" office:value-type="float" office:value="0.000020862" calcext:value-type="float">
            <text:p>2.09E-05</text:p>
          </table:table-cell>
          <table:table-cell office:value-type="float" office:value="3" calcext:value-type="float">
            <text:p>3</text:p>
          </table:table-cell>
          <table:table-cell office:value-type="float" office:value="3.73762" calcext:value-type="float">
            <text:p>3.73762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trafalgar/problem-170-49267-pre.txt.bz2" xlink:type="simple">problem-170-49267-pre.txt.bz2</text:a> </text:p>
          </table:table-cell>
          <table:table-cell office:value-type="float" office:value="170" calcext:value-type="float">
            <text:p>170</text:p>
          </table:table-cell>
          <table:table-cell office:value-type="float" office:value="49267" calcext:value-type="float">
            <text:p>49267</text:p>
          </table:table-cell>
          <table:table-cell office:value-type="float" office:value="185815" calcext:value-type="float">
            <text:p>185815</text:p>
          </table:table-cell>
          <table:table-cell office:value-type="string" calcext:value-type="string">
            <text:p><text:s text:c="7"/>149331 X 149331</text:p>
          </table:table-cell>
          <table:table-cell office:value-type="float" office:value="4531761" calcext:value-type="float">
            <text:p>4531761</text:p>
          </table:table-cell>
          <table:table-cell table:style-name="ce18" office:value-type="float" office:value="1.97104E+021" calcext:value-type="float">
            <text:p>1.97E+21</text:p>
          </table:table-cell>
          <table:table-cell office:value-type="float" office:value="7.95387" calcext:value-type="float">
            <text:p>7.95387</text:p>
          </table:table-cell>
          <table:table-cell office:value-type="float" office:value="0.0356475" calcext:value-type="float">
            <text:p>0.0356475</text:p>
          </table:table-cell>
          <table:table-cell office:value-type="float" office:value="0.000215096" calcext:value-type="float">
            <text:p>0.000215096</text:p>
          </table:table-cell>
          <table:table-cell table:style-name="ce18" office:value-type="float" office:value="1.83491E-015" calcext:value-type="float">
            <text:p>1.83E-15</text:p>
          </table:table-cell>
          <table:table-cell office:value-type="float" office:value="1.46192" calcext:value-type="float">
            <text:p>1.46192</text:p>
          </table:table-cell>
          <table:table-cell/>
          <table:table-cell table:style-name="ce18" office:value-type="float" office:value="287664000" calcext:value-type="float">
            <text:p>2.88E+08</text:p>
          </table:table-cell>
          <table:table-cell table:style-name="ce18" office:value-type="float" office:value="1292770" calcext:value-type="float">
            <text:p>1.29E+06</text:p>
          </table:table-cell>
          <table:table-cell office:value-type="float" office:value="27766.5" calcext:value-type="float">
            <text:p>27766.5</text:p>
          </table:table-cell>
          <table:table-cell table:style-name="ce18" office:value-type="float" office:value="0.000000287259" calcext:value-type="float">
            <text:p>2.87E-07</text:p>
          </table:table-cell>
          <table:table-cell office:value-type="float" office:value="1" calcext:value-type="float">
            <text:p>1</text:p>
          </table:table-cell>
          <table:table-cell office:value-type="float" office:value="109.685" calcext:value-type="float">
            <text:p>109.68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0474.3" calcext:value-type="float">
            <text:p>80474.3</text:p>
          </table:table-cell>
          <table:table-cell office:value-type="float" office:value="360.235" calcext:value-type="float">
            <text:p>360.235</text:p>
          </table:table-cell>
          <table:table-cell office:value-type="float" office:value="436761" calcext:value-type="float">
            <text:p>436761</text:p>
          </table:table-cell>
          <table:table-cell office:value-type="float" office:value="0.00000414978" calcext:value-type="float">
            <text:p>4.15E-06</text:p>
          </table:table-cell>
          <table:table-cell office:value-type="float" office:value="0" calcext:value-type="float">
            <text:p>0</text:p>
          </table:table-cell>
          <table:table-cell office:value-type="float" office:value="4.61636" calcext:value-type="float">
            <text:p>4.6163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6248" calcext:value-type="float">
            <text:p>76248</text:p>
          </table:table-cell>
          <table:table-cell office:value-type="float" office:value="341.517" calcext:value-type="float">
            <text:p>341.517</text:p>
          </table:table-cell>
          <table:table-cell office:value-type="float" office:value="406770" calcext:value-type="float">
            <text:p>406770</text:p>
          </table:table-cell>
          <table:table-cell table:style-name="ce18" office:value-type="float" office:value="0.00000360983" calcext:value-type="float">
            <text:p>3.61E-06</text:p>
          </table:table-cell>
          <table:table-cell office:value-type="float" office:value="0" calcext:value-type="float">
            <text:p>0</text:p>
          </table:table-cell>
          <table:table-cell office:value-type="float" office:value="6.35598" calcext:value-type="float">
            <text:p>6.35598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8" office:value-type="float" office:value="1.71374E+018" calcext:value-type="float">
            <text:p>1.71E+18</text:p>
          </table:table-cell>
          <table:table-cell table:style-name="ce18" office:value-type="float" office:value="7674580000000000" calcext:value-type="float">
            <text:p>7.67E+15</text:p>
          </table:table-cell>
          <table:table-cell table:style-name="ce18" office:value-type="float" office:value="16174400000000" calcext:value-type="float">
            <text:p>1.62E+13</text:p>
          </table:table-cell>
          <table:table-cell table:style-name="ce18" office:value-type="float" office:value="0.0000035439" calcext:value-type="float">
            <text:p>3.54E-06</text:p>
          </table:table-cell>
          <table:table-cell office:value-type="float" office:value="0" calcext:value-type="float">
            <text:p>0</text:p>
          </table:table-cell>
          <table:table-cell office:value-type="float" office:value="3.38821" calcext:value-type="float">
            <text:p>3.38821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trafalgar/problem-174-50489-pre.txt.bz2" xlink:type="simple">problem-174-50489-pre.txt.bz2</text:a> </text:p>
          </table:table-cell>
          <table:table-cell office:value-type="float" office:value="174" calcext:value-type="float">
            <text:p>174</text:p>
          </table:table-cell>
          <table:table-cell office:value-type="float" office:value="50489" calcext:value-type="float">
            <text:p>50489</text:p>
          </table:table-cell>
          <table:table-cell office:value-type="float" office:value="188809" calcext:value-type="float">
            <text:p>188809</text:p>
          </table:table-cell>
          <table:table-cell office:value-type="string" calcext:value-type="string">
            <text:p><text:s text:c="8"/>153033 X 153033</text:p>
          </table:table-cell>
          <table:table-cell office:value-type="float" office:value="5271321" calcext:value-type="float">
            <text:p>5271321</text:p>
          </table:table-cell>
          <table:table-cell table:style-name="ce18" office:value-type="float" office:value="3.84989E+020" calcext:value-type="float">
            <text:p>3.85E+20</text:p>
          </table:table-cell>
          <table:table-cell office:value-type="float" office:value="3.86573" calcext:value-type="float">
            <text:p>3.86573</text:p>
          </table:table-cell>
          <table:table-cell office:value-type="float" office:value="0.0171087" calcext:value-type="float">
            <text:p>0.0171087</text:p>
          </table:table-cell>
          <table:table-cell office:value-type="float" office:value="0.000171065" calcext:value-type="float">
            <text:p>0.000171065</text:p>
          </table:table-cell>
          <table:table-cell table:style-name="ce18" office:value-type="float" office:value="1.49245E-015" calcext:value-type="float">
            <text:p>1.49E-15</text:p>
          </table:table-cell>
          <table:table-cell office:value-type="float" office:value="1.47968" calcext:value-type="float">
            <text:p>1.47968</text:p>
          </table:table-cell>
          <table:table-cell/>
          <table:table-cell table:style-name="ce18" office:value-type="float" office:value="1125200000" calcext:value-type="float">
            <text:p>1.13E+09</text:p>
          </table:table-cell>
          <table:table-cell table:style-name="ce18" office:value-type="float" office:value="4987840" calcext:value-type="float">
            <text:p>4.99E+06</text:p>
          </table:table-cell>
          <table:table-cell office:value-type="float" office:value="95004.6" calcext:value-type="float">
            <text:p>95004.6</text:p>
          </table:table-cell>
          <table:table-cell table:style-name="ce18" office:value-type="float" office:value="0.000000799888" calcext:value-type="float">
            <text:p>8.00E-07</text:p>
          </table:table-cell>
          <table:table-cell office:value-type="float" office:value="1" calcext:value-type="float">
            <text:p>1</text:p>
          </table:table-cell>
          <table:table-cell office:value-type="float" office:value="113.631" calcext:value-type="float">
            <text:p>113.63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78304" calcext:value-type="float">
            <text:p>178304</text:p>
          </table:table-cell>
          <table:table-cell office:value-type="float" office:value="790.093" calcext:value-type="float">
            <text:p>790.093</text:p>
          </table:table-cell>
          <table:table-cell office:value-type="float" office:value="558313" calcext:value-type="float">
            <text:p>558313</text:p>
          </table:table-cell>
          <table:table-cell office:value-type="float" office:value="0.00000508312" calcext:value-type="float">
            <text:p>5.08E-06</text:p>
          </table:table-cell>
          <table:table-cell office:value-type="float" office:value="0" calcext:value-type="float">
            <text:p>0</text:p>
          </table:table-cell>
          <table:table-cell office:value-type="float" office:value="3.7773" calcext:value-type="float">
            <text:p>3.777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7819" calcext:value-type="float">
            <text:p>107819</text:p>
          </table:table-cell>
          <table:table-cell office:value-type="float" office:value="476.679" calcext:value-type="float">
            <text:p>476.679</text:p>
          </table:table-cell>
          <table:table-cell office:value-type="float" office:value="512079" calcext:value-type="float">
            <text:p>512079</text:p>
          </table:table-cell>
          <table:table-cell table:style-name="ce18" office:value-type="float" office:value="0.00000438392" calcext:value-type="float">
            <text:p>4.38E-06</text:p>
          </table:table-cell>
          <table:table-cell office:value-type="float" office:value="0" calcext:value-type="float">
            <text:p>0</text:p>
          </table:table-cell>
          <table:table-cell office:value-type="float" office:value="4.71939" calcext:value-type="float">
            <text:p>4.7193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8" office:value-type="float" office:value="1349050000" calcext:value-type="float">
            <text:p>1.35E+09</text:p>
          </table:table-cell>
          <table:table-cell table:style-name="ce18" office:value-type="float" office:value="5974080" calcext:value-type="float">
            <text:p>5.97E+06</text:p>
          </table:table-cell>
          <table:table-cell table:style-name="ce18" office:value-type="float" office:value="126567000000" calcext:value-type="float">
            <text:p>1.27E+11</text:p>
          </table:table-cell>
          <table:table-cell table:style-name="ce18" office:value-type="float" office:value="0.0001587" calcext:value-type="float">
            <text:p>1.59E-04</text:p>
          </table:table-cell>
          <table:table-cell office:value-type="float" office:value="3" calcext:value-type="float">
            <text:p>3</text:p>
          </table:table-cell>
          <table:table-cell office:value-type="float" office:value="4.36827" calcext:value-type="float">
            <text:p>4.36827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trafalgar/problem-193-53101-pre.txt.bz2" xlink:type="simple">problem-193-53101-pre.txt.bz2</text:a> </text:p>
          </table:table-cell>
          <table:table-cell office:value-type="float" office:value="193" calcext:value-type="float">
            <text:p>193</text:p>
          </table:table-cell>
          <table:table-cell office:value-type="float" office:value="53101" calcext:value-type="float">
            <text:p>53101</text:p>
          </table:table-cell>
          <table:table-cell office:value-type="float" office:value="196526" calcext:value-type="float">
            <text:p>196526</text:p>
          </table:table-cell>
          <table:table-cell office:value-type="string" calcext:value-type="string">
            <text:p><text:s text:c="8"/>161040 X 161040</text:p>
          </table:table-cell>
          <table:table-cell office:value-type="float" office:value="5450616" calcext:value-type="float">
            <text:p>5450616</text:p>
          </table:table-cell>
          <table:table-cell table:style-name="ce18" office:value-type="float" office:value="3.07845E+020" calcext:value-type="float">
            <text:p>3.08E+20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00137482" calcext:value-type="float">
            <text:p>0.00137482</text:p>
          </table:table-cell>
          <table:table-cell office:value-type="float" office:value="0.000185616" calcext:value-type="float">
            <text:p>0.000185616</text:p>
          </table:table-cell>
          <table:table-cell table:style-name="ce18" office:value-type="float" office:value="1.58976E-015" calcext:value-type="float">
            <text:p>1.59E-15</text:p>
          </table:table-cell>
          <table:table-cell office:value-type="float" office:value="1.56146" calcext:value-type="float">
            <text:p>1.56146</text:p>
          </table:table-cell>
          <table:table-cell/>
          <table:table-cell table:style-name="ce18" office:value-type="float" office:value="3340710000000" calcext:value-type="float">
            <text:p>3.34E+12</text:p>
          </table:table-cell>
          <table:table-cell table:style-name="ce18" office:value-type="float" office:value="14420600000" calcext:value-type="float">
            <text:p>1.44E+10</text:p>
          </table:table-cell>
          <table:table-cell office:value-type="float" office:value="449974" calcext:value-type="float">
            <text:p>449974</text:p>
          </table:table-cell>
          <table:table-cell table:style-name="ce18" office:value-type="float" office:value="0.00000351172" calcext:value-type="float">
            <text:p>3.51E-06</text:p>
          </table:table-cell>
          <table:table-cell office:value-type="float" office:value="1" calcext:value-type="float">
            <text:p>1</text:p>
          </table:table-cell>
          <table:table-cell office:value-type="float" office:value="115.965" calcext:value-type="float">
            <text:p>115.96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9275.7" calcext:value-type="float">
            <text:p>99275.7</text:p>
          </table:table-cell>
          <table:table-cell office:value-type="float" office:value="428.152" calcext:value-type="float">
            <text:p>428.152</text:p>
          </table:table-cell>
          <table:table-cell office:value-type="float" office:value="698012" calcext:value-type="float">
            <text:p>698012</text:p>
          </table:table-cell>
          <table:table-cell office:value-type="float" office:value="0.00000500311" calcext:value-type="float">
            <text:p>5.00E-06</text:p>
          </table:table-cell>
          <table:table-cell office:value-type="float" office:value="0" calcext:value-type="float">
            <text:p>0</text:p>
          </table:table-cell>
          <table:table-cell office:value-type="float" office:value="4.84394" calcext:value-type="float">
            <text:p>4.8439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30588" calcext:value-type="float">
            <text:p>130588</text:p>
          </table:table-cell>
          <table:table-cell office:value-type="float" office:value="563.513" calcext:value-type="float">
            <text:p>563.513</text:p>
          </table:table-cell>
          <table:table-cell office:value-type="float" office:value="591216" calcext:value-type="float">
            <text:p>591216</text:p>
          </table:table-cell>
          <table:table-cell table:style-name="ce18" office:value-type="float" office:value="0.00000463501" calcext:value-type="float">
            <text:p>4.64E-06</text:p>
          </table:table-cell>
          <table:table-cell office:value-type="float" office:value="0" calcext:value-type="float">
            <text:p>0</text:p>
          </table:table-cell>
          <table:table-cell office:value-type="float" office:value="5.64093" calcext:value-type="float">
            <text:p>5.6409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3702.5" calcext:value-type="float">
            <text:p>43702.5</text:p>
          </table:table-cell>
          <table:table-cell office:value-type="float" office:value="188.595" calcext:value-type="float">
            <text:p>188.595</text:p>
          </table:table-cell>
          <table:table-cell table:style-name="ce18" office:value-type="float" office:value="122308000000" calcext:value-type="float">
            <text:p>1.22E+11</text:p>
          </table:table-cell>
          <table:table-cell table:style-name="ce18" office:value-type="float" office:value="0.0000027021" calcext:value-type="float">
            <text:p>2.70E-06</text:p>
          </table:table-cell>
          <table:table-cell office:value-type="float" office:value="0" calcext:value-type="float">
            <text:p>0</text:p>
          </table:table-cell>
          <table:table-cell office:value-type="float" office:value="4.29019" calcext:value-type="float">
            <text:p>4.29019</text:p>
          </table:table-cell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trafalgar/problem-201-54427-pre.txt.bz2" xlink:type="simple">problem-201-54427-pre.txt.bz2</text:a> </text:p>
          </table:table-cell>
          <table:table-cell office:value-type="float" office:value="201" calcext:value-type="float">
            <text:p>201</text:p>
          </table:table-cell>
          <table:table-cell office:value-type="float" office:value="54427" calcext:value-type="float">
            <text:p>54427</text:p>
          </table:table-cell>
          <table:table-cell office:value-type="float" office:value="199938" calcext:value-type="float">
            <text:p>199938</text:p>
          </table:table-cell>
          <table:table-cell office:value-type="string" calcext:value-type="string">
            <text:p><text:s text:c="8"/>165090 X 165090</text:p>
          </table:table-cell>
          <table:table-cell office:value-type="float" office:value="5568840" calcext:value-type="float">
            <text:p>5568840</text:p>
          </table:table-cell>
          <table:table-cell table:style-name="ce18" office:value-type="float" office:value="2.8229E+021" calcext:value-type="float">
            <text:p>2.82E+21</text:p>
          </table:table-cell>
          <table:table-cell office:value-type="float" office:value="7.97992" calcext:value-type="float">
            <text:p>7.97992</text:p>
          </table:table-cell>
          <table:table-cell office:value-type="float" office:value="0.0340537" calcext:value-type="float">
            <text:p>0.0340537</text:p>
          </table:table-cell>
          <table:table-cell table:style-name="ce18" office:value-type="float" office:value="0.000267282" calcext:value-type="float">
            <text:p>2.67E-04</text:p>
          </table:table-cell>
          <table:table-cell table:style-name="ce18" office:value-type="float" office:value="1.81528E-015" calcext:value-type="float">
            <text:p>1.82E-15</text:p>
          </table:table-cell>
          <table:table-cell office:value-type="float" office:value="1.61445" calcext:value-type="float">
            <text:p>1.61445</text:p>
          </table:table-cell>
          <table:table-cell/>
          <table:table-cell table:style-name="ce18" office:value-type="float" office:value="1569030000" calcext:value-type="float">
            <text:p>1.57E+09</text:p>
          </table:table-cell>
          <table:table-cell table:style-name="ce18" office:value-type="float" office:value="6685050" calcext:value-type="float">
            <text:p>6.69E+06</text:p>
          </table:table-cell>
          <table:table-cell office:value-type="float" office:value="244079" calcext:value-type="float">
            <text:p>244079</text:p>
          </table:table-cell>
          <table:table-cell table:style-name="ce18" office:value-type="float" office:value="0.00000176065" calcext:value-type="float">
            <text:p>1.76E-06</text:p>
          </table:table-cell>
          <table:table-cell office:value-type="float" office:value="1" calcext:value-type="float">
            <text:p>1</text:p>
          </table:table-cell>
          <table:table-cell office:value-type="float" office:value="122.854" calcext:value-type="float">
            <text:p>122.85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0510.7" calcext:value-type="float">
            <text:p>90510.7</text:p>
          </table:table-cell>
          <table:table-cell office:value-type="float" office:value="386.01" calcext:value-type="float">
            <text:p>386.01</text:p>
          </table:table-cell>
          <table:table-cell office:value-type="float" office:value="816168" calcext:value-type="float">
            <text:p>816168</text:p>
          </table:table-cell>
          <table:table-cell office:value-type="float" office:value="0.00000577203" calcext:value-type="float">
            <text:p>5.77E-06</text:p>
          </table:table-cell>
          <table:table-cell office:value-type="float" office:value="0" calcext:value-type="float">
            <text:p>0</text:p>
          </table:table-cell>
          <table:table-cell office:value-type="float" office:value="4.7623" calcext:value-type="float">
            <text:p>4.762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3905.1" calcext:value-type="float">
            <text:p>53905.1</text:p>
          </table:table-cell>
          <table:table-cell office:value-type="float" office:value="230.048" calcext:value-type="float">
            <text:p>230.048</text:p>
          </table:table-cell>
          <table:table-cell office:value-type="float" office:value="605413" calcext:value-type="float">
            <text:p>605413</text:p>
          </table:table-cell>
          <table:table-cell table:style-name="ce18" office:value-type="float" office:value="0.00000407072" calcext:value-type="float">
            <text:p>4.07E-06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6.165" calcext:value-type="float">
            <text:p>6.17E+0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18" office:value-type="float" office:value="47607100" calcext:value-type="float">
            <text:p>4.76E+07</text:p>
          </table:table-cell>
          <table:table-cell office:value-type="float" office:value="202821" calcext:value-type="float">
            <text:p>202821</text:p>
          </table:table-cell>
          <table:table-cell table:style-name="ce18" office:value-type="float" office:value="120526000000" calcext:value-type="float">
            <text:p>1.21E+11</text:p>
          </table:table-cell>
          <table:table-cell table:style-name="ce18" office:value-type="float" office:value="0.00000041409" calcext:value-type="float">
            <text:p>4.14E-07</text:p>
          </table:table-cell>
          <table:table-cell office:value-type="float" office:value="0" calcext:value-type="float">
            <text:p>0</text:p>
          </table:table-cell>
          <table:table-cell office:value-type="float" office:value="2.98025" calcext:value-type="float">
            <text:p>2.98025</text:p>
          </table:table-cell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trafalgar/problem-206-54562-pre.txt.bz2" xlink:type="simple">problem-206-54562-pre.txt.bz2</text:a> </text:p>
          </table:table-cell>
          <table:table-cell office:value-type="float" office:value="206" calcext:value-type="float">
            <text:p>206</text:p>
          </table:table-cell>
          <table:table-cell office:value-type="float" office:value="54562" calcext:value-type="float">
            <text:p>54562</text:p>
          </table:table-cell>
          <table:table-cell office:value-type="float" office:value="200715" calcext:value-type="float">
            <text:p>200715</text:p>
          </table:table-cell>
          <table:table-cell office:value-type="string" calcext:value-type="string">
            <text:p><text:s text:c="8"/>165540 X 165540</text:p>
          </table:table-cell>
          <table:table-cell office:value-type="float" office:value="5410224" calcext:value-type="float">
            <text:p>5410224</text:p>
          </table:table-cell>
          <table:table-cell table:style-name="ce18" office:value-type="float" office:value="2.50692E+025" calcext:value-type="float">
            <text:p>2.51E+25</text:p>
          </table:table-cell>
          <table:table-cell office:value-type="float" office:value="201.58" calcext:value-type="float">
            <text:p>201.58</text:p>
          </table:table-cell>
          <table:table-cell office:value-type="float" office:value="0.857518" calcext:value-type="float">
            <text:p>0.857518</text:p>
          </table:table-cell>
          <table:table-cell office:value-type="float" office:value="0.0372038" calcext:value-type="float">
            <text:p>0.0372038</text:p>
          </table:table-cell>
          <table:table-cell table:style-name="ce18" office:value-type="float" office:value="7.23578E-016" calcext:value-type="float">
            <text:p>7.24E-16</text:p>
          </table:table-cell>
          <table:table-cell office:value-type="float" office:value="1.52252" calcext:value-type="float">
            <text:p>1.52252</text:p>
          </table:table-cell>
          <table:table-cell/>
          <table:table-cell table:style-name="ce18" office:value-type="float" office:value="714069000" calcext:value-type="float">
            <text:p>7.14E+08</text:p>
          </table:table-cell>
          <table:table-cell table:style-name="ce18" office:value-type="float" office:value="3037020" calcext:value-type="float">
            <text:p>3.04E+06</text:p>
          </table:table-cell>
          <table:table-cell office:value-type="float" office:value="157142" calcext:value-type="float">
            <text:p>157142</text:p>
          </table:table-cell>
          <table:table-cell table:style-name="ce18" office:value-type="float" office:value="0.00000000439487" calcext:value-type="float">
            <text:p>4.39E-09</text:p>
          </table:table-cell>
          <table:table-cell office:value-type="float" office:value="1" calcext:value-type="float">
            <text:p>1</text:p>
          </table:table-cell>
          <table:table-cell office:value-type="float" office:value="118.027" calcext:value-type="float">
            <text:p>118.02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83675" calcext:value-type="float">
            <text:p>983675</text:p>
          </table:table-cell>
          <table:table-cell office:value-type="float" office:value="4188.08" calcext:value-type="float">
            <text:p>4188.08</text:p>
          </table:table-cell>
          <table:table-cell table:style-name="ce18" office:value-type="float" office:value="247974000" calcext:value-type="float">
            <text:p>2.48E+08</text:p>
          </table:table-cell>
          <table:table-cell office:value-type="float" office:value="0.00000556842" calcext:value-type="float">
            <text:p>5.57E-06</text:p>
          </table:table-cell>
          <table:table-cell office:value-type="float" office:value="0" calcext:value-type="float">
            <text:p>0</text:p>
          </table:table-cell>
          <table:table-cell office:value-type="float" office:value="0.27269" calcext:value-type="float">
            <text:p>0.272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6677" calcext:value-type="float">
            <text:p>756677</text:p>
          </table:table-cell>
          <table:table-cell office:value-type="float" office:value="3220.11" calcext:value-type="float">
            <text:p>3220.11</text:p>
          </table:table-cell>
          <table:table-cell table:style-name="ce18" office:value-type="float" office:value="223380000" calcext:value-type="float">
            <text:p>2.23E+08</text:p>
          </table:table-cell>
          <table:table-cell table:style-name="ce18" office:value-type="float" office:value="0.0000052347" calcext:value-type="float">
            <text:p>5.23E-06</text:p>
          </table:table-cell>
          <table:table-cell office:value-type="float" office:value="0" calcext:value-type="float">
            <text:p>0</text:p>
          </table:table-cell>
          <table:table-cell office:value-type="float" office:value="0.497511" calcext:value-type="float">
            <text:p>0.49751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94759500" calcext:value-type="float">
            <text:p>9.48E+07</text:p>
          </table:table-cell>
          <table:table-cell office:value-type="float" office:value="403517" calcext:value-type="float">
            <text:p>403517</text:p>
          </table:table-cell>
          <table:table-cell table:style-name="ce18" office:value-type="float" office:value="52918400000000" calcext:value-type="float">
            <text:p>5.29E+13</text:p>
          </table:table-cell>
          <table:table-cell table:style-name="ce18" office:value-type="float" office:value="0.000057723" calcext:value-type="float">
            <text:p>5.77E-05</text:p>
          </table:table-cell>
          <table:table-cell office:value-type="float" office:value="3" calcext:value-type="float">
            <text:p>3</text:p>
          </table:table-cell>
          <table:table-cell office:value-type="float" office:value="4.35894" calcext:value-type="float">
            <text:p>4.35894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trafalgar/problem-215-55910-pre.txt.bz2" xlink:type="simple">problem-215-55910-pre.txt.bz2</text:a> </text:p>
          </table:table-cell>
          <table:table-cell office:value-type="float" office:value="215" calcext:value-type="float">
            <text:p>215</text:p>
          </table:table-cell>
          <table:table-cell office:value-type="float" office:value="55910" calcext:value-type="float">
            <text:p>55910</text:p>
          </table:table-cell>
          <table:table-cell office:value-type="float" office:value="204202" calcext:value-type="float">
            <text:p>204202</text:p>
          </table:table-cell>
          <table:table-cell office:value-type="string" calcext:value-type="string">
            <text:p><text:s text:c="8"/>169665 X 169665</text:p>
          </table:table-cell>
          <table:table-cell office:value-type="float" office:value="5576121" calcext:value-type="float">
            <text:p>5576121</text:p>
          </table:table-cell>
          <table:table-cell table:style-name="ce18" office:value-type="float" office:value="2.25354E+021" calcext:value-type="float">
            <text:p>2.25E+21</text:p>
          </table:table-cell>
          <table:table-cell office:value-type="float" office:value="0.528408" calcext:value-type="float">
            <text:p>0.528408</text:p>
          </table:table-cell>
          <table:table-cell office:value-type="float" office:value="0.00221992" calcext:value-type="float">
            <text:p>0.00221992</text:p>
          </table:table-cell>
          <table:table-cell office:value-type="float" office:value="0.00208058" calcext:value-type="float">
            <text:p>0.00208058</text:p>
          </table:table-cell>
          <table:table-cell table:style-name="ce18" office:value-type="float" office:value="9.88695E-016" calcext:value-type="float">
            <text:p>9.89E-16</text:p>
          </table:table-cell>
          <table:table-cell office:value-type="float" office:value="1.57566" calcext:value-type="float">
            <text:p>1.57566</text:p>
          </table:table-cell>
          <table:table-cell/>
          <table:table-cell table:style-name="ce18" office:value-type="float" office:value="770022000" calcext:value-type="float">
            <text:p>7.70E+08</text:p>
          </table:table-cell>
          <table:table-cell table:style-name="ce18" office:value-type="float" office:value="3236330" calcext:value-type="float">
            <text:p>3.24E+06</text:p>
          </table:table-cell>
          <table:table-cell office:value-type="float" office:value="296534" calcext:value-type="float">
            <text:p>296534</text:p>
          </table:table-cell>
          <table:table-cell table:style-name="ce18" office:value-type="float" office:value="0.000000109871" calcext:value-type="float">
            <text:p>1.10E-07</text:p>
          </table:table-cell>
          <table:table-cell office:value-type="float" office:value="1" calcext:value-type="float">
            <text:p>1</text:p>
          </table:table-cell>
          <table:table-cell office:value-type="float" office:value="121.446" calcext:value-type="float">
            <text:p>121.44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4027" calcext:value-type="float">
            <text:p>124027</text:p>
          </table:table-cell>
          <table:table-cell office:value-type="float" office:value="522.46" calcext:value-type="float">
            <text:p>522.46</text:p>
          </table:table-cell>
          <table:table-cell table:style-name="ce18" office:value-type="float" office:value="11648000" calcext:value-type="float">
            <text:p>1.16E+07</text:p>
          </table:table-cell>
          <table:table-cell office:value-type="float" office:value="0.0000123591" calcext:value-type="float">
            <text:p>1.24E-05</text:p>
          </table:table-cell>
          <table:table-cell office:value-type="float" office:value="0" calcext:value-type="float">
            <text:p>0</text:p>
          </table:table-cell>
          <table:table-cell office:value-type="float" office:value="0.851316" calcext:value-type="float">
            <text:p>0.8513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8019" calcext:value-type="float">
            <text:p>158019</text:p>
          </table:table-cell>
          <table:table-cell office:value-type="float" office:value="664.722" calcext:value-type="float">
            <text:p>664.722</text:p>
          </table:table-cell>
          <table:table-cell table:style-name="ce18" office:value-type="float" office:value="12306700" calcext:value-type="float">
            <text:p>1.23E+07</text:p>
          </table:table-cell>
          <table:table-cell table:style-name="ce18" office:value-type="float" office:value="0.0000146608" calcext:value-type="float">
            <text:p>1.47E-05</text:p>
          </table:table-cell>
          <table:table-cell office:value-type="float" office:value="0" calcext:value-type="float">
            <text:p>0</text:p>
          </table:table-cell>
          <table:table-cell office:value-type="float" office:value="1.48223" calcext:value-type="float">
            <text:p>1.4822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8" office:value-type="float" office:value="57749200" calcext:value-type="float">
            <text:p>5.77E+07</text:p>
          </table:table-cell>
          <table:table-cell office:value-type="float" office:value="242893" calcext:value-type="float">
            <text:p>242893</text:p>
          </table:table-cell>
          <table:table-cell table:style-name="ce18" office:value-type="float" office:value="2262400000000" calcext:value-type="float">
            <text:p>2.26E+12</text:p>
          </table:table-cell>
          <table:table-cell table:style-name="ce18" office:value-type="float" office:value="0.0000024414" calcext:value-type="float">
            <text:p>2.44E-06</text:p>
          </table:table-cell>
          <table:table-cell office:value-type="float" office:value="0" calcext:value-type="float">
            <text:p>0</text:p>
          </table:table-cell>
          <table:table-cell office:value-type="float" office:value="1.60346" calcext:value-type="float">
            <text:p>1.60346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trafalgar/problem-225-57665-pre.txt.bz2" xlink:type="simple">problem-225-57665-pre.txt.bz2</text:a> </text:p>
          </table:table-cell>
          <table:table-cell office:value-type="float" office:value="225" calcext:value-type="float">
            <text:p>225</text:p>
          </table:table-cell>
          <table:table-cell office:value-type="float" office:value="57665" calcext:value-type="float">
            <text:p>57665</text:p>
          </table:table-cell>
          <table:table-cell office:value-type="float" office:value="208622" calcext:value-type="float">
            <text:p>208622</text:p>
          </table:table-cell>
          <table:table-cell office:value-type="string" calcext:value-type="string">
            <text:p><text:s text:c="8"/>175020 X 175020</text:p>
          </table:table-cell>
          <table:table-cell office:value-type="float" office:value="5898102" calcext:value-type="float">
            <text:p>5898102</text:p>
          </table:table-cell>
          <table:table-cell table:style-name="ce18" office:value-type="float" office:value="3.11115E+021" calcext:value-type="float">
            <text:p>3.11E+21</text:p>
          </table:table-cell>
          <table:table-cell office:value-type="float" office:value="2.53798" calcext:value-type="float">
            <text:p>2.53798</text:p>
          </table:table-cell>
          <table:table-cell office:value-type="float" office:value="0.0105092" calcext:value-type="float">
            <text:p>0.0105092</text:p>
          </table:table-cell>
          <table:table-cell office:value-type="float" office:value="0.000224343" calcext:value-type="float">
            <text:p>0.000224343</text:p>
          </table:table-cell>
          <table:table-cell table:style-name="ce18" office:value-type="float" office:value="1.06138E-015" calcext:value-type="float">
            <text:p>1.06E-15</text:p>
          </table:table-cell>
          <table:table-cell office:value-type="float" office:value="1.76011" calcext:value-type="float">
            <text:p>1.76011</text:p>
          </table:table-cell>
          <table:table-cell/>
          <table:table-cell table:style-name="ce18" office:value-type="float" office:value="951845000" calcext:value-type="float">
            <text:p>9.52E+08</text:p>
          </table:table-cell>
          <table:table-cell table:style-name="ce18" office:value-type="float" office:value="3941420" calcext:value-type="float">
            <text:p>3.94E+06</text:p>
          </table:table-cell>
          <table:table-cell office:value-type="float" office:value="148255" calcext:value-type="float">
            <text:p>148255</text:p>
          </table:table-cell>
          <table:table-cell table:style-name="ce18" office:value-type="float" office:value="0.000000741623" calcext:value-type="float">
            <text:p>7.42E-07</text:p>
          </table:table-cell>
          <table:table-cell office:value-type="float" office:value="1" calcext:value-type="float">
            <text:p>1</text:p>
          </table:table-cell>
          <table:table-cell office:value-type="float" office:value="130.109" calcext:value-type="float">
            <text:p>130.10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45374" calcext:value-type="float">
            <text:p>145374</text:p>
          </table:table-cell>
          <table:table-cell office:value-type="float" office:value="602.989" calcext:value-type="float">
            <text:p>602.989</text:p>
          </table:table-cell>
          <table:table-cell office:value-type="float" office:value="645382" calcext:value-type="float">
            <text:p>645382</text:p>
          </table:table-cell>
          <table:table-cell office:value-type="float" office:value="0.00000348557" calcext:value-type="float">
            <text:p>3.49E-06</text:p>
          </table:table-cell>
          <table:table-cell office:value-type="float" office:value="0" calcext:value-type="float">
            <text:p>0</text:p>
          </table:table-cell>
          <table:table-cell office:value-type="float" office:value="3.84899" calcext:value-type="float">
            <text:p>3.8489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78971" calcext:value-type="float">
            <text:p>178971</text:p>
          </table:table-cell>
          <table:table-cell office:value-type="float" office:value="741.048" calcext:value-type="float">
            <text:p>741.048</text:p>
          </table:table-cell>
          <table:table-cell office:value-type="float" office:value="937827" calcext:value-type="float">
            <text:p>937827</text:p>
          </table:table-cell>
          <table:table-cell table:style-name="ce18" office:value-type="float" office:value="0.00000521166" calcext:value-type="float">
            <text:p>5.21E-06</text:p>
          </table:table-cell>
          <table:table-cell office:value-type="float" office:value="0" calcext:value-type="float">
            <text:p>0</text:p>
          </table:table-cell>
          <table:table-cell office:value-type="float" office:value="5.31033" calcext:value-type="float">
            <text:p>5.3103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93778" calcext:value-type="float">
            <text:p>193778</text:p>
          </table:table-cell>
          <table:table-cell office:value-type="float" office:value="803.222" calcext:value-type="float">
            <text:p>803.222</text:p>
          </table:table-cell>
          <table:table-cell table:style-name="ce18" office:value-type="float" office:value="189601000000" calcext:value-type="float">
            <text:p>1.90E+11</text:p>
          </table:table-cell>
          <table:table-cell table:style-name="ce18" office:value-type="float" office:value="0.00005412" calcext:value-type="float">
            <text:p>5.41E-05</text:p>
          </table:table-cell>
          <table:table-cell office:value-type="float" office:value="3" calcext:value-type="float">
            <text:p>3</text:p>
          </table:table-cell>
          <table:table-cell office:value-type="float" office:value="4.36942" calcext:value-type="float">
            <text:p>4.36942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9">
          <table:table-cell office:value-type="string" calcext:value-type="string">
            <text:p><text:a xlink:href="https://grail.cs.washington.edu/projects/bal/data/trafalgar/problem-257-65132-pre.txt.bz2" xlink:type="simple">problem-257-65132-pre.txt.bz2</text:a></text:p>
          </table:table-cell>
          <table:table-cell office:value-type="float" office:value="257" calcext:value-type="float">
            <text:p>257</text:p>
          </table:table-cell>
          <table:table-cell office:value-type="float" office:value="65132" calcext:value-type="float">
            <text:p>65132</text:p>
          </table:table-cell>
          <table:table-cell office:value-type="float" office:value="225911" calcext:value-type="float">
            <text:p>225911</text:p>
          </table:table-cell>
          <table:table-cell office:value-type="string" calcext:value-type="string">
            <text:p><text:s text:c="8"/>197709 X 197709</text:p>
          </table:table-cell>
          <table:table-cell office:value-type="float" office:value="6481587" calcext:value-type="float">
            <text:p>6481587</text:p>
          </table:table-cell>
          <table:table-cell table:style-name="ce18" office:value-type="float" office:value="2.359E+022" calcext:value-type="float">
            <text:p>2.36E+22</text:p>
          </table:table-cell>
          <table:table-cell office:value-type="float" office:value="2.27" calcext:value-type="float">
            <text:p>2.27</text:p>
          </table:table-cell>
          <table:table-cell office:value-type="float" office:value="0.00884671" calcext:value-type="float">
            <text:p>0.00884671</text:p>
          </table:table-cell>
          <table:table-cell office:value-type="float" office:value="0.000426245" calcext:value-type="float">
            <text:p>0.000426245</text:p>
          </table:table-cell>
          <table:table-cell table:style-name="ce18" office:value-type="float" office:value="1.79379E-015" calcext:value-type="float">
            <text:p>1.79E-15</text:p>
          </table:table-cell>
          <table:table-cell office:value-type="float" office:value="1.82921" calcext:value-type="float">
            <text:p>1.82921</text:p>
          </table:table-cell>
          <table:table-cell/>
          <table:table-cell table:style-name="ce18" office:value-type="float" office:value="109414000" calcext:value-type="float">
            <text:p>1.09E+08</text:p>
          </table:table-cell>
          <table:table-cell office:value-type="float" office:value="426424" calcext:value-type="float">
            <text:p>426424</text:p>
          </table:table-cell>
          <table:table-cell office:value-type="float" office:value="26113" calcext:value-type="float">
            <text:p>26113</text:p>
          </table:table-cell>
          <table:table-cell table:style-name="ce18" office:value-type="float" office:value="0.0000000807239" calcext:value-type="float">
            <text:p>8.07E-08</text:p>
          </table:table-cell>
          <table:table-cell office:value-type="float" office:value="1" calcext:value-type="float">
            <text:p>1</text:p>
          </table:table-cell>
          <table:table-cell office:value-type="float" office:value="148.4" calcext:value-type="float">
            <text:p>148.4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8" office:value-type="float" office:value="1263670" calcext:value-type="float">
            <text:p>1.26E+06</text:p>
          </table:table-cell>
          <table:table-cell office:value-type="float" office:value="4919.91" calcext:value-type="float">
            <text:p>4919.91</text:p>
          </table:table-cell>
          <table:table-cell table:style-name="ce18" office:value-type="float" office:value="1921750" calcext:value-type="float">
            <text:p>1.92E+06</text:p>
          </table:table-cell>
          <table:table-cell office:value-type="float" office:value="0.00000783833" calcext:value-type="float">
            <text:p>7.84E-06</text:p>
          </table:table-cell>
          <table:table-cell office:value-type="float" office:value="0" calcext:value-type="float">
            <text:p>0</text:p>
          </table:table-cell>
          <table:table-cell office:value-type="float" office:value="3.52804" calcext:value-type="float">
            <text:p>3.5280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63150" calcext:value-type="float">
            <text:p>863150</text:p>
          </table:table-cell>
          <table:table-cell office:value-type="float" office:value="3358.05" calcext:value-type="float">
            <text:p>3358.05</text:p>
          </table:table-cell>
          <table:table-cell table:style-name="ce18" office:value-type="float" office:value="1218710" calcext:value-type="float">
            <text:p>1.22E+06</text:p>
          </table:table-cell>
          <table:table-cell table:style-name="ce18" office:value-type="float" office:value="0.00000603194" calcext:value-type="float">
            <text:p>6.03E-06</text:p>
          </table:table-cell>
          <table:table-cell office:value-type="float" office:value="0" calcext:value-type="float">
            <text:p>0</text:p>
          </table:table-cell>
          <table:table-cell office:value-type="float" office:value="4.67996" calcext:value-type="float">
            <text:p>4.67996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8" office:value-type="float" office:value="1055360000" calcext:value-type="float">
            <text:p>1.06E+09</text:p>
          </table:table-cell>
          <table:table-cell table:style-name="ce18" office:value-type="float" office:value="4108530" calcext:value-type="float">
            <text:p>4.11E+06</text:p>
          </table:table-cell>
          <table:table-cell table:style-name="ce18" office:value-type="float" office:value="366101000000" calcext:value-type="float">
            <text:p>3.66E+11</text:p>
          </table:table-cell>
          <table:table-cell table:style-name="ce18" office:value-type="float" office:value="0.00012925" calcext:value-type="float">
            <text:p>1.29E-04</text:p>
          </table:table-cell>
          <table:table-cell office:value-type="float" office:value="3" calcext:value-type="float">
            <text:p>3</text:p>
          </table:table-cell>
          <table:table-cell office:value-type="float" office:value="5.08024" calcext:value-type="float">
            <text:p>5.08024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10">
          <table:table-cell table:number-columns-repeated="24"/>
          <table:table-cell table:style-name="Default"/>
          <table:table-cell table:number-columns-repeated="38"/>
        </table:table-row>
        <table:table-row table:style-name="ro11">
          <table:table-cell table:style-name="ce15" office:value-type="string" calcext:value-type="string">
            <text:p><text:s text:c="7"/>Dubrovnik</text:p>
          </table:table-cell>
          <table:table-cell table:style-name="Default" table:number-columns-repeated="3"/>
          <table:table-cell table:number-columns-repeated="20"/>
          <table:table-cell table:style-name="Default"/>
          <table:table-cell table:number-columns-repeated="38"/>
        </table:table-row>
        <table:table-row table:style-name="ro12">
          <table:table-cell table:style-name="Default" table:number-columns-repeated="4"/>
          <table:table-cell table:number-columns-repeated="20"/>
          <table:table-cell table:style-name="Default"/>
          <table:table-cell table:number-columns-repeated="38"/>
        </table:table-row>
        <table:table-row table:style-name="ro6">
          <table:table-cell office:value-type="string" calcext:value-type="string">
            <text:p><text:a xlink:href="https://grail.cs.washington.edu/projects/bal/data/dubrovnik/problem-16-22106-pre.txt.bz2" xlink:type="simple">problem-16-22106-pre.txt.bz2</text:a> </text:p>
          </table:table-cell>
          <table:table-cell office:value-type="float" office:value="16" calcext:value-type="float">
            <text:p>16</text:p>
          </table:table-cell>
          <table:table-cell office:value-type="float" office:value="22106" calcext:value-type="float">
            <text:p>22106</text:p>
          </table:table-cell>
          <table:table-cell office:value-type="float" office:value="83718" calcext:value-type="float">
            <text:p>83718</text:p>
          </table:table-cell>
          <table:table-cell office:value-type="string" calcext:value-type="string">
            <text:p><text:s text:c="8"/>66462 X 66462</text:p>
          </table:table-cell>
          <table:table-cell office:value-type="float" office:value="1284306" calcext:value-type="float">
            <text:p>1284306</text:p>
          </table:table-cell>
          <table:table-cell table:style-name="ce18" office:value-type="float" office:value="7.34409E+021" calcext:value-type="float">
            <text:p>7.34E+21</text:p>
          </table:table-cell>
          <table:table-cell office:value-type="float" office:value="6.32719" calcext:value-type="float">
            <text:p>6.32719</text:p>
          </table:table-cell>
          <table:table-cell office:value-type="float" office:value="0.0425189" calcext:value-type="float">
            <text:p>0.0425189</text:p>
          </table:table-cell>
          <table:table-cell table:style-name="ce18" office:value-type="float" office:value="0.00000796217" calcext:value-type="float">
            <text:p>7.96E-06</text:p>
          </table:table-cell>
          <table:table-cell table:style-name="ce18" office:value-type="float" office:value="1.57145E-015" calcext:value-type="float">
            <text:p>1.57E-15</text:p>
          </table:table-cell>
          <table:table-cell office:value-type="float" office:value="0.35857" calcext:value-type="float">
            <text:p>0.35857</text:p>
          </table:table-cell>
          <table:table-cell/>
          <table:table-cell table:style-name="ce18" office:value-type="float" office:value="3287210000" calcext:value-type="float">
            <text:p>3.29E+09</text:p>
          </table:table-cell>
          <table:table-cell table:style-name="ce18" office:value-type="float" office:value="22104800" calcext:value-type="float">
            <text:p>2.21E+07</text:p>
          </table:table-cell>
          <table:table-cell office:value-type="float" office:value="2405.93" calcext:value-type="float">
            <text:p>2405.93</text:p>
          </table:table-cell>
          <table:table-cell table:style-name="ce18" office:value-type="float" office:value="0.000000523796" calcext:value-type="float">
            <text:p>5.24E-07</text:p>
          </table:table-cell>
          <table:table-cell office:value-type="float" office:value="1" calcext:value-type="float">
            <text:p>1</text:p>
          </table:table-cell>
          <table:table-cell office:value-type="float" office:value="18.1538" calcext:value-type="float">
            <text:p>18.153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2489.9" calcext:value-type="float">
            <text:p>52489.9</text:p>
          </table:table-cell>
          <table:table-cell office:value-type="float" office:value="352.696" calcext:value-type="float">
            <text:p>352.696</text:p>
          </table:table-cell>
          <table:table-cell office:value-type="float" office:value="27176.4" calcext:value-type="float">
            <text:p>27176.4</text:p>
          </table:table-cell>
          <table:table-cell office:value-type="float" office:value="0.00000512437" calcext:value-type="float">
            <text:p>5.12E-06</text:p>
          </table:table-cell>
          <table:table-cell office:value-type="float" office:value="0" calcext:value-type="float">
            <text:p>0</text:p>
          </table:table-cell>
          <table:table-cell office:value-type="float" office:value="0.246039" calcext:value-type="float">
            <text:p>0.24603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9165.3" calcext:value-type="float">
            <text:p>49165.3</text:p>
          </table:table-cell>
          <table:table-cell office:value-type="float" office:value="330.499" calcext:value-type="float">
            <text:p>330.499</text:p>
          </table:table-cell>
          <table:table-cell office:value-type="float" office:value="30901.3" calcext:value-type="float">
            <text:p>30901.3</text:p>
          </table:table-cell>
          <table:table-cell table:style-name="ce18" office:value-type="float" office:value="0.0000058564" calcext:value-type="float">
            <text:p>5.86E-06</text:p>
          </table:table-cell>
          <table:table-cell office:value-type="float" office:value="0" calcext:value-type="float">
            <text:p>0</text:p>
          </table:table-cell>
          <table:table-cell office:value-type="float" office:value="3.61933" calcext:value-type="float">
            <text:p>3.6193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8" office:value-type="float" office:value="3633910000" calcext:value-type="float">
            <text:p>3.63E+09</text:p>
          </table:table-cell>
          <table:table-cell table:style-name="ce18" office:value-type="float" office:value="24399000" calcext:value-type="float">
            <text:p>2.44E+07</text:p>
          </table:table-cell>
          <table:table-cell table:style-name="ce18" office:value-type="float" office:value="4710200000" calcext:value-type="float">
            <text:p>4.71E+09</text:p>
          </table:table-cell>
          <table:table-cell table:style-name="ce18" office:value-type="float" office:value="0.0000072689" calcext:value-type="float">
            <text:p>7.27E-06</text:p>
          </table:table-cell>
          <table:table-cell office:value-type="float" office:value="0" calcext:value-type="float">
            <text:p>0</text:p>
          </table:table-cell>
          <table:table-cell office:value-type="float" office:value="2.36671" calcext:value-type="float">
            <text:p>2.36671</text:p>
          </table:table-cell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dubrovnik/problem-88-64298-pre.txt.bz2" xlink:type="simple">problem-88-64298-pre.txt.bz2</text:a> </text:p>
          </table:table-cell>
          <table:table-cell office:value-type="float" office:value="88" calcext:value-type="float">
            <text:p>88</text:p>
          </table:table-cell>
          <table:table-cell office:value-type="float" office:value="64298" calcext:value-type="float">
            <text:p>64298</text:p>
          </table:table-cell>
          <table:table-cell office:value-type="float" office:value="383937" calcext:value-type="float">
            <text:p>383937</text:p>
          </table:table-cell>
          <table:table-cell office:value-type="string" calcext:value-type="string">
            <text:p><text:s text:c="6"/>193686 X 193686</text:p>
          </table:table-cell>
          <table:table-cell office:value-type="float" office:value="6603852" calcext:value-type="float">
            <text:p>6603852</text:p>
          </table:table-cell>
          <table:table-cell table:style-name="ce18" office:value-type="float" office:value="5.7683E+021" calcext:value-type="float">
            <text:p>5.77E+21</text:p>
          </table:table-cell>
          <table:table-cell office:value-type="float" office:value="17.6285" calcext:value-type="float">
            <text:p>17.6285</text:p>
          </table:table-cell>
          <table:table-cell office:value-type="float" office:value="0.0693419" calcext:value-type="float">
            <text:p>0.0693419</text:p>
          </table:table-cell>
          <table:table-cell table:style-name="ce18" office:value-type="float" office:value="0.000041754" calcext:value-type="float">
            <text:p>4.18E-05</text:p>
          </table:table-cell>
          <table:table-cell table:style-name="ce18" office:value-type="float" office:value="3.42994E-015" calcext:value-type="float">
            <text:p>3.43E-15</text:p>
          </table:table-cell>
          <table:table-cell office:value-type="float" office:value="2.722" calcext:value-type="float">
            <text:p>2.722</text:p>
          </table:table-cell>
          <table:table-cell/>
          <table:table-cell table:style-name="ce18" office:value-type="float" office:value="12809100000" calcext:value-type="float">
            <text:p>1.28E+10</text:p>
          </table:table-cell>
          <table:table-cell table:style-name="ce18" office:value-type="float" office:value="50374300" calcext:value-type="float">
            <text:p>5.04E+07</text:p>
          </table:table-cell>
          <table:table-cell office:value-type="float" office:value="98808.7" calcext:value-type="float">
            <text:p>98808.7</text:p>
          </table:table-cell>
          <table:table-cell table:style-name="ce18" office:value-type="float" office:value="0.0000080842" calcext:value-type="float">
            <text:p>8.08E-06</text:p>
          </table:table-cell>
          <table:table-cell office:value-type="float" office:value="1" calcext:value-type="float">
            <text:p>1</text:p>
          </table:table-cell>
          <table:table-cell office:value-type="float" office:value="90.1505" calcext:value-type="float">
            <text:p>90.1505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8" office:value-type="float" office:value="6524650" calcext:value-type="float">
            <text:p>6.52E+06</text:p>
          </table:table-cell>
          <table:table-cell office:value-type="float" office:value="25675.3" calcext:value-type="float">
            <text:p>25675.3</text:p>
          </table:table-cell>
          <table:table-cell office:value-type="float" office:value="110764" calcext:value-type="float">
            <text:p>110764</text:p>
          </table:table-cell>
          <table:table-cell office:value-type="float" office:value="0.0000078068" calcext:value-type="float">
            <text:p>7.81E-06</text:p>
          </table:table-cell>
          <table:table-cell office:value-type="float" office:value="0" calcext:value-type="float">
            <text:p>0</text:p>
          </table:table-cell>
          <table:table-cell office:value-type="float" office:value="1.596" calcext:value-type="float">
            <text:p>1.59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8" office:value-type="float" office:value="1388430" calcext:value-type="float">
            <text:p>1.39E+06</text:p>
          </table:table-cell>
          <table:table-cell office:value-type="float" office:value="5468.84" calcext:value-type="float">
            <text:p>5468.84</text:p>
          </table:table-cell>
          <table:table-cell office:value-type="float" office:value="78263.5" calcext:value-type="float">
            <text:p>78263.5</text:p>
          </table:table-cell>
          <table:table-cell table:style-name="ce18" office:value-type="float" office:value="0.00000642728" calcext:value-type="float">
            <text:p>6.43E-06</text:p>
          </table:table-cell>
          <table:table-cell office:value-type="float" office:value="0" calcext:value-type="float">
            <text:p>0</text:p>
          </table:table-cell>
          <table:table-cell office:value-type="float" office:value="18.0144" calcext:value-type="float">
            <text:p>18.0144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8" office:value-type="float" office:value="237314000" calcext:value-type="float">
            <text:p>2.37E+08</text:p>
          </table:table-cell>
          <table:table-cell office:value-type="float" office:value="933509" calcext:value-type="float">
            <text:p>933509</text:p>
          </table:table-cell>
          <table:table-cell table:style-name="ce18" office:value-type="float" office:value="11868900000" calcext:value-type="float">
            <text:p>1.19E+10</text:p>
          </table:table-cell>
          <table:table-cell table:style-name="ce18" office:value-type="float" office:value="0.0000067573" calcext:value-type="float">
            <text:p>6.76E-06</text:p>
          </table:table-cell>
          <table:table-cell office:value-type="float" office:value="0" calcext:value-type="float">
            <text:p>0</text:p>
          </table:table-cell>
          <table:table-cell office:value-type="float" office:value="5.33251" calcext:value-type="float">
            <text:p>5.33251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dubrovnik/problem-135-90642-pre.txt.bz2" xlink:type="simple">problem-135-90642-pre.txt.bz2</text:a> </text:p>
          </table:table-cell>
          <table:table-cell office:value-type="float" office:value="135" calcext:value-type="float">
            <text:p>135</text:p>
          </table:table-cell>
          <table:table-cell office:value-type="float" office:value="90642" calcext:value-type="float">
            <text:p>90642</text:p>
          </table:table-cell>
          <table:table-cell office:value-type="float" office:value="553336" calcext:value-type="float">
            <text:p>553336</text:p>
          </table:table-cell>
          <table:table-cell office:value-type="string" calcext:value-type="string">
            <text:p><text:s text:c="6"/>273141 X 273141</text:p>
          </table:table-cell>
          <table:table-cell office:value-type="float" office:value="14726139" calcext:value-type="float">
            <text:p>14726139</text:p>
          </table:table-cell>
          <table:table-cell table:style-name="ce18" office:value-type="float" office:value="1.33414E+023" calcext:value-type="float">
            <text:p>1.33E+23</text:p>
          </table:table-cell>
          <table:table-cell office:value-type="float" office:value="30.304" calcext:value-type="float">
            <text:p>30.304</text:p>
          </table:table-cell>
          <table:table-cell office:value-type="float" office:value="0.100469" calcext:value-type="float">
            <text:p>0.100469</text:p>
          </table:table-cell>
          <table:table-cell table:style-name="ce18" office:value-type="float" office:value="0.0000633343" calcext:value-type="float">
            <text:p>6.33E-05</text:p>
          </table:table-cell>
          <table:table-cell table:style-name="ce18" office:value-type="float" office:value="2.84783E-015" calcext:value-type="float">
            <text:p>2.85E-15</text:p>
          </table:table-cell>
          <table:table-cell office:value-type="float" office:value="6.74886" calcext:value-type="float">
            <text:p>6.74886</text:p>
          </table:table-cell>
          <table:table-cell/>
          <table:table-cell table:style-name="ce18" office:value-type="float" office:value="591548000" calcext:value-type="float">
            <text:p>5.92E+08</text:p>
          </table:table-cell>
          <table:table-cell table:style-name="ce18" office:value-type="float" office:value="1961660" calcext:value-type="float">
            <text:p>1.96E+06</text:p>
          </table:table-cell>
          <table:table-cell office:value-type="float" office:value="1264.21" calcext:value-type="float">
            <text:p>1264.21</text:p>
          </table:table-cell>
          <table:table-cell table:style-name="ce18" office:value-type="float" office:value="0.0000000593711" calcext:value-type="float">
            <text:p>5.94E-08</text:p>
          </table:table-cell>
          <table:table-cell office:value-type="float" office:value="1" calcext:value-type="float">
            <text:p>1</text:p>
          </table:table-cell>
          <table:table-cell office:value-type="float" office:value="213.462" calcext:value-type="float">
            <text:p>213.46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11263" calcext:value-type="float">
            <text:p>411263</text:p>
          </table:table-cell>
          <table:table-cell office:value-type="float" office:value="1364" calcext:value-type="float">
            <text:p>1364</text:p>
          </table:table-cell>
          <table:table-cell office:value-type="float" office:value="149185" calcext:value-type="float">
            <text:p>149185</text:p>
          </table:table-cell>
          <table:table-cell office:value-type="float" office:value="0.00000635205" calcext:value-type="float">
            <text:p>6.35E-06</text:p>
          </table:table-cell>
          <table:table-cell office:value-type="float" office:value="0" calcext:value-type="float">
            <text:p>0</text:p>
          </table:table-cell>
          <table:table-cell office:value-type="float" office:value="3.97036" calcext:value-type="float">
            <text:p>3.9703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5688" calcext:value-type="float">
            <text:p>195688</text:p>
          </table:table-cell>
          <table:table-cell office:value-type="float" office:value="648.527" calcext:value-type="float">
            <text:p>648.527</text:p>
          </table:table-cell>
          <table:table-cell office:value-type="float" office:value="147828" calcext:value-type="float">
            <text:p>147828</text:p>
          </table:table-cell>
          <table:table-cell table:style-name="ce18" office:value-type="float" office:value="0.00000688464" calcext:value-type="float">
            <text:p>6.88E-06</text:p>
          </table:table-cell>
          <table:table-cell office:value-type="float" office:value="0" calcext:value-type="float">
            <text:p>0</text:p>
          </table:table-cell>
          <table:table-cell office:value-type="float" office:value="29.2174" calcext:value-type="float">
            <text:p>29.2174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8" office:value-type="float" office:value="4.26334E+024" calcext:value-type="float">
            <text:p>4.26E+24</text:p>
          </table:table-cell>
          <table:table-cell table:style-name="ce18" office:value-type="float" office:value="1.41396E+022" calcext:value-type="float">
            <text:p>1.41E+22</text:p>
          </table:table-cell>
          <table:table-cell table:style-name="ce18" office:value-type="float" office:value="9.90697E+017" calcext:value-type="float">
            <text:p>9.91E+17</text:p>
          </table:table-cell>
          <table:table-cell table:style-name="ce18" office:value-type="float" office:value="0.0000044745" calcext:value-type="float">
            <text:p>4.47E-06</text:p>
          </table:table-cell>
          <table:table-cell office:value-type="float" office:value="0" calcext:value-type="float">
            <text:p>0</text:p>
          </table:table-cell>
          <table:table-cell office:value-type="float" office:value="8.0837" calcext:value-type="float">
            <text:p>8.0837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dubrovnik/problem-142-93602-pre.txt.bz2" xlink:type="simple">problem-142-93602-pre.txt.bz2</text:a> </text:p>
          </table:table-cell>
          <table:table-cell office:value-type="float" office:value="142" calcext:value-type="float">
            <text:p>142</text:p>
          </table:table-cell>
          <table:table-cell office:value-type="float" office:value="93602" calcext:value-type="float">
            <text:p>93602</text:p>
          </table:table-cell>
          <table:table-cell office:value-type="float" office:value="565608" calcext:value-type="float">
            <text:p>565608</text:p>
          </table:table-cell>
          <table:table-cell office:value-type="string" calcext:value-type="string">
            <text:p><text:s text:c="6"/>282084 X 282084</text:p>
          </table:table-cell>
          <table:table-cell office:value-type="float" office:value="16302696" calcext:value-type="float">
            <text:p>16302696</text:p>
          </table:table-cell>
          <table:table-cell table:style-name="ce18" office:value-type="float" office:value="3.9349E+023" calcext:value-type="float">
            <text:p>3.93E+23</text:p>
          </table:table-cell>
          <table:table-cell office:value-type="float" office:value="86.1561" calcext:value-type="float">
            <text:p>86.1561</text:p>
          </table:table-cell>
          <table:table-cell office:value-type="float" office:value="0.281529" calcext:value-type="float">
            <text:p>0.281529</text:p>
          </table:table-cell>
          <table:table-cell office:value-type="float" office:value="0.000109589" calcext:value-type="float">
            <text:p>0.000109589</text:p>
          </table:table-cell>
          <table:table-cell table:style-name="ce18" office:value-type="float" office:value="4.44375E-015" calcext:value-type="float">
            <text:p>4.44E-15</text:p>
          </table:table-cell>
          <table:table-cell office:value-type="float" office:value="7.40656" calcext:value-type="float">
            <text:p>7.40656</text:p>
          </table:table-cell>
          <table:table-cell/>
          <table:table-cell table:style-name="ce18" office:value-type="float" office:value="2740450000" calcext:value-type="float">
            <text:p>2.74E+09</text:p>
          </table:table-cell>
          <table:table-cell table:style-name="ce18" office:value-type="float" office:value="8929670" calcext:value-type="float">
            <text:p>8.93E+06</text:p>
          </table:table-cell>
          <table:table-cell office:value-type="float" office:value="2302.12" calcext:value-type="float">
            <text:p>2302.12</text:p>
          </table:table-cell>
          <table:table-cell table:style-name="ce18" office:value-type="float" office:value="0.0000000906209" calcext:value-type="float">
            <text:p>9.06E-08</text:p>
          </table:table-cell>
          <table:table-cell office:value-type="float" office:value="1" calcext:value-type="float">
            <text:p>1</text:p>
          </table:table-cell>
          <table:table-cell office:value-type="float" office:value="248.727" calcext:value-type="float">
            <text:p>248.72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40004" calcext:value-type="float">
            <text:p>840004</text:p>
          </table:table-cell>
          <table:table-cell office:value-type="float" office:value="2738.59" calcext:value-type="float">
            <text:p>2738.59</text:p>
          </table:table-cell>
          <table:table-cell office:value-type="float" office:value="175820" calcext:value-type="float">
            <text:p>175820</text:p>
          </table:table-cell>
          <table:table-cell office:value-type="float" office:value="0.00000631053" calcext:value-type="float">
            <text:p>6.31E-06</text:p>
          </table:table-cell>
          <table:table-cell office:value-type="float" office:value="0" calcext:value-type="float">
            <text:p>0</text:p>
          </table:table-cell>
          <table:table-cell office:value-type="float" office:value="3.87652" calcext:value-type="float">
            <text:p>3.8765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06931" calcext:value-type="float">
            <text:p>406931</text:p>
          </table:table-cell>
          <table:table-cell office:value-type="float" office:value="1327.12" calcext:value-type="float">
            <text:p>1327.12</text:p>
          </table:table-cell>
          <table:table-cell office:value-type="float" office:value="182718" calcext:value-type="float">
            <text:p>182718</text:p>
          </table:table-cell>
          <table:table-cell table:style-name="ce18" office:value-type="float" office:value="0.00000714406" calcext:value-type="float">
            <text:p>7.14E-06</text:p>
          </table:table-cell>
          <table:table-cell office:value-type="float" office:value="0" calcext:value-type="float">
            <text:p>0</text:p>
          </table:table-cell>
          <table:table-cell office:value-type="float" office:value="32.3934" calcext:value-type="float">
            <text:p>32.3934</text:p>
          </table:table-cell>
          <table:table-cell office:value-type="float" office:value="47" calcext:value-type="float">
            <text:p>47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dubrovnik/problem-150-95821-pre.txt.bz2" xlink:type="simple">problem-150-95821-pre.txt.bz2</text:a> </text:p>
          </table:table-cell>
          <table:table-cell office:value-type="float" office:value="150" calcext:value-type="float">
            <text:p>150</text:p>
          </table:table-cell>
          <table:table-cell office:value-type="float" office:value="95821" calcext:value-type="float">
            <text:p>95821</text:p>
          </table:table-cell>
          <table:table-cell office:value-type="float" office:value="568119" calcext:value-type="float">
            <text:p>568119</text:p>
          </table:table-cell>
          <table:table-cell office:value-type="string" calcext:value-type="string">
            <text:p><text:s text:c="6"/>288813 X 288813</text:p>
          </table:table-cell>
          <table:table-cell office:value-type="float" office:value="31552417" calcext:value-type="float">
            <text:p>31552417</text:p>
          </table:table-cell>
          <table:table-cell table:style-name="ce18" office:value-type="float" office:value="132644000000000" calcext:value-type="float">
            <text:p>1.33E+14</text:p>
          </table:table-cell>
          <table:table-cell table:style-name="ce18" office:value-type="float" office:value="0.00000422197" calcext:value-type="float">
            <text:p>4.22E-06</text:p>
          </table:table-cell>
          <table:table-cell table:style-name="ce18" office:value-type="float" office:value="0.0000000135974" calcext:value-type="float">
            <text:p>1.36E-08</text:p>
          </table:table-cell>
          <table:table-cell office:value-type="float" office:value="0.000229848" calcext:value-type="float">
            <text:p>0.000229848</text:p>
          </table:table-cell>
          <table:table-cell table:style-name="ce18" office:value-type="float" office:value="3.37383E-015" calcext:value-type="float">
            <text:p>3.37E-15</text:p>
          </table:table-cell>
          <table:table-cell office:value-type="float" office:value="5.23029" calcext:value-type="float">
            <text:p>5.23029</text:p>
          </table:table-cell>
          <table:table-cell/>
          <table:table-cell office:value-type="float" office:value="2225.28" calcext:value-type="float">
            <text:p>2225.28</text:p>
          </table:table-cell>
          <table:table-cell office:value-type="float" office:value="7.17181" calcext:value-type="float">
            <text:p>7.17181</text:p>
          </table:table-cell>
          <table:table-cell office:value-type="float" office:value="59067.5" calcext:value-type="float">
            <text:p>59067.5</text:p>
          </table:table-cell>
          <table:table-cell table:style-name="ce18" office:value-type="float" office:value="0.000000934168" calcext:value-type="float">
            <text:p>9.34E-07</text:p>
          </table:table-cell>
          <table:table-cell office:value-type="float" office:value="1" calcext:value-type="float">
            <text:p>1</text:p>
          </table:table-cell>
          <table:table-cell office:value-type="float" office:value="422.985" calcext:value-type="float">
            <text:p>422.98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94.39" calcext:value-type="float">
            <text:p>3194.39</text:p>
          </table:table-cell>
          <table:table-cell office:value-type="float" office:value="10.3125" calcext:value-type="float">
            <text:p>10.3125</text:p>
          </table:table-cell>
          <table:table-cell office:value-type="float" office:value="499778" calcext:value-type="float">
            <text:p>499778</text:p>
          </table:table-cell>
          <table:table-cell office:value-type="float" office:value="0.00000690856" calcext:value-type="float">
            <text:p>6.91E-06</text:p>
          </table:table-cell>
          <table:table-cell office:value-type="float" office:value="0" calcext:value-type="float">
            <text:p>0</text:p>
          </table:table-cell>
          <table:table-cell office:value-type="float" office:value="6.74894" calcext:value-type="float">
            <text:p>6.7489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096.37" calcext:value-type="float">
            <text:p>3096.37</text:p>
          </table:table-cell>
          <table:table-cell office:value-type="float" office:value="9.97443" calcext:value-type="float">
            <text:p>9.97443</text:p>
          </table:table-cell>
          <table:table-cell office:value-type="float" office:value="419950" calcext:value-type="float">
            <text:p>419950</text:p>
          </table:table-cell>
          <table:table-cell table:style-name="ce18" office:value-type="float" office:value="0.00000612524" calcext:value-type="float">
            <text:p>6.13E-06</text:p>
          </table:table-cell>
          <table:table-cell office:value-type="float" office:value="0" calcext:value-type="float">
            <text:p>0</text:p>
          </table:table-cell>
          <table:table-cell office:value-type="float" office:value="43.0656" calcext:value-type="float">
            <text:p>43.0656</text:p>
          </table:table-cell>
          <table:table-cell office:value-type="float" office:value="41" calcext:value-type="float">
            <text:p>41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dubrovnik/problem-161-103832-pre.txt.bz2" xlink:type="simple">problem-161-103832-pre.txt.bz2</text:a> </text:p>
          </table:table-cell>
          <table:table-cell office:value-type="float" office:value="161" calcext:value-type="float">
            <text:p>161</text:p>
          </table:table-cell>
          <table:table-cell office:value-type="float" office:value="103832" calcext:value-type="float">
            <text:p>103832</text:p>
          </table:table-cell>
          <table:table-cell office:value-type="float" office:value="592019" calcext:value-type="float">
            <text:p>592019</text:p>
          </table:table-cell>
          <table:table-cell office:value-type="string" calcext:value-type="string">
            <text:p><text:s text:c="6"/>312945 X 312945</text:p>
          </table:table-cell>
          <table:table-cell office:value-type="float" office:value="32916447" calcext:value-type="float">
            <text:p>32916447</text:p>
          </table:table-cell>
          <table:table-cell table:style-name="ce18" office:value-type="float" office:value="353758000000000" calcext:value-type="float">
            <text:p>3.54E+14</text:p>
          </table:table-cell>
          <table:table-cell table:style-name="ce18" office:value-type="float" office:value="0.00000581464" calcext:value-type="float">
            <text:p>5.81E-06</text:p>
          </table:table-cell>
          <table:table-cell table:style-name="ce18" office:value-type="float" office:value="0.0000000180048" calcext:value-type="float">
            <text:p>1.80E-08</text:p>
          </table:table-cell>
          <table:table-cell office:value-type="float" office:value="0.000346699" calcext:value-type="float">
            <text:p>0.000346699</text:p>
          </table:table-cell>
          <table:table-cell table:style-name="ce18" office:value-type="float" office:value="3.8165E-015" calcext:value-type="float">
            <text:p>3.82E-15</text:p>
          </table:table-cell>
          <table:table-cell office:value-type="float" office:value="5.61974" calcext:value-type="float">
            <text:p>5.61974</text:p>
          </table:table-cell>
          <table:table-cell/>
          <table:table-cell office:value-type="float" office:value="236.442" calcext:value-type="float">
            <text:p>236.442</text:p>
          </table:table-cell>
          <table:table-cell office:value-type="float" office:value="0.732153" calcext:value-type="float">
            <text:p>0.732153</text:p>
          </table:table-cell>
          <table:table-cell office:value-type="float" office:value="6367.05" calcext:value-type="float">
            <text:p>6367.05</text:p>
          </table:table-cell>
          <table:table-cell table:style-name="ce18" office:value-type="float" office:value="0.000000068064" calcext:value-type="float">
            <text:p>6.81E-08</text:p>
          </table:table-cell>
          <table:table-cell office:value-type="float" office:value="1" calcext:value-type="float">
            <text:p>1</text:p>
          </table:table-cell>
          <table:table-cell office:value-type="float" office:value="453.337" calcext:value-type="float">
            <text:p>453.3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352.61" calcext:value-type="float">
            <text:p>2352.61</text:p>
          </table:table-cell>
          <table:table-cell office:value-type="float" office:value="7.28699" calcext:value-type="float">
            <text:p>7.28699</text:p>
          </table:table-cell>
          <table:table-cell office:value-type="float" office:value="547034" calcext:value-type="float">
            <text:p>547034</text:p>
          </table:table-cell>
          <table:table-cell office:value-type="float" office:value="0.00000661461" calcext:value-type="float">
            <text:p>6.61E-06</text:p>
          </table:table-cell>
          <table:table-cell office:value-type="float" office:value="0" calcext:value-type="float">
            <text:p>0</text:p>
          </table:table-cell>
          <table:table-cell office:value-type="float" office:value="14.4817" calcext:value-type="float">
            <text:p>14.481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76.07" calcext:value-type="float">
            <text:p>2576.07</text:p>
          </table:table-cell>
          <table:table-cell office:value-type="float" office:value="7.98223" calcext:value-type="float">
            <text:p>7.98223</text:p>
          </table:table-cell>
          <table:table-cell office:value-type="float" office:value="546935" calcext:value-type="float">
            <text:p>546935</text:p>
          </table:table-cell>
          <table:table-cell table:style-name="ce18" office:value-type="float" office:value="0.00000672352" calcext:value-type="float">
            <text:p>6.72E-06</text:p>
          </table:table-cell>
          <table:table-cell office:value-type="float" office:value="0" calcext:value-type="float">
            <text:p>0</text:p>
          </table:table-cell>
          <table:table-cell office:value-type="float" office:value="46.6899" calcext:value-type="float">
            <text:p>46.6899</text:p>
          </table:table-cell>
          <table:table-cell office:value-type="float" office:value="46" calcext:value-type="float">
            <text:p>46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dubrovnik/problem-173-111908-pre.txt.bz2" xlink:type="simple">problem-173-111908-pre.txt.bz2</text:a> </text:p>
          </table:table-cell>
          <table:table-cell office:value-type="float" office:value="173" calcext:value-type="float">
            <text:p>173</text:p>
          </table:table-cell>
          <table:table-cell office:value-type="float" office:value="111908" calcext:value-type="float">
            <text:p>111908</text:p>
          </table:table-cell>
          <table:table-cell office:value-type="float" office:value="634570" calcext:value-type="float">
            <text:p>634570</text:p>
          </table:table-cell>
          <table:table-cell office:value-type="string" calcext:value-type="string">
            <text:p><text:s text:c="6"/>337281 X 337281</text:p>
          </table:table-cell>
          <table:table-cell office:value-type="float" office:value="35287803" calcext:value-type="float">
            <text:p>35287803</text:p>
          </table:table-cell>
          <table:table-cell table:style-name="ce18" office:value-type="float" office:value="1665330000000000" calcext:value-type="float">
            <text:p>1.67E+15</text:p>
          </table:table-cell>
          <table:table-cell table:style-name="ce18" office:value-type="float" office:value="0.00000541308" calcext:value-type="float">
            <text:p>5.41E-06</text:p>
          </table:table-cell>
          <table:table-cell table:style-name="ce18" office:value-type="float" office:value="0.0000000161365" calcext:value-type="float">
            <text:p>1.61E-08</text:p>
          </table:table-cell>
          <table:table-cell office:value-type="float" office:value="0.000644181" calcext:value-type="float">
            <text:p>0.000644181</text:p>
          </table:table-cell>
          <table:table-cell table:style-name="ce18" office:value-type="float" office:value="4.36654E-015" calcext:value-type="float">
            <text:p>4.37E-15</text:p>
          </table:table-cell>
          <table:table-cell office:value-type="float" office:value="5.93734" calcext:value-type="float">
            <text:p>5.93734</text:p>
          </table:table-cell>
          <table:table-cell/>
          <table:table-cell office:value-type="float" office:value="1330.18" calcext:value-type="float">
            <text:p>1330.18</text:p>
          </table:table-cell>
          <table:table-cell office:value-type="float" office:value="3.97124" calcext:value-type="float">
            <text:p>3.97124</text:p>
          </table:table-cell>
          <table:table-cell office:value-type="float" office:value="40999.8" calcext:value-type="float">
            <text:p>40999.8</text:p>
          </table:table-cell>
          <table:table-cell table:style-name="ce18" office:value-type="float" office:value="0.000000221409" calcext:value-type="float">
            <text:p>2.21E-07</text:p>
          </table:table-cell>
          <table:table-cell office:value-type="float" office:value="1" calcext:value-type="float">
            <text:p>1</text:p>
          </table:table-cell>
          <table:table-cell office:value-type="float" office:value="480.078" calcext:value-type="float">
            <text:p>480.07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629.81" calcext:value-type="float">
            <text:p>8629.81</text:p>
          </table:table-cell>
          <table:table-cell office:value-type="float" office:value="25.741" calcext:value-type="float">
            <text:p>25.741</text:p>
          </table:table-cell>
          <table:table-cell table:style-name="ce18" office:value-type="float" office:value="1625690" calcext:value-type="float">
            <text:p>1.63E+06</text:p>
          </table:table-cell>
          <table:table-cell office:value-type="float" office:value="0.00000848922" calcext:value-type="float">
            <text:p>8.49E-06</text:p>
          </table:table-cell>
          <table:table-cell office:value-type="float" office:value="0" calcext:value-type="float">
            <text:p>0</text:p>
          </table:table-cell>
          <table:table-cell office:value-type="float" office:value="15.9365" calcext:value-type="float">
            <text:p>15.936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951.46" calcext:value-type="float">
            <text:p>3951.46</text:p>
          </table:table-cell>
          <table:table-cell office:value-type="float" office:value="11.7817" calcext:value-type="float">
            <text:p>11.7817</text:p>
          </table:table-cell>
          <table:table-cell table:style-name="ce18" office:value-type="float" office:value="1197160" calcext:value-type="float">
            <text:p>1.20E+06</text:p>
          </table:table-cell>
          <table:table-cell table:style-name="ce18" office:value-type="float" office:value="0.00000791604" calcext:value-type="float">
            <text:p>7.92E-06</text:p>
          </table:table-cell>
          <table:table-cell office:value-type="float" office:value="0" calcext:value-type="float">
            <text:p>0</text:p>
          </table:table-cell>
          <table:table-cell office:value-type="float" office:value="56.6873" calcext:value-type="float">
            <text:p>56.6873</text:p>
          </table:table-cell>
          <table:table-cell office:value-type="float" office:value="73" calcext:value-type="float">
            <text:p>73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dubrovnik/problem-182-116770-pre.txt.bz2" xlink:type="simple">problem-182-116770-pre.txt.bz2</text:a> </text:p>
          </table:table-cell>
          <table:table-cell office:value-type="float" office:value="182" calcext:value-type="float">
            <text:p>182</text:p>
          </table:table-cell>
          <table:table-cell office:value-type="float" office:value="116770" calcext:value-type="float">
            <text:p>116770</text:p>
          </table:table-cell>
          <table:table-cell office:value-type="float" office:value="668705" calcext:value-type="float">
            <text:p>668705</text:p>
          </table:table-cell>
          <table:table-cell office:value-type="string" calcext:value-type="string">
            <text:p><text:s text:c="6"/>351948 X 351948</text:p>
          </table:table-cell>
          <table:table-cell office:value-type="float" office:value="35287803" calcext:value-type="float">
            <text:p>35287803</text:p>
          </table:table-cell>
          <table:table-cell table:style-name="ce18" office:value-type="float" office:value="1.78206E+016" calcext:value-type="float">
            <text:p>1.78E+16</text:p>
          </table:table-cell>
          <table:table-cell table:style-name="ce18" office:value-type="float" office:value="0.0000183316" calcext:value-type="float">
            <text:p>1.83E-05</text:p>
          </table:table-cell>
          <table:table-cell table:style-name="ce18" office:value-type="float" office:value="0.0000000535814" calcext:value-type="float">
            <text:p>5.36E-08</text:p>
          </table:table-cell>
          <table:table-cell office:value-type="float" office:value="0.00210755" calcext:value-type="float">
            <text:p>0.00210755</text:p>
          </table:table-cell>
          <table:table-cell table:style-name="ce18" office:value-type="float" office:value="4.00962E-015" calcext:value-type="float">
            <text:p>4.01E-15</text:p>
          </table:table-cell>
          <table:table-cell office:value-type="float" office:value="6.67351" calcext:value-type="float">
            <text:p>6.67351</text:p>
          </table:table-cell>
          <table:table-cell/>
          <table:table-cell office:value-type="float" office:value="2183.35" calcext:value-type="float">
            <text:p>2183.35</text:p>
          </table:table-cell>
          <table:table-cell office:value-type="float" office:value="6.37509" calcext:value-type="float">
            <text:p>6.37509</text:p>
          </table:table-cell>
          <table:table-cell office:value-type="float" office:value="362892" calcext:value-type="float">
            <text:p>362892</text:p>
          </table:table-cell>
          <table:table-cell table:style-name="ce18" office:value-type="float" office:value="0.000000238062" calcext:value-type="float">
            <text:p>2.38E-07</text:p>
          </table:table-cell>
          <table:table-cell office:value-type="float" office:value="1" calcext:value-type="float">
            <text:p>1</text:p>
          </table:table-cell>
          <table:table-cell office:value-type="float" office:value="491.586" calcext:value-type="float">
            <text:p>491.58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795.22" calcext:value-type="float">
            <text:p>4795.22</text:p>
          </table:table-cell>
          <table:table-cell office:value-type="float" office:value="14.0141" calcext:value-type="float">
            <text:p>14.0141</text:p>
          </table:table-cell>
          <table:table-cell table:style-name="ce18" office:value-type="float" office:value="11163200" calcext:value-type="float">
            <text:p>1.12E+07</text:p>
          </table:table-cell>
          <table:table-cell office:value-type="float" office:value="0.00000923253" calcext:value-type="float">
            <text:p>9.23E-06</text:p>
          </table:table-cell>
          <table:table-cell office:value-type="float" office:value="0" calcext:value-type="float">
            <text:p>0</text:p>
          </table:table-cell>
          <table:table-cell office:value-type="float" office:value="11.6958" calcext:value-type="float">
            <text:p>11.695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2412.9" calcext:value-type="float">
            <text:p>12412.9</text:p>
          </table:table-cell>
          <table:table-cell office:value-type="float" office:value="36.2618" calcext:value-type="float">
            <text:p>36.2618</text:p>
          </table:table-cell>
          <table:table-cell table:style-name="ce18" office:value-type="float" office:value="10640700" calcext:value-type="float">
            <text:p>1.06E+07</text:p>
          </table:table-cell>
          <table:table-cell table:style-name="ce18" office:value-type="float" office:value="0.00000463277" calcext:value-type="float">
            <text:p>4.63E-06</text:p>
          </table:table-cell>
          <table:table-cell office:value-type="float" office:value="0" calcext:value-type="float">
            <text:p>0</text:p>
          </table:table-cell>
          <table:table-cell office:value-type="float" office:value="49.9777" calcext:value-type="float">
            <text:p>49.9777</text:p>
          </table:table-cell>
          <table:table-cell office:value-type="float" office:value="29" calcext:value-type="float">
            <text:p>29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dubrovnik/problem-202-132796-pre.txt.bz2" xlink:type="simple">problem-202-132796-pre.txt.bz2</text:a> </text:p>
          </table:table-cell>
          <table:table-cell office:value-type="float" office:value="202" calcext:value-type="float">
            <text:p>202</text:p>
          </table:table-cell>
          <table:table-cell office:value-type="float" office:value="132796" calcext:value-type="float">
            <text:p>132796</text:p>
          </table:table-cell>
          <table:table-cell office:value-type="float" office:value="751652" calcext:value-type="float">
            <text:p>751652</text:p>
          </table:table-cell>
          <table:table-cell office:value-type="string" calcext:value-type="string">
            <text:p><text:s text:c="6"/>400206 X 400206</text:p>
          </table:table-cell>
          <table:table-cell office:value-type="float" office:value="41797462" calcext:value-type="float">
            <text:p>41797462</text:p>
          </table:table-cell>
          <table:table-cell table:style-name="ce18" office:value-type="float" office:value="2.04213E+018" calcext:value-type="float">
            <text:p>2.04E+18</text:p>
          </table:table-cell>
          <table:table-cell office:value-type="float" office:value="0.0042863" calcext:value-type="float">
            <text:p>0.0042863</text:p>
          </table:table-cell>
          <table:table-cell table:style-name="ce18" office:value-type="float" office:value="0.0000117237" calcext:value-type="float">
            <text:p>1.17E-05</text:p>
          </table:table-cell>
          <table:table-cell office:value-type="float" office:value="0.00401634" calcext:value-type="float">
            <text:p>0.00401634</text:p>
          </table:table-cell>
          <table:table-cell table:style-name="ce18" office:value-type="float" office:value="4.71678E-015" calcext:value-type="float">
            <text:p>4.72E-15</text:p>
          </table:table-cell>
          <table:table-cell office:value-type="float" office:value="25.1913" calcext:value-type="float">
            <text:p>25.1913</text:p>
          </table:table-cell>
          <table:table-cell/>
          <table:table-cell office:value-type="float" office:value="52182.7" calcext:value-type="float">
            <text:p>52182.7</text:p>
          </table:table-cell>
          <table:table-cell office:value-type="float" office:value="142.852" calcext:value-type="float">
            <text:p>142.852</text:p>
          </table:table-cell>
          <table:table-cell office:value-type="float" office:value="4053.87" calcext:value-type="float">
            <text:p>4053.87</text:p>
          </table:table-cell>
          <table:table-cell table:style-name="ce18" office:value-type="float" office:value="0.00000000298427" calcext:value-type="float">
            <text:p>2.98E-09</text:p>
          </table:table-cell>
          <table:table-cell office:value-type="float" office:value="1" calcext:value-type="float">
            <text:p>1</text:p>
          </table:table-cell>
          <table:table-cell office:value-type="float" office:value="568.167" calcext:value-type="float">
            <text:p>568.16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7186.3" calcext:value-type="float">
            <text:p>57186.3</text:p>
          </table:table-cell>
          <table:table-cell office:value-type="float" office:value="156.394" calcext:value-type="float">
            <text:p>156.394</text:p>
          </table:table-cell>
          <table:table-cell table:style-name="ce18" office:value-type="float" office:value="6815270" calcext:value-type="float">
            <text:p>6.82E+06</text:p>
          </table:table-cell>
          <table:table-cell office:value-type="float" office:value="0.00000405448" calcext:value-type="float">
            <text:p>4.05E-06</text:p>
          </table:table-cell>
          <table:table-cell office:value-type="float" office:value="0" calcext:value-type="float">
            <text:p>0</text:p>
          </table:table-cell>
          <table:table-cell office:value-type="float" office:value="14.8784" calcext:value-type="float">
            <text:p>14.878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8014.2" calcext:value-type="float">
            <text:p>58014.2</text:p>
          </table:table-cell>
          <table:table-cell office:value-type="float" office:value="158.765" calcext:value-type="float">
            <text:p>158.765</text:p>
          </table:table-cell>
          <table:table-cell table:style-name="ce18" office:value-type="float" office:value="10742500" calcext:value-type="float">
            <text:p>1.07E+07</text:p>
          </table:table-cell>
          <table:table-cell table:style-name="ce18" office:value-type="float" office:value="0.00000972212" calcext:value-type="float">
            <text:p>9.72E-06</text:p>
          </table:table-cell>
          <table:table-cell office:value-type="float" office:value="0" calcext:value-type="float">
            <text:p>0</text:p>
          </table:table-cell>
          <table:table-cell office:value-type="float" office:value="60.8924" calcext:value-type="float">
            <text:p>60.8924</text:p>
          </table:table-cell>
          <table:table-cell office:value-type="float" office:value="42" calcext:value-type="float">
            <text:p>42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dubrovnik/problem-237-154414-pre.txt.bz2" xlink:type="simple">problem-237-154414-pre.txt.bz2</text:a> </text:p>
          </table:table-cell>
          <table:table-cell office:value-type="float" office:value="237" calcext:value-type="float">
            <text:p>237</text:p>
          </table:table-cell>
          <table:table-cell office:value-type="float" office:value="154414" calcext:value-type="float">
            <text:p>154414</text:p>
          </table:table-cell>
          <table:table-cell office:value-type="float" office:value="858331" calcext:value-type="float">
            <text:p>858331</text:p>
          </table:table-cell>
          <table:table-cell office:value-type="string" calcext:value-type="string">
            <text:p><text:s text:c="6"/>465375 X 465375</text:p>
          </table:table-cell>
          <table:table-cell office:value-type="float" office:value="47758405" calcext:value-type="float">
            <text:p>47758405</text:p>
          </table:table-cell>
          <table:table-cell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table:number-columns-repeated="2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2309.77" calcext:value-type="float">
            <text:p>2309.77</text:p>
          </table:table-cell>
          <table:table-cell office:value-type="float" office:value="5.86502" calcext:value-type="float">
            <text:p>5.86502</text:p>
          </table:table-cell>
          <table:table-cell office:value-type="float" office:value="3512.91" calcext:value-type="float">
            <text:p>3512.91</text:p>
          </table:table-cell>
          <table:table-cell table:style-name="ce18" office:value-type="float" office:value="0.00000000387517" calcext:value-type="float">
            <text:p>3.88E-09</text:p>
          </table:table-cell>
          <table:table-cell office:value-type="float" office:value="1" calcext:value-type="float">
            <text:p>1</text:p>
          </table:table-cell>
          <table:table-cell office:value-type="float" office:value="669.402" calcext:value-type="float">
            <text:p>669.40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6899.2" calcext:value-type="float">
            <text:p>36899.2</text:p>
          </table:table-cell>
          <table:table-cell office:value-type="float" office:value="93.7002" calcext:value-type="float">
            <text:p>93.7002</text:p>
          </table:table-cell>
          <table:table-cell table:style-name="ce18" office:value-type="float" office:value="8589660" calcext:value-type="float">
            <text:p>8.59E+06</text:p>
          </table:table-cell>
          <table:table-cell office:value-type="float" office:value="0.00000459147" calcext:value-type="float">
            <text:p>4.59E-06</text:p>
          </table:table-cell>
          <table:table-cell office:value-type="float" office:value="0" calcext:value-type="float">
            <text:p>0</text:p>
          </table:table-cell>
          <table:table-cell office:value-type="float" office:value="10.0852" calcext:value-type="float">
            <text:p>10.085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7309.9" calcext:value-type="float">
            <text:p>37309.9</text:p>
          </table:table-cell>
          <table:table-cell office:value-type="float" office:value="94.8698" calcext:value-type="float">
            <text:p>94.8698</text:p>
          </table:table-cell>
          <table:table-cell table:style-name="ce18" office:value-type="float" office:value="7147100" calcext:value-type="float">
            <text:p>7.15E+06</text:p>
          </table:table-cell>
          <table:table-cell table:style-name="ce18" office:value-type="float" office:value="0.00000551383" calcext:value-type="float">
            <text:p>5.51E-06</text:p>
          </table:table-cell>
          <table:table-cell office:value-type="float" office:value="0" calcext:value-type="float">
            <text:p>0</text:p>
          </table:table-cell>
          <table:table-cell office:value-type="float" office:value="65.4179" calcext:value-type="float">
            <text:p>65.4179</text:p>
          </table:table-cell>
          <table:table-cell office:value-type="float" office:value="38" calcext:value-type="float">
            <text:p>38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dubrovnik/problem-253-163691-pre.txt.bz2" xlink:type="simple">problem-253-163691-pre.txt.bz2</text:a> </text:p>
          </table:table-cell>
          <table:table-cell office:value-type="float" office:value="253" calcext:value-type="float">
            <text:p>253</text:p>
          </table:table-cell>
          <table:table-cell office:value-type="float" office:value="163691" calcext:value-type="float">
            <text:p>163691</text:p>
          </table:table-cell>
          <table:table-cell office:value-type="float" office:value="899155" calcext:value-type="float">
            <text:p>899155</text:p>
          </table:table-cell>
          <table:table-cell office:value-type="string" calcext:value-type="string">
            <text:p><text:s text:c="6"/>493350 X 493350</text:p>
          </table:table-cell>
          <table:table-cell office:value-type="float" office:value="50044976" calcext:value-type="float">
            <text:p>50044976</text:p>
          </table:table-cell>
          <table:table-cell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table:number-columns-repeated="2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193.708" calcext:value-type="float">
            <text:p>193.708</text:p>
          </table:table-cell>
          <table:table-cell office:value-type="float" office:value="0.477339" calcext:value-type="float">
            <text:p>0.477339</text:p>
          </table:table-cell>
          <table:table-cell office:value-type="float" office:value="1828.69" calcext:value-type="float">
            <text:p>1828.69</text:p>
          </table:table-cell>
          <table:table-cell table:style-name="ce18" office:value-type="float" office:value="0.000000000942677" calcext:value-type="float">
            <text:p>9.43E-10</text:p>
          </table:table-cell>
          <table:table-cell office:value-type="float" office:value="1" calcext:value-type="float">
            <text:p>1</text:p>
          </table:table-cell>
          <table:table-cell office:value-type="float" office:value="695.245" calcext:value-type="float">
            <text:p>695.24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620.8" calcext:value-type="float">
            <text:p>21620.8</text:p>
          </table:table-cell>
          <table:table-cell office:value-type="float" office:value="53.3078" calcext:value-type="float">
            <text:p>53.3078</text:p>
          </table:table-cell>
          <table:table-cell table:style-name="ce18" office:value-type="float" office:value="24617500" calcext:value-type="float">
            <text:p>2.46E+07</text:p>
          </table:table-cell>
          <table:table-cell office:value-type="float" office:value="0.00000993404" calcext:value-type="float">
            <text:p>9.93E-06</text:p>
          </table:table-cell>
          <table:table-cell office:value-type="float" office:value="0" calcext:value-type="float">
            <text:p>0</text:p>
          </table:table-cell>
          <table:table-cell office:value-type="float" office:value="6.77465" calcext:value-type="float">
            <text:p>6.774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359.4" calcext:value-type="float">
            <text:p>25359.4</text:p>
          </table:table-cell>
          <table:table-cell office:value-type="float" office:value="62.504" calcext:value-type="float">
            <text:p>62.504</text:p>
          </table:table-cell>
          <table:table-cell table:style-name="ce18" office:value-type="float" office:value="13674200" calcext:value-type="float">
            <text:p>1.37E+07</text:p>
          </table:table-cell>
          <table:table-cell table:style-name="ce18" office:value-type="float" office:value="0.00000411605" calcext:value-type="float">
            <text:p>4.12E-06</text:p>
          </table:table-cell>
          <table:table-cell office:value-type="float" office:value="0" calcext:value-type="float">
            <text:p>0</text:p>
          </table:table-cell>
          <table:table-cell office:value-type="float" office:value="65.3059" calcext:value-type="float">
            <text:p>65.3059</text:p>
          </table:table-cell>
          <table:table-cell office:value-type="float" office:value="30" calcext:value-type="float">
            <text:p>30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dubrovnik/problem-262-169354-pre.txt.bz2" xlink:type="simple">problem-262-169354-pre.txt.bz2</text:a> </text:p>
          </table:table-cell>
          <table:table-cell office:value-type="float" office:value="262" calcext:value-type="float">
            <text:p>262</text:p>
          </table:table-cell>
          <table:table-cell office:value-type="float" office:value="169354" calcext:value-type="float">
            <text:p>169354</text:p>
          </table:table-cell>
          <table:table-cell office:value-type="float" office:value="919688" calcext:value-type="float">
            <text:p>919688</text:p>
          </table:table-cell>
          <table:table-cell office:value-type="string" calcext:value-type="string">
            <text:p><text:s text:c="7"/>510420 X 510420</text:p>
          </table:table-cell>
          <table:table-cell office:value-type="float" office:value="51208020" calcext:value-type="float">
            <text:p>51208020</text:p>
          </table:table-cell>
          <table:table-cell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table:number-columns-repeated="2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167.559" calcext:value-type="float">
            <text:p>167.559</text:p>
          </table:table-cell>
          <table:table-cell office:value-type="float" office:value="0.40619" calcext:value-type="float">
            <text:p>0.40619</text:p>
          </table:table-cell>
          <table:table-cell office:value-type="float" office:value="1354.5" calcext:value-type="float">
            <text:p>1354.5</text:p>
          </table:table-cell>
          <table:table-cell table:style-name="ce18" office:value-type="float" office:value="0.00000000132695" calcext:value-type="float">
            <text:p>1.33E-09</text:p>
          </table:table-cell>
          <table:table-cell office:value-type="float" office:value="1" calcext:value-type="float">
            <text:p>1</text:p>
          </table:table-cell>
          <table:table-cell office:value-type="float" office:value="743.04" calcext:value-type="float">
            <text:p>743.0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7627" calcext:value-type="float">
            <text:p>27627</text:p>
          </table:table-cell>
          <table:table-cell office:value-type="float" office:value="66.8821" calcext:value-type="float">
            <text:p>66.8821</text:p>
          </table:table-cell>
          <table:table-cell table:style-name="ce18" office:value-type="float" office:value="21343300" calcext:value-type="float">
            <text:p>2.13E+07</text:p>
          </table:table-cell>
          <table:table-cell office:value-type="float" office:value="0.00000733881" calcext:value-type="float">
            <text:p>7.34E-06</text:p>
          </table:table-cell>
          <table:table-cell office:value-type="float" office:value="0" calcext:value-type="float">
            <text:p>0</text:p>
          </table:table-cell>
          <table:table-cell office:value-type="float" office:value="9.81503" calcext:value-type="float">
            <text:p>9.8150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4574.6" calcext:value-type="float">
            <text:p>24574.6</text:p>
          </table:table-cell>
          <table:table-cell office:value-type="float" office:value="59.5872" calcext:value-type="float">
            <text:p>59.5872</text:p>
          </table:table-cell>
          <table:table-cell table:style-name="ce18" office:value-type="float" office:value="10653200" calcext:value-type="float">
            <text:p>1.07E+07</text:p>
          </table:table-cell>
          <table:table-cell table:style-name="ce18" office:value-type="float" office:value="0.00000553214" calcext:value-type="float">
            <text:p>5.53E-06</text:p>
          </table:table-cell>
          <table:table-cell office:value-type="float" office:value="0" calcext:value-type="float">
            <text:p>0</text:p>
          </table:table-cell>
          <table:table-cell office:value-type="float" office:value="69.6802" calcext:value-type="float">
            <text:p>69.6802</text:p>
          </table:table-cell>
          <table:table-cell office:value-type="float" office:value="39" calcext:value-type="float">
            <text:p>39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dubrovnik/problem-273-176305-pre.txt.bz2" xlink:type="simple">problem-273-176305-pre.txt.bz2</text:a> </text:p>
          </table:table-cell>
          <table:table-cell office:value-type="float" office:value="273" calcext:value-type="float">
            <text:p>273</text:p>
          </table:table-cell>
          <table:table-cell office:value-type="float" office:value="176305" calcext:value-type="float">
            <text:p>176305</text:p>
          </table:table-cell>
          <table:table-cell office:value-type="float" office:value="942970" calcext:value-type="float">
            <text:p>942970</text:p>
          </table:table-cell>
          <table:table-cell office:value-type="string" calcext:value-type="string">
            <text:p><text:s text:c="7"/>531372 X 531372</text:p>
          </table:table-cell>
          <table:table-cell office:value-type="float" office:value="52527840" calcext:value-type="float">
            <text:p>52527840</text:p>
          </table:table-cell>
          <table:table-cell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table:number-columns-repeated="2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90862.6" calcext:value-type="float">
            <text:p>90862.6</text:p>
          </table:table-cell>
          <table:table-cell office:value-type="float" office:value="215.811" calcext:value-type="float">
            <text:p>215.811</text:p>
          </table:table-cell>
          <table:table-cell office:value-type="float" office:value="8655.51" calcext:value-type="float">
            <text:p>8655.51</text:p>
          </table:table-cell>
          <table:table-cell table:style-name="ce18" office:value-type="float" office:value="0.00000000361786" calcext:value-type="float">
            <text:p>3.62E-09</text:p>
          </table:table-cell>
          <table:table-cell office:value-type="float" office:value="1" calcext:value-type="float">
            <text:p>1</text:p>
          </table:table-cell>
          <table:table-cell office:value-type="float" office:value="732.894" calcext:value-type="float">
            <text:p>732.89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2288.1" calcext:value-type="float">
            <text:p>92288.1</text:p>
          </table:table-cell>
          <table:table-cell office:value-type="float" office:value="219.1" calcext:value-type="float">
            <text:p>219.1</text:p>
          </table:table-cell>
          <table:table-cell table:style-name="ce18" office:value-type="float" office:value="21986100" calcext:value-type="float">
            <text:p>2.20E+07</text:p>
          </table:table-cell>
          <table:table-cell office:value-type="float" office:value="0.00000835467" calcext:value-type="float">
            <text:p>8.35E-06</text:p>
          </table:table-cell>
          <table:table-cell office:value-type="float" office:value="0" calcext:value-type="float">
            <text:p>0</text:p>
          </table:table-cell>
          <table:table-cell office:value-type="float" office:value="11.1402" calcext:value-type="float">
            <text:p>11.140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5705.8" calcext:value-type="float">
            <text:p>95705.8</text:p>
          </table:table-cell>
          <table:table-cell office:value-type="float" office:value="227.346" calcext:value-type="float">
            <text:p>227.346</text:p>
          </table:table-cell>
          <table:table-cell table:style-name="ce18" office:value-type="float" office:value="19347500" calcext:value-type="float">
            <text:p>1.93E+07</text:p>
          </table:table-cell>
          <table:table-cell table:style-name="ce18" office:value-type="float" office:value="0.0000099654" calcext:value-type="float">
            <text:p>9.97E-06</text:p>
          </table:table-cell>
          <table:table-cell office:value-type="float" office:value="0" calcext:value-type="float">
            <text:p>0</text:p>
          </table:table-cell>
          <table:table-cell office:value-type="float" office:value="69.0354" calcext:value-type="float">
            <text:p>69.0354</text:p>
          </table:table-cell>
          <table:table-cell office:value-type="float" office:value="32" calcext:value-type="float">
            <text:p>32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dubrovnik/problem-287-182023-pre.txt.bz2" xlink:type="simple">problem-287-182023-pre.txt.bz2</text:a> </text:p>
          </table:table-cell>
          <table:table-cell office:value-type="float" office:value="287" calcext:value-type="float">
            <text:p>287</text:p>
          </table:table-cell>
          <table:table-cell office:value-type="float" office:value="182023" calcext:value-type="float">
            <text:p>182023</text:p>
          </table:table-cell>
          <table:table-cell office:value-type="float" office:value="971292" calcext:value-type="float">
            <text:p>971292</text:p>
          </table:table-cell>
          <table:table-cell office:value-type="string" calcext:value-type="string">
            <text:p><text:s text:c="7"/>548652 X 548652</text:p>
          </table:table-cell>
          <table:table-cell office:value-type="float" office:value="54109458" calcext:value-type="float">
            <text:p>54109458</text:p>
          </table:table-cell>
          <table:table-cell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table:number-columns-repeated="2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236.325" calcext:value-type="float">
            <text:p>236.325</text:p>
          </table:table-cell>
          <table:table-cell office:value-type="float" office:value="0.552911" calcext:value-type="float">
            <text:p>0.552911</text:p>
          </table:table-cell>
          <table:table-cell office:value-type="float" office:value="2145.82" calcext:value-type="float">
            <text:p>2145.82</text:p>
          </table:table-cell>
          <table:table-cell table:style-name="ce18" office:value-type="float" office:value="0.00000000122802" calcext:value-type="float">
            <text:p>1.23E-09</text:p>
          </table:table-cell>
          <table:table-cell office:value-type="float" office:value="1" calcext:value-type="float">
            <text:p>1</text:p>
          </table:table-cell>
          <table:table-cell office:value-type="float" office:value="743.466" calcext:value-type="float">
            <text:p>743.46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5385" calcext:value-type="float">
            <text:p>15385</text:p>
          </table:table-cell>
          <table:table-cell office:value-type="float" office:value="35.9864" calcext:value-type="float">
            <text:p>35.9864</text:p>
          </table:table-cell>
          <table:table-cell table:style-name="ce18" office:value-type="float" office:value="7228110" calcext:value-type="float">
            <text:p>7.23E+06</text:p>
          </table:table-cell>
          <table:table-cell office:value-type="float" office:value="0.00000508481" calcext:value-type="float">
            <text:p>5.08E-06</text:p>
          </table:table-cell>
          <table:table-cell office:value-type="float" office:value="0" calcext:value-type="float">
            <text:p>0</text:p>
          </table:table-cell>
          <table:table-cell office:value-type="float" office:value="24.6259" calcext:value-type="float">
            <text:p>24.625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3800.4" calcext:value-type="float">
            <text:p>23800.4</text:p>
          </table:table-cell>
          <table:table-cell office:value-type="float" office:value="55.7018" calcext:value-type="float">
            <text:p>55.7018</text:p>
          </table:table-cell>
          <table:table-cell table:style-name="ce18" office:value-type="float" office:value="15684100" calcext:value-type="float">
            <text:p>1.57E+07</text:p>
          </table:table-cell>
          <table:table-cell table:style-name="ce18" office:value-type="float" office:value="0.00000841085" calcext:value-type="float">
            <text:p>8.41E-06</text:p>
          </table:table-cell>
          <table:table-cell office:value-type="float" office:value="0" calcext:value-type="float">
            <text:p>0</text:p>
          </table:table-cell>
          <table:table-cell office:value-type="float" office:value="72.1199" calcext:value-type="float">
            <text:p>72.1199</text:p>
          </table:table-cell>
          <table:table-cell office:value-type="float" office:value="37" calcext:value-type="float">
            <text:p>37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dubrovnik/problem-308-195089-pre.txt.bz2" xlink:type="simple">problem-308-195089-pre.txt.bz2</text:a> </text:p>
          </table:table-cell>
          <table:table-cell office:value-type="float" office:value="308" calcext:value-type="float">
            <text:p>308</text:p>
          </table:table-cell>
          <table:table-cell office:value-type="float" office:value="195089" calcext:value-type="float">
            <text:p>195089</text:p>
          </table:table-cell>
          <table:table-cell office:value-type="float" office:value="1045197" calcext:value-type="float">
            <text:p>1045197</text:p>
          </table:table-cell>
          <table:table-cell office:value-type="string" calcext:value-type="string">
            <text:p><text:s text:c="7"/>588039 X 588039</text:p>
          </table:table-cell>
          <table:table-cell office:value-type="float" office:value="58221253" calcext:value-type="float">
            <text:p>58221253</text:p>
          </table:table-cell>
          <table:table-cell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table:number-columns-repeated="2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545.02" calcext:value-type="float">
            <text:p>545.02</text:p>
          </table:table-cell>
          <table:table-cell office:value-type="float" office:value="1.23118" calcext:value-type="float">
            <text:p>1.23118</text:p>
          </table:table-cell>
          <table:table-cell office:value-type="float" office:value="11702.4" calcext:value-type="float">
            <text:p>11702.4</text:p>
          </table:table-cell>
          <table:table-cell table:style-name="ce18" office:value-type="float" office:value="0.00000000506894" calcext:value-type="float">
            <text:p>5.07E-09</text:p>
          </table:table-cell>
          <table:table-cell office:value-type="float" office:value="1" calcext:value-type="float">
            <text:p>1</text:p>
          </table:table-cell>
          <table:table-cell office:value-type="float" office:value="805.997" calcext:value-type="float">
            <text:p>805.99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7524.2" calcext:value-type="float">
            <text:p>27524.2</text:p>
          </table:table-cell>
          <table:table-cell office:value-type="float" office:value="62.152" calcext:value-type="float">
            <text:p>62.152</text:p>
          </table:table-cell>
          <table:table-cell table:style-name="ce18" office:value-type="float" office:value="12399600" calcext:value-type="float">
            <text:p>1.24E+07</text:p>
          </table:table-cell>
          <table:table-cell office:value-type="float" office:value="0.00000693548" calcext:value-type="float">
            <text:p>6.94E-06</text:p>
          </table:table-cell>
          <table:table-cell office:value-type="float" office:value="0" calcext:value-type="float">
            <text:p>0</text:p>
          </table:table-cell>
          <table:table-cell office:value-type="float" office:value="19.5127" calcext:value-type="float">
            <text:p>19.512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3045" calcext:value-type="float">
            <text:p>23045</text:p>
          </table:table-cell>
          <table:table-cell office:value-type="float" office:value="52.0379" calcext:value-type="float">
            <text:p>52.0379</text:p>
          </table:table-cell>
          <table:table-cell table:style-name="ce18" office:value-type="float" office:value="12526600" calcext:value-type="float">
            <text:p>1.25E+07</text:p>
          </table:table-cell>
          <table:table-cell table:style-name="ce18" office:value-type="float" office:value="0.00000519559" calcext:value-type="float">
            <text:p>5.20E-06</text:p>
          </table:table-cell>
          <table:table-cell office:value-type="float" office:value="0" calcext:value-type="float">
            <text:p>0</text:p>
          </table:table-cell>
          <table:table-cell office:value-type="float" office:value="86.0694" calcext:value-type="float">
            <text:p>86.0694</text:p>
          </table:table-cell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13">
          <table:table-cell office:value-type="string" calcext:value-type="string">
            <text:p><text:a xlink:href="https://grail.cs.washington.edu/projects/bal/data/dubrovnik/problem-356-226730-pre.txt.bz2" xlink:type="simple">problem-356-226730-pre.txt.bz2</text:a></text:p>
          </table:table-cell>
          <table:table-cell office:value-type="float" office:value="356" calcext:value-type="float">
            <text:p>356</text:p>
          </table:table-cell>
          <table:table-cell office:value-type="float" office:value="226730" calcext:value-type="float">
            <text:p>226730</text:p>
          </table:table-cell>
          <table:table-cell office:value-type="float" office:value="1255268" calcext:value-type="float">
            <text:p>1255268</text:p>
          </table:table-cell>
          <table:table-cell office:value-type="string" calcext:value-type="string">
            <text:p><text:s text:c="7"/>683394 X 683394</text:p>
          </table:table-cell>
          <table:table-cell office:value-type="float" office:value="69852358" calcext:value-type="float">
            <text:p>69852358</text:p>
          </table:table-cell>
          <table:table-cell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table:number-columns-repeated="2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5481.87" calcext:value-type="float">
            <text:p>5481.87</text:p>
          </table:table-cell>
          <table:table-cell office:value-type="float" office:value="11.4833" calcext:value-type="float">
            <text:p>11.4833</text:p>
          </table:table-cell>
          <table:table-cell office:value-type="float" office:value="46782.4" calcext:value-type="float">
            <text:p>46782.4</text:p>
          </table:table-cell>
          <table:table-cell table:style-name="ce18" office:value-type="float" office:value="0.0000000272775" calcext:value-type="float">
            <text:p>2.73E-08</text:p>
          </table:table-cell>
          <table:table-cell office:value-type="float" office:value="1" calcext:value-type="float">
            <text:p>1</text:p>
          </table:table-cell>
          <table:table-cell office:value-type="float" office:value="978.252" calcext:value-type="float">
            <text:p>978.25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1757.2" calcext:value-type="float">
            <text:p>91757.2</text:p>
          </table:table-cell>
          <table:table-cell office:value-type="float" office:value="192.288" calcext:value-type="float">
            <text:p>192.288</text:p>
          </table:table-cell>
          <table:table-cell table:style-name="ce18" office:value-type="float" office:value="15999000" calcext:value-type="float">
            <text:p>1.60E+07</text:p>
          </table:table-cell>
          <table:table-cell office:value-type="float" office:value="0.00000702958" calcext:value-type="float">
            <text:p>7.03E-06</text:p>
          </table:table-cell>
          <table:table-cell office:value-type="float" office:value="0" calcext:value-type="float">
            <text:p>0</text:p>
          </table:table-cell>
          <table:table-cell office:value-type="float" office:value="17.223" calcext:value-type="float">
            <text:p>17.22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6263.3" calcext:value-type="float">
            <text:p>66263.3</text:p>
          </table:table-cell>
          <table:table-cell office:value-type="float" office:value="138.793" calcext:value-type="float">
            <text:p>138.793</text:p>
          </table:table-cell>
          <table:table-cell table:style-name="ce18" office:value-type="float" office:value="18267500" calcext:value-type="float">
            <text:p>1.83E+07</text:p>
          </table:table-cell>
          <table:table-cell table:style-name="ce18" office:value-type="float" office:value="0.0000116953" calcext:value-type="float">
            <text:p>1.17E-05</text:p>
          </table:table-cell>
          <table:table-cell office:value-type="float" office:value="0" calcext:value-type="float">
            <text:p>0</text:p>
          </table:table-cell>
          <table:table-cell office:value-type="float" office:value="104.241" calcext:value-type="float">
            <text:p>104.241</text:p>
          </table:table-cell>
          <table:table-cell office:value-type="float" office:value="66" calcext:value-type="float">
            <text:p>66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8">
          <table:table-cell table:style-name="Default" table:number-columns-repeated="4"/>
          <table:table-cell table:number-columns-repeated="20"/>
          <table:table-cell table:style-name="Default"/>
          <table:table-cell table:number-columns-repeated="38"/>
        </table:table-row>
        <table:table-row table:style-name="ro14">
          <table:table-cell table:style-name="ce15" office:value-type="string" calcext:value-type="string">
            <text:p><text:s text:c="10"/>Venice</text:p>
          </table:table-cell>
          <table:table-cell table:style-name="Default" table:number-columns-repeated="3"/>
          <table:table-cell table:number-columns-repeated="20"/>
          <table:table-cell table:style-name="Default"/>
          <table:table-cell table:number-columns-repeated="38"/>
        </table:table-row>
        <table:table-row table:style-name="ro15">
          <table:table-cell table:style-name="Default" table:number-columns-repeated="4"/>
          <table:table-cell table:number-columns-repeated="20"/>
          <table:table-cell table:style-name="Default"/>
          <table:table-cell table:number-columns-repeated="38"/>
        </table:table-row>
        <table:table-row table:style-name="ro6">
          <table:table-cell office:value-type="string" calcext:value-type="string">
            <text:p><text:a xlink:href="https://grail.cs.washington.edu/projects/bal/data/venice/problem-89-110973-pre.txt.bz2" xlink:type="simple">problem-89-110973-pre.txt.bz2</text:a> </text:p>
          </table:table-cell>
          <table:table-cell office:value-type="float" office:value="52" calcext:value-type="float">
            <text:p>52</text:p>
          </table:table-cell>
          <table:table-cell office:value-type="float" office:value="64053" calcext:value-type="float">
            <text:p>64053</text:p>
          </table:table-cell>
          <table:table-cell office:value-type="float" office:value="347173" calcext:value-type="float">
            <text:p>347173</text:p>
          </table:table-cell>
          <table:table-cell office:value-type="string" calcext:value-type="string">
            <text:p><text:s text:c="7"/>192627 X 192627</text:p>
          </table:table-cell>
          <table:table-cell office:value-type="float" office:value="19328031" calcext:value-type="float">
            <text:p>19328031</text:p>
          </table:table-cell>
          <table:table-cell table:style-name="ce18" office:value-type="float" office:value="4.43937E+015" calcext:value-type="float">
            <text:p>4.44E+15</text:p>
          </table:table-cell>
          <table:table-cell table:style-name="ce18" office:value-type="float" office:value="0.0115613" calcext:value-type="float">
            <text:p>1.16E-02</text:p>
          </table:table-cell>
          <table:table-cell table:style-name="ce18" office:value-type="float" office:value="0.0000456179" calcext:value-type="float">
            <text:p>4.56E-05</text:p>
          </table:table-cell>
          <table:table-cell table:style-name="ce18" office:value-type="float" office:value="0.00158529" calcext:value-type="float">
            <text:p>1.59E-03</text:p>
          </table:table-cell>
          <table:table-cell table:style-name="ce18" office:value-type="float" office:value="5.67722E-015" calcext:value-type="float">
            <text:p>5.68E-15</text:p>
          </table:table-cell>
          <table:table-cell office:value-type="float" office:value="3.06453" calcext:value-type="float">
            <text:p>3.06453</text:p>
          </table:table-cell>
          <table:table-cell/>
          <table:table-cell office:value-type="float" office:value="2398.15" calcext:value-type="float">
            <text:p>2398.15</text:p>
          </table:table-cell>
          <table:table-cell office:value-type="float" office:value="9.46313" calcext:value-type="float">
            <text:p>9.46313</text:p>
          </table:table-cell>
          <table:table-cell office:value-type="float" office:value="2689.62" calcext:value-type="float">
            <text:p>2689.62</text:p>
          </table:table-cell>
          <table:table-cell table:style-name="ce18" office:value-type="float" office:value="0.0000000108508" calcext:value-type="float">
            <text:p>1.09E-08</text:p>
          </table:table-cell>
          <table:table-cell office:value-type="float" office:value="1" calcext:value-type="float">
            <text:p>1</text:p>
          </table:table-cell>
          <table:table-cell office:value-type="float" office:value="288.478" calcext:value-type="float">
            <text:p>288.47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693.42" calcext:value-type="float">
            <text:p>5693.42</text:p>
          </table:table-cell>
          <table:table-cell office:value-type="float" office:value="22.4642" calcext:value-type="float">
            <text:p>22.4642</text:p>
          </table:table-cell>
          <table:table-cell table:style-name="ce18" office:value-type="float" office:value="1933900" calcext:value-type="float">
            <text:p>1.93E+06</text:p>
          </table:table-cell>
          <table:table-cell office:value-type="float" office:value="0.00000642666" calcext:value-type="float">
            <text:p>6.43E-06</text:p>
          </table:table-cell>
          <table:table-cell office:value-type="float" office:value="0" calcext:value-type="float">
            <text:p>0</text:p>
          </table:table-cell>
          <table:table-cell office:value-type="float" office:value="3.00315" calcext:value-type="float">
            <text:p>3.003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369.98" calcext:value-type="float">
            <text:p>5369.98</text:p>
          </table:table-cell>
          <table:table-cell office:value-type="float" office:value="21.1843" calcext:value-type="float">
            <text:p>21.1843</text:p>
          </table:table-cell>
          <table:table-cell table:style-name="ce18" office:value-type="float" office:value="1207810" calcext:value-type="float">
            <text:p>1.21E+06</text:p>
          </table:table-cell>
          <table:table-cell table:style-name="ce18" office:value-type="float" office:value="0.00000439247" calcext:value-type="float">
            <text:p>4.39E-06</text:p>
          </table:table-cell>
          <table:table-cell office:value-type="float" office:value="0" calcext:value-type="float">
            <text:p>0</text:p>
          </table:table-cell>
          <table:table-cell office:value-type="float" office:value="3.67172" calcext:value-type="float">
            <text:p>3.67172</text:p>
          </table:table-cell>
          <table:table-cell office:value-type="float" office:value="23" calcext:value-type="float">
            <text:p>23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89-110973-pre.txt.bz2" xlink:type="simple">problem-89-110973-pre.txt.bz2</text:a> </text:p>
          </table:table-cell>
          <table:table-cell office:value-type="float" office:value="89" calcext:value-type="float">
            <text:p>89</text:p>
          </table:table-cell>
          <table:table-cell office:value-type="float" office:value="110973" calcext:value-type="float">
            <text:p>110973</text:p>
          </table:table-cell>
          <table:table-cell office:value-type="float" office:value="562976" calcext:value-type="float">
            <text:p>562976</text:p>
          </table:table-cell>
          <table:table-cell office:value-type="string" calcext:value-type="string">
            <text:p><text:s text:c="7"/>333720 X 333720</text:p>
          </table:table-cell>
          <table:table-cell office:value-type="float" office:value="31406670" calcext:value-type="float">
            <text:p>31406670</text:p>
          </table:table-cell>
          <table:table-cell table:style-name="ce18" office:value-type="float" office:value="2.46486E+016" calcext:value-type="float">
            <text:p>2.46E+16</text:p>
          </table:table-cell>
          <table:table-cell office:value-type="float" office:value="0.00955456" calcext:value-type="float">
            <text:p>0.00955456</text:p>
          </table:table-cell>
          <table:table-cell table:style-name="ce18" office:value-type="float" office:value="0.0000286518" calcext:value-type="float">
            <text:p>2.87E-05</text:p>
          </table:table-cell>
          <table:table-cell office:value-type="float" office:value="0.0046088" calcext:value-type="float">
            <text:p>0.0046088</text:p>
          </table:table-cell>
          <table:table-cell table:style-name="ce18" office:value-type="float" office:value="4.33262E-015" calcext:value-type="float">
            <text:p>4.33E-15</text:p>
          </table:table-cell>
          <table:table-cell office:value-type="float" office:value="4.88886" calcext:value-type="float">
            <text:p>4.88886</text:p>
          </table:table-cell>
          <table:table-cell/>
          <table:table-cell table:number-columns-repeated="7" office:value-type="string" calcext:value-type="string">
            <text:p><text:s text:c="4"/>Not of Use</text:p>
          </table:table-cell>
          <table:table-cell/>
          <table:table-cell office:value-type="float" office:value="4436.32" calcext:value-type="float">
            <text:p>4436.32</text:p>
          </table:table-cell>
          <table:table-cell table:style-name="ce18" office:value-type="float" office:value="13.2997" calcext:value-type="float">
            <text:p>1.33E+01</text:p>
          </table:table-cell>
          <table:table-cell table:style-name="ce18" office:value-type="float" office:value="5304570" calcext:value-type="float">
            <text:p>5.30E+06</text:p>
          </table:table-cell>
          <table:table-cell office:value-type="float" office:value="0.00000481043" calcext:value-type="float">
            <text:p>4.81E-06</text:p>
          </table:table-cell>
          <table:table-cell office:value-type="float" office:value="0" calcext:value-type="float">
            <text:p>0</text:p>
          </table:table-cell>
          <table:table-cell office:value-type="float" office:value="3.25086" calcext:value-type="float">
            <text:p>3.2508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92.808" calcext:value-type="float">
            <text:p>992.808</text:p>
          </table:table-cell>
          <table:table-cell office:value-type="float" office:value="2.97815" calcext:value-type="float">
            <text:p>2.97815</text:p>
          </table:table-cell>
          <table:table-cell table:style-name="ce18" office:value-type="float" office:value="3883450" calcext:value-type="float">
            <text:p>3.88E+06</text:p>
          </table:table-cell>
          <table:table-cell table:style-name="ce18" office:value-type="float" office:value="0.00000388532" calcext:value-type="float">
            <text:p>3.89E-06</text:p>
          </table:table-cell>
          <table:table-cell office:value-type="float" office:value="0" calcext:value-type="float">
            <text:p>0</text:p>
          </table:table-cell>
          <table:table-cell office:value-type="float" office:value="5.09225" calcext:value-type="float">
            <text:p>5.09225</text:p>
          </table:table-cell>
          <table:table-cell office:value-type="float" office:value="18" calcext:value-type="float">
            <text:p>18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245-198739-pre.txt.bz2" xlink:type="simple">problem-245-198739-pre.txt.bz2</text:a> </text:p>
          </table:table-cell>
          <table:table-cell office:value-type="float" office:value="245" calcext:value-type="float">
            <text:p>245</text:p>
          </table:table-cell>
          <table:table-cell office:value-type="float" office:value="198739" calcext:value-type="float">
            <text:p>198739</text:p>
          </table:table-cell>
          <table:table-cell office:value-type="float" office:value="1091386" calcext:value-type="float">
            <text:p>1091386</text:p>
          </table:table-cell>
          <table:table-cell office:value-type="string" calcext:value-type="string">
            <text:p><text:s text:c="7"/>598422 X 598422</text:p>
          </table:table-cell>
          <table:table-cell office:value-type="float" office:value="60743340" calcext:value-type="float">
            <text:p>60743340</text:p>
          </table:table-cell>
          <table:table-cell table:style-name="ce18" office:value-type="float" office:value="1.20777E+017" calcext:value-type="float">
            <text:p>1.21E+17</text:p>
          </table:table-cell>
          <table:table-cell office:value-type="float" office:value="0.00438568" calcext:value-type="float">
            <text:p>0.00438568</text:p>
          </table:table-cell>
          <table:table-cell table:style-name="ce18" office:value-type="float" office:value="0.00000981942" calcext:value-type="float">
            <text:p>9.82E-06</text:p>
          </table:table-cell>
          <table:table-cell office:value-type="float" office:value="0.00866" calcext:value-type="float">
            <text:p>0.00866</text:p>
          </table:table-cell>
          <table:table-cell table:style-name="ce18" office:value-type="float" office:value="7.1288E-015" calcext:value-type="float">
            <text:p>7.13E-15</text:p>
          </table:table-cell>
          <table:table-cell office:value-type="float" office:value="10.6103" calcext:value-type="float">
            <text:p>10.6103</text:p>
          </table:table-cell>
          <table:table-cell/>
          <table:table-cell table:number-columns-repeated="7" office:value-type="string" calcext:value-type="string">
            <text:p><text:s text:c="4"/>Not of Use</text:p>
          </table:table-cell>
          <table:table-cell/>
          <table:table-cell office:value-type="float" office:value="3829.06" calcext:value-type="float">
            <text:p>3829.06</text:p>
          </table:table-cell>
          <table:table-cell table:style-name="ce18" office:value-type="float" office:value="8.57607" calcext:value-type="float">
            <text:p>8.58E+00</text:p>
          </table:table-cell>
          <table:table-cell table:style-name="ce18" office:value-type="float" office:value="8534600" calcext:value-type="float">
            <text:p>8.53E+06</text:p>
          </table:table-cell>
          <table:table-cell office:value-type="float" office:value="0.00000697673" calcext:value-type="float">
            <text:p>6.98E-06</text:p>
          </table:table-cell>
          <table:table-cell office:value-type="float" office:value="0" calcext:value-type="float">
            <text:p>0</text:p>
          </table:table-cell>
          <table:table-cell office:value-type="float" office:value="10.4968" calcext:value-type="float">
            <text:p>10.496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996.17" calcext:value-type="float">
            <text:p>1996.17</text:p>
          </table:table-cell>
          <table:table-cell office:value-type="float" office:value="4.46978" calcext:value-type="float">
            <text:p>4.46978</text:p>
          </table:table-cell>
          <table:table-cell table:style-name="ce18" office:value-type="float" office:value="6769790" calcext:value-type="float">
            <text:p>6.77E+06</text:p>
          </table:table-cell>
          <table:table-cell table:style-name="ce18" office:value-type="float" office:value="0.00000475687" calcext:value-type="float">
            <text:p>4.76E-06</text:p>
          </table:table-cell>
          <table:table-cell office:value-type="float" office:value="0" calcext:value-type="float">
            <text:p>0</text:p>
          </table:table-cell>
          <table:table-cell office:value-type="float" office:value="15.7959" calcext:value-type="float">
            <text:p>15.7959</text:p>
          </table:table-cell>
          <table:table-cell office:value-type="float" office:value="34" calcext:value-type="float">
            <text:p>34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16">
          <table:table-cell office:value-type="string" calcext:value-type="string">
            <text:p><text:a xlink:href="https://grail.cs.washington.edu/projects/bal/data/venice/problem-427-310384-pre.txt.bz2" xlink:type="simple">problem-427-310384-pre.txt.bz2</text:a> </text:p>
          </table:table-cell>
          <table:table-cell office:value-type="float" office:value="427" calcext:value-type="float">
            <text:p>427</text:p>
          </table:table-cell>
          <table:table-cell office:value-type="float" office:value="310384" calcext:value-type="float">
            <text:p>310384</text:p>
          </table:table-cell>
          <table:table-cell office:value-type="float" office:value="1699145" calcext:value-type="float">
            <text:p>1699145</text:p>
          </table:table-cell>
          <table:table-cell office:value-type="string" calcext:value-type="string">
            <text:p><text:s text:c="7"/>934995 X 934995</text:p>
          </table:table-cell>
          <table:table-cell office:value-type="float" office:value="94581873" calcext:value-type="float">
            <text:p>94581873</text:p>
          </table:table-cell>
          <table:table-cell table:style-name="ce18" office:value-type="float" office:value="1.16079E+017" calcext:value-type="float">
            <text:p>1.16E+17</text:p>
          </table:table-cell>
          <table:table-cell office:value-type="float" office:value="0.00486662" calcext:value-type="float">
            <text:p>0.00486662</text:p>
          </table:table-cell>
          <table:table-cell table:style-name="ce18" office:value-type="float" office:value="0.00000872448" calcext:value-type="float">
            <text:p>8.72E-06</text:p>
          </table:table-cell>
          <table:table-cell office:value-type="float" office:value="0.0131848" calcext:value-type="float">
            <text:p>0.0131848</text:p>
          </table:table-cell>
          <table:table-cell table:style-name="ce18" office:value-type="float" office:value="4.50936E-015" calcext:value-type="float">
            <text:p>4.51E-15</text:p>
          </table:table-cell>
          <table:table-cell office:value-type="float" office:value="19.7072" calcext:value-type="float">
            <text:p>19.7072</text:p>
          </table:table-cell>
          <table:table-cell/>
          <table:table-cell table:number-columns-repeated="7" office:value-type="string" calcext:value-type="string">
            <text:p><text:s text:c="4"/>Not of Use</text:p>
          </table:table-cell>
          <table:table-cell/>
          <table:table-cell office:value-type="float" office:value="6277.91" calcext:value-type="float">
            <text:p>6277.91</text:p>
          </table:table-cell>
          <table:table-cell table:style-name="ce18" office:value-type="float" office:value="11.25" calcext:value-type="float">
            <text:p>1.13E+01</text:p>
          </table:table-cell>
          <table:table-cell table:style-name="ce18" office:value-type="float" office:value="12588300" calcext:value-type="float">
            <text:p>1.26E+07</text:p>
          </table:table-cell>
          <table:table-cell office:value-type="float" office:value="0.00000433139" calcext:value-type="float">
            <text:p>4.33E-06</text:p>
          </table:table-cell>
          <table:table-cell office:value-type="float" office:value="0" calcext:value-type="float">
            <text:p>0</text:p>
          </table:table-cell>
          <table:table-cell office:value-type="float" office:value="36.376" calcext:value-type="float">
            <text:p>36.37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751.89" calcext:value-type="float">
            <text:p>8751.89</text:p>
          </table:table-cell>
          <table:table-cell office:value-type="float" office:value="15.6865" calcext:value-type="float">
            <text:p>15.6865</text:p>
          </table:table-cell>
          <table:table-cell table:style-name="ce18" office:value-type="float" office:value="15762400" calcext:value-type="float">
            <text:p>1.58E+07</text:p>
          </table:table-cell>
          <table:table-cell table:style-name="ce18" office:value-type="float" office:value="0.00000542077" calcext:value-type="float">
            <text:p>5.42E-06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37.3728" calcext:value-type="float">
            <text:p>3.74E+01</text:p>
          </table:table-cell>
          <table:table-cell office:value-type="float" office:value="49" calcext:value-type="float">
            <text:p>49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744-543562-pre.txt.bz2" xlink:type="simple">problem-744-543562-pre.txt.bz2</text:a> </text:p>
          </table:table-cell>
          <table:table-cell office:value-type="float" office:value="744" calcext:value-type="float">
            <text:p>744</text:p>
          </table:table-cell>
          <table:table-cell office:value-type="float" office:value="543562" calcext:value-type="float">
            <text:p>543562</text:p>
          </table:table-cell>
          <table:table-cell office:value-type="float" office:value="3058863" calcext:value-type="float">
            <text:p>3058863</text:p>
          </table:table-cell>
          <table:table-cell office:value-type="string" calcext:value-type="string">
            <text:p><text:s text:c="6"/>1637382 X 1637382</text:p>
          </table:table-cell>
          <table:table-cell office:value-type="float" office:value="170130924" calcext:value-type="float">
            <text:p>170130924</text:p>
          </table:table-cell>
          <table:table-cell office:value-type="string" calcext:value-type="string">
            <text:p><text:s text:c="13"/>memory error</text:p>
          </table:table-cell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table:number-columns-repeated="2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table:number-columns-repeated="7" office:value-type="string" calcext:value-type="string">
            <text:p><text:s text:c="4"/>Not of Use</text:p>
          </table:table-cell>
          <table:table-cell/>
          <table:table-cell office:value-type="float" office:value="17903.5" calcext:value-type="float">
            <text:p>17903.5</text:p>
          </table:table-cell>
          <table:table-cell office:value-type="float" office:value="24.2435" calcext:value-type="float">
            <text:p>24.2435</text:p>
          </table:table-cell>
          <table:table-cell table:style-name="ce18" office:value-type="float" office:value="76204400" calcext:value-type="float">
            <text:p>7.62E+07</text:p>
          </table:table-cell>
          <table:table-cell office:value-type="float" office:value="0.00000780651" calcext:value-type="float">
            <text:p>7.81E-06</text:p>
          </table:table-cell>
          <table:table-cell office:value-type="float" office:value="0" calcext:value-type="float">
            <text:p>0</text:p>
          </table:table-cell>
          <table:table-cell office:value-type="float" office:value="34.0687" calcext:value-type="float">
            <text:p>34.068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046.35" calcext:value-type="float">
            <text:p>8046.35</text:p>
          </table:table-cell>
          <table:table-cell office:value-type="float" office:value="10.8926" calcext:value-type="float">
            <text:p>10.8926</text:p>
          </table:table-cell>
          <table:table-cell table:style-name="ce18" office:value-type="float" office:value="21121900" calcext:value-type="float">
            <text:p>2.11E+07</text:p>
          </table:table-cell>
          <table:table-cell table:style-name="ce18" office:value-type="float" office:value="0.00000280797" calcext:value-type="float">
            <text:p>2.81E-06</text:p>
          </table:table-cell>
          <table:table-cell office:value-type="float" office:value="0" calcext:value-type="float">
            <text:p>0</text:p>
          </table:table-cell>
          <table:table-cell office:value-type="float" office:value="124.104" calcext:value-type="float">
            <text:p>124.104</text:p>
          </table:table-cell>
          <table:table-cell office:value-type="float" office:value="81" calcext:value-type="float">
            <text:p>81</text:p>
          </table:table-cell>
          <table:table-cell table:number-columns-repeated="25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951-708276-pre.txt.bz2" xlink:type="simple">problem-951-708276-pre.txt.bz2</text:a> </text:p>
          </table:table-cell>
          <table:table-cell office:value-type="float" office:value="951" calcext:value-type="float">
            <text:p>951</text:p>
          </table:table-cell>
          <table:table-cell office:value-type="float" office:value="708276" calcext:value-type="float">
            <text:p>708276</text:p>
          </table:table-cell>
          <table:table-cell office:value-type="float" office:value="3748892" calcext:value-type="float">
            <text:p>3748892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102-780462-pre.txt.bz2" xlink:type="simple">problem-1102-780462-pre.txt.bz2</text:a> </text:p>
          </table:table-cell>
          <table:table-cell office:value-type="float" office:value="1102" calcext:value-type="float">
            <text:p>1102</text:p>
          </table:table-cell>
          <table:table-cell office:value-type="float" office:value="780462" calcext:value-type="float">
            <text:p>780462</text:p>
          </table:table-cell>
          <table:table-cell office:value-type="float" office:value="4052340" calcext:value-type="float">
            <text:p>4052340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158-802917-pre.txt.bz2" xlink:type="simple">problem-1158-802917-pre.txt.bz2</text:a> </text:p>
          </table:table-cell>
          <table:table-cell office:value-type="float" office:value="1158" calcext:value-type="float">
            <text:p>1158</text:p>
          </table:table-cell>
          <table:table-cell office:value-type="float" office:value="802917" calcext:value-type="float">
            <text:p>802917</text:p>
          </table:table-cell>
          <table:table-cell office:value-type="float" office:value="4130503" calcext:value-type="float">
            <text:p>4130503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184-816583-pre.txt.bz2" xlink:type="simple">problem-1184-816583-pre.txt.bz2</text:a> </text:p>
          </table:table-cell>
          <table:table-cell office:value-type="float" office:value="1184" calcext:value-type="float">
            <text:p>1184</text:p>
          </table:table-cell>
          <table:table-cell office:value-type="float" office:value="816583" calcext:value-type="float">
            <text:p>816583</text:p>
          </table:table-cell>
          <table:table-cell office:value-type="float" office:value="4179047" calcext:value-type="float">
            <text:p>4179047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238-843534-pre.txt.bz2" xlink:type="simple">problem-1238-843534-pre.txt.bz2</text:a> </text:p>
          </table:table-cell>
          <table:table-cell office:value-type="float" office:value="1238" calcext:value-type="float">
            <text:p>1238</text:p>
          </table:table-cell>
          <table:table-cell office:value-type="float" office:value="843534" calcext:value-type="float">
            <text:p>843534</text:p>
          </table:table-cell>
          <table:table-cell office:value-type="float" office:value="4290503" calcext:value-type="float">
            <text:p>4290503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288-866452-pre.txt.bz2" xlink:type="simple">problem-1288-866452-pre.txt.bz2</text:a> </text:p>
          </table:table-cell>
          <table:table-cell office:value-type="float" office:value="1288" calcext:value-type="float">
            <text:p>1288</text:p>
          </table:table-cell>
          <table:table-cell office:value-type="float" office:value="866452" calcext:value-type="float">
            <text:p>866452</text:p>
          </table:table-cell>
          <table:table-cell office:value-type="float" office:value="4383006" calcext:value-type="float">
            <text:p>4383006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350-894716-pre.txt.bz2" xlink:type="simple">problem-1350-894716-pre.txt.bz2</text:a> </text:p>
          </table:table-cell>
          <table:table-cell office:value-type="float" office:value="1350" calcext:value-type="float">
            <text:p>1350</text:p>
          </table:table-cell>
          <table:table-cell office:value-type="float" office:value="894716" calcext:value-type="float">
            <text:p>894716</text:p>
          </table:table-cell>
          <table:table-cell office:value-type="float" office:value="4517126" calcext:value-type="float">
            <text:p>4517126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408-912229-pre.txt.bz2" xlink:type="simple">problem-1408-912229-pre.txt.bz2</text:a> </text:p>
          </table:table-cell>
          <table:table-cell office:value-type="float" office:value="1408" calcext:value-type="float">
            <text:p>1408</text:p>
          </table:table-cell>
          <table:table-cell office:value-type="float" office:value="912229" calcext:value-type="float">
            <text:p>912229</text:p>
          </table:table-cell>
          <table:table-cell office:value-type="float" office:value="4634530" calcext:value-type="float">
            <text:p>4634530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425-916895-pre.txt.bz2" xlink:type="simple">problem-1425-916895-pre.txt.bz2</text:a> </text:p>
          </table:table-cell>
          <table:table-cell office:value-type="float" office:value="1425" calcext:value-type="float">
            <text:p>1425</text:p>
          </table:table-cell>
          <table:table-cell office:value-type="float" office:value="916895" calcext:value-type="float">
            <text:p>916895</text:p>
          </table:table-cell>
          <table:table-cell office:value-type="float" office:value="4657314" calcext:value-type="float">
            <text:p>4657314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473-930345-pre.txt.bz2" xlink:type="simple">problem-1473-930345-pre.txt.bz2</text:a> </text:p>
          </table:table-cell>
          <table:table-cell office:value-type="float" office:value="1473" calcext:value-type="float">
            <text:p>1473</text:p>
          </table:table-cell>
          <table:table-cell office:value-type="float" office:value="930345" calcext:value-type="float">
            <text:p>930345</text:p>
          </table:table-cell>
          <table:table-cell office:value-type="float" office:value="4705873" calcext:value-type="float">
            <text:p>4705873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490-935273-pre.txt.bz2" xlink:type="simple">problem-1490-935273-pre.txt.bz2</text:a> </text:p>
          </table:table-cell>
          <table:table-cell office:value-type="float" office:value="1490" calcext:value-type="float">
            <text:p>1490</text:p>
          </table:table-cell>
          <table:table-cell office:value-type="float" office:value="935273" calcext:value-type="float">
            <text:p>935273</text:p>
          </table:table-cell>
          <table:table-cell office:value-type="float" office:value="4721817" calcext:value-type="float">
            <text:p>4721817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521-939551-pre.txt.bz2" xlink:type="simple">problem-1521-939551-pre.txt.bz2</text:a> </text:p>
          </table:table-cell>
          <table:table-cell office:value-type="float" office:value="1521" calcext:value-type="float">
            <text:p>1521</text:p>
          </table:table-cell>
          <table:table-cell office:value-type="float" office:value="939551" calcext:value-type="float">
            <text:p>939551</text:p>
          </table:table-cell>
          <table:table-cell office:value-type="float" office:value="4739031" calcext:value-type="float">
            <text:p>4739031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544-942409-pre.txt.bz2" xlink:type="simple">problem-1544-942409-pre.txt.bz2</text:a> </text:p>
          </table:table-cell>
          <table:table-cell office:value-type="float" office:value="1544" calcext:value-type="float">
            <text:p>1544</text:p>
          </table:table-cell>
          <table:table-cell office:value-type="float" office:value="942409" calcext:value-type="float">
            <text:p>942409</text:p>
          </table:table-cell>
          <table:table-cell office:value-type="float" office:value="4750193" calcext:value-type="float">
            <text:p>4750193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638-976803-pre.txt.bz2" xlink:type="simple">problem-1638-976803-pre.txt.bz2</text:a> </text:p>
          </table:table-cell>
          <table:table-cell office:value-type="float" office:value="1638" calcext:value-type="float">
            <text:p>1638</text:p>
          </table:table-cell>
          <table:table-cell office:value-type="float" office:value="976803" calcext:value-type="float">
            <text:p>976803</text:p>
          </table:table-cell>
          <table:table-cell office:value-type="float" office:value="4956814" calcext:value-type="float">
            <text:p>4956814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666-983911-pre.txt.bz2" xlink:type="simple">problem-1666-983911-pre.txt.bz2</text:a> </text:p>
          </table:table-cell>
          <table:table-cell office:value-type="float" office:value="1666" calcext:value-type="float">
            <text:p>1666</text:p>
          </table:table-cell>
          <table:table-cell office:value-type="float" office:value="983911" calcext:value-type="float">
            <text:p>983911</text:p>
          </table:table-cell>
          <table:table-cell office:value-type="float" office:value="4987145" calcext:value-type="float">
            <text:p>4987145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672-986962-pre.txt.bz2" xlink:type="simple">problem-1672-986962-pre.txt.bz2</text:a> </text:p>
          </table:table-cell>
          <table:table-cell office:value-type="float" office:value="1672" calcext:value-type="float">
            <text:p>1672</text:p>
          </table:table-cell>
          <table:table-cell office:value-type="float" office:value="986962" calcext:value-type="float">
            <text:p>986962</text:p>
          </table:table-cell>
          <table:table-cell office:value-type="float" office:value="5000110" calcext:value-type="float">
            <text:p>5000110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681-983415-pre.txt.bz2" xlink:type="simple">problem-1681-983415-pre.txt.bz2</text:a> </text:p>
          </table:table-cell>
          <table:table-cell office:value-type="float" office:value="1681" calcext:value-type="float">
            <text:p>1681</text:p>
          </table:table-cell>
          <table:table-cell office:value-type="float" office:value="983415" calcext:value-type="float">
            <text:p>983415</text:p>
          </table:table-cell>
          <table:table-cell office:value-type="float" office:value="4966839" calcext:value-type="float">
            <text:p>4966839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682-983268-pre.txt.bz2" xlink:type="simple">problem-1682-983268-pre.txt.bz2</text:a> </text:p>
          </table:table-cell>
          <table:table-cell office:value-type="float" office:value="1682" calcext:value-type="float">
            <text:p>1682</text:p>
          </table:table-cell>
          <table:table-cell office:value-type="float" office:value="983268" calcext:value-type="float">
            <text:p>983268</text:p>
          </table:table-cell>
          <table:table-cell office:value-type="float" office:value="4965018" calcext:value-type="float">
            <text:p>4965018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684-983269-pre.txt.bz2" xlink:type="simple">problem-1684-983269-pre.txt.bz2</text:a> </text:p>
          </table:table-cell>
          <table:table-cell office:value-type="float" office:value="1684" calcext:value-type="float">
            <text:p>1684</text:p>
          </table:table-cell>
          <table:table-cell office:value-type="float" office:value="983269" calcext:value-type="float">
            <text:p>983269</text:p>
          </table:table-cell>
          <table:table-cell office:value-type="float" office:value="4965728" calcext:value-type="float">
            <text:p>4965728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695-984689-pre.txt.bz2" xlink:type="simple">problem-1695-984689-pre.txt.bz2</text:a> </text:p>
          </table:table-cell>
          <table:table-cell office:value-type="float" office:value="1695" calcext:value-type="float">
            <text:p>1695</text:p>
          </table:table-cell>
          <table:table-cell office:value-type="float" office:value="984689" calcext:value-type="float">
            <text:p>984689</text:p>
          </table:table-cell>
          <table:table-cell office:value-type="float" office:value="4970942" calcext:value-type="float">
            <text:p>4970942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696-984816-pre.txt.bz2" xlink:type="simple">problem-1696-984816-pre.txt.bz2</text:a> </text:p>
          </table:table-cell>
          <table:table-cell office:value-type="float" office:value="1696" calcext:value-type="float">
            <text:p>1696</text:p>
          </table:table-cell>
          <table:table-cell office:value-type="float" office:value="984816" calcext:value-type="float">
            <text:p>984816</text:p>
          </table:table-cell>
          <table:table-cell office:value-type="float" office:value="4970895" calcext:value-type="float">
            <text:p>4970895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706-985529-pre.txt.bz2" xlink:type="simple">problem-1706-985529-pre.txt.bz2</text:a> </text:p>
          </table:table-cell>
          <table:table-cell office:value-type="float" office:value="1706" calcext:value-type="float">
            <text:p>1706</text:p>
          </table:table-cell>
          <table:table-cell office:value-type="float" office:value="985529" calcext:value-type="float">
            <text:p>985529</text:p>
          </table:table-cell>
          <table:table-cell office:value-type="float" office:value="4974631" calcext:value-type="float">
            <text:p>4974631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venice/problem-1776-993909-pre.txt.bz2" xlink:type="simple">problem-1776-993909-pre.txt.bz2</text:a> </text:p>
          </table:table-cell>
          <table:table-cell office:value-type="float" office:value="1776" calcext:value-type="float">
            <text:p>1776</text:p>
          </table:table-cell>
          <table:table-cell office:value-type="float" office:value="993909" calcext:value-type="float">
            <text:p>993909</text:p>
          </table:table-cell>
          <table:table-cell office:value-type="float" office:value="5001859" calcext:value-type="float">
            <text:p>5001859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5">
          <table:table-cell office:value-type="string" calcext:value-type="string">
            <text:p><text:a xlink:href="https://grail.cs.washington.edu/projects/bal/data/venice/problem-1778-993923-pre.txt.bz2" xlink:type="simple">problem-1778-993923-pre.txt.bz2</text:a></text:p>
          </table:table-cell>
          <table:table-cell office:value-type="float" office:value="1778" calcext:value-type="float">
            <text:p>1778</text:p>
          </table:table-cell>
          <table:table-cell office:value-type="float" office:value="993923" calcext:value-type="float">
            <text:p>993923</text:p>
          </table:table-cell>
          <table:table-cell office:value-type="float" office:value="5001946" calcext:value-type="float">
            <text:p>5001946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8">
          <table:table-cell table:style-name="Default" table:number-columns-repeated="4"/>
          <table:table-cell table:number-columns-repeated="20"/>
          <table:table-cell table:style-name="Default"/>
          <table:table-cell table:number-columns-repeated="38"/>
        </table:table-row>
        <table:table-row table:style-name="ro12">
          <table:table-cell table:style-name="ce15" office:value-type="string" calcext:value-type="string">
            <text:p><text:s text:c="12"/>Final</text:p>
          </table:table-cell>
          <table:table-cell table:style-name="Default" table:number-columns-repeated="3"/>
          <table:table-cell table:number-columns-repeated="20"/>
          <table:table-cell table:style-name="Default"/>
          <table:table-cell table:number-columns-repeated="38"/>
        </table:table-row>
        <table:table-row table:style-name="ro15">
          <table:table-cell table:style-name="Default" table:number-columns-repeated="4"/>
          <table:table-cell table:number-columns-repeated="20"/>
          <table:table-cell table:style-name="Default"/>
          <table:table-cell table:number-columns-repeated="38"/>
        </table:table-row>
        <table:table-row table:style-name="ro6">
          <table:table-cell office:value-type="string" calcext:value-type="string">
            <text:p><text:a xlink:href="https://grail.cs.washington.edu/projects/bal/data/final/problem-93-61203-pre.txt.bz2" xlink:type="simple">problem-93-61203-pre.txt.bz2</text:a> </text:p>
          </table:table-cell>
          <table:table-cell office:value-type="float" office:value="93" calcext:value-type="float">
            <text:p>93</text:p>
          </table:table-cell>
          <table:table-cell office:value-type="float" office:value="61203" calcext:value-type="float">
            <text:p>61203</text:p>
          </table:table-cell>
          <table:table-cell office:value-type="float" office:value="287451" calcext:value-type="float">
            <text:p>287451</text:p>
          </table:table-cell>
          <table:table-cell office:value-type="string" calcext:value-type="string">
            <text:p><text:s text:c="6"/>184446 X 184446</text:p>
          </table:table-cell>
          <table:table-cell office:value-type="float" office:value="16080714" calcext:value-type="float">
            <text:p>16080714</text:p>
          </table:table-cell>
          <table:table-cell table:style-name="ce18" office:value-type="float" office:value="1.0054E+016" calcext:value-type="float">
            <text:p>1.01E+16</text:p>
          </table:table-cell>
          <table:table-cell office:value-type="float" office:value="0.00566408" calcext:value-type="float">
            <text:p>0.00566408</text:p>
          </table:table-cell>
          <table:table-cell table:style-name="ce18" office:value-type="float" office:value="0.0000228451" calcext:value-type="float">
            <text:p>2.28E-05</text:p>
          </table:table-cell>
          <table:table-cell office:value-type="float" office:value="0.00210343" calcext:value-type="float">
            <text:p>0.00210343</text:p>
          </table:table-cell>
          <table:table-cell table:style-name="ce18" office:value-type="float" office:value="4.16134E-015" calcext:value-type="float">
            <text:p>4.16E-15</text:p>
          </table:table-cell>
          <table:table-cell office:value-type="float" office:value="8.31466" calcext:value-type="float">
            <text:p>8.31466</text:p>
          </table:table-cell>
          <table:table-cell table:number-columns-repeated="12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final/problem-394-100368-pre.txt.bz2" xlink:type="simple">problem-394-100368-pre.txt.bz2</text:a> </text:p>
          </table:table-cell>
          <table:table-cell office:value-type="float" office:value="394" calcext:value-type="float">
            <text:p>394</text:p>
          </table:table-cell>
          <table:table-cell office:value-type="float" office:value="100368" calcext:value-type="float">
            <text:p>100368</text:p>
          </table:table-cell>
          <table:table-cell office:value-type="float" office:value="534408" calcext:value-type="float">
            <text:p>534408</text:p>
          </table:table-cell>
          <table:table-cell office:value-type="string" calcext:value-type="string">
            <text:p><text:s text:c="6"/>304650 X 304650</text:p>
          </table:table-cell>
          <table:table-cell office:value-type="float" office:value="29793258" calcext:value-type="float">
            <text:p>29793258</text:p>
          </table:table-cell>
          <table:table-cell table:style-name="ce18" office:value-type="float" office:value="2.41539E+017" calcext:value-type="float">
            <text:p>2.42E+17</text:p>
          </table:table-cell>
          <table:table-cell office:value-type="float" office:value="0.0133869" calcext:value-type="float">
            <text:p>0.0133869</text:p>
          </table:table-cell>
          <table:table-cell table:style-name="ce18" office:value-type="float" office:value="0.0000420077" calcext:value-type="float">
            <text:p>4.20E-05</text:p>
          </table:table-cell>
          <table:table-cell office:value-type="float" office:value="0.00134712" calcext:value-type="float">
            <text:p>0.00134712</text:p>
          </table:table-cell>
          <table:table-cell table:style-name="ce18" office:value-type="float" office:value="2.66565E-015" calcext:value-type="float">
            <text:p>2.67E-15</text:p>
          </table:table-cell>
          <table:table-cell office:value-type="float" office:value="21.8541" calcext:value-type="float">
            <text:p>21.8541</text:p>
          </table:table-cell>
          <table:table-cell table:number-columns-repeated="12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final/problem-871-527480-pre.txt.bz2" xlink:type="simple">problem-871-527480-pre.txt.bz2</text:a> </text:p>
          </table:table-cell>
          <table:table-cell office:value-type="float" office:value="871" calcext:value-type="float">
            <text:p>871</text:p>
          </table:table-cell>
          <table:table-cell office:value-type="float" office:value="527480" calcext:value-type="float">
            <text:p>527480</text:p>
          </table:table-cell>
          <table:table-cell office:value-type="float" office:value="2785977" calcext:value-type="float">
            <text:p>2785977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final/problem-961-187103-pre.txt.bz2" xlink:type="simple">problem-961-187103-pre.txt.bz2</text:a> </text:p>
          </table:table-cell>
          <table:table-cell office:value-type="float" office:value="961" calcext:value-type="float">
            <text:p>961</text:p>
          </table:table-cell>
          <table:table-cell office:value-type="float" office:value="187103" calcext:value-type="float">
            <text:p>187103</text:p>
          </table:table-cell>
          <table:table-cell office:value-type="float" office:value="1692975" calcext:value-type="float">
            <text:p>1692975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final/problem-1936-649673-pre.txt.bz2" xlink:type="simple">problem-1936-649673-pre.txt.bz2</text:a> </text:p>
          </table:table-cell>
          <table:table-cell office:value-type="float" office:value="1936" calcext:value-type="float">
            <text:p>1936</text:p>
          </table:table-cell>
          <table:table-cell office:value-type="float" office:value="649673" calcext:value-type="float">
            <text:p>649673</text:p>
          </table:table-cell>
          <table:table-cell office:value-type="float" office:value="5213733" calcext:value-type="float">
            <text:p>5213733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final/problem-3068-310854-pre.txt.bz2" xlink:type="simple">problem-3068-310854-pre.txt.bz2</text:a> </text:p>
          </table:table-cell>
          <table:table-cell office:value-type="float" office:value="3068" calcext:value-type="float">
            <text:p>3068</text:p>
          </table:table-cell>
          <table:table-cell office:value-type="float" office:value="310854" calcext:value-type="float">
            <text:p>310854</text:p>
          </table:table-cell>
          <table:table-cell office:value-type="float" office:value="1653812" calcext:value-type="float">
            <text:p>1653812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6">
          <table:table-cell office:value-type="string" calcext:value-type="string">
            <text:p><text:a xlink:href="https://grail.cs.washington.edu/projects/bal/data/final/problem-4585-1324582-pre.txt.bz2" xlink:type="simple">problem-4585-1324582-pre.txt.bz2</text:a> </text:p>
          </table:table-cell>
          <table:table-cell office:value-type="float" office:value="4585" calcext:value-type="float">
            <text:p>4585</text:p>
          </table:table-cell>
          <table:table-cell office:value-type="float" office:value="1324582" calcext:value-type="float">
            <text:p>1324582</text:p>
          </table:table-cell>
          <table:table-cell office:value-type="float" office:value="9125125" calcext:value-type="float">
            <text:p>9125125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13">
          <table:table-cell office:value-type="string" calcext:value-type="string">
            <text:p><text:a xlink:href="https://grail.cs.washington.edu/projects/bal/data/final/problem-13682-4456117-pre.txt.bz2" xlink:type="simple">problem-13682-4456117-pre.txt.bz2</text:a></text:p>
          </table:table-cell>
          <table:table-cell office:value-type="float" office:value="13682" calcext:value-type="float">
            <text:p>13682</text:p>
          </table:table-cell>
          <table:table-cell office:value-type="float" office:value="4456117" calcext:value-type="float">
            <text:p>4456117</text:p>
          </table:table-cell>
          <table:table-cell office:value-type="float" office:value="28987644" calcext:value-type="float">
            <text:p>28987644</text:p>
          </table:table-cell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17">
          <table:table-cell table:style-name="Default" table:number-columns-repeated="4"/>
          <table:table-cell table:number-columns-repeated="20"/>
          <table:table-cell table:style-name="Default"/>
          <table:table-cell table:number-columns-repeated="38"/>
        </table:table-row>
        <table:table-row table:style-name="ro17">
          <table:table-cell table:style-name="Default" table:number-columns-repeated="4"/>
          <table:table-cell table:number-columns-repeated="20"/>
          <table:table-cell table:style-name="Default"/>
          <table:table-cell table:number-columns-repeated="36"/>
          <table:table-cell office:value-type="float" office:value="99" calcext:value-type="float">
            <text:p>99</text:p>
          </table:table-cell>
          <table:table-cell/>
        </table:table-row>
        <table:table-row table:style-name="ro17" table:number-rows-repeated="15">
          <table:table-cell table:style-name="Default" table:number-columns-repeated="4"/>
          <table:table-cell table:number-columns-repeated="20"/>
          <table:table-cell table:style-name="Default"/>
          <table:table-cell table:number-columns-repeated="38"/>
        </table:table-row>
        <table:table-row table:style-name="ro17">
          <table:table-cell table:style-name="Default" table:number-columns-repeated="4"/>
          <table:table-cell table:number-columns-repeated="17"/>
          <table:table-cell office:value-type="string" calcext:value-type="string">
            <text:p>Venice</text:p>
          </table:table-cell>
          <table:table-cell table:number-columns-repeated="2"/>
          <table:table-cell table:style-name="Default"/>
          <table:table-cell table:number-columns-repeated="38"/>
        </table:table-row>
        <table:table-row table:style-name="ro17">
          <table:table-cell table:style-name="Default" table:number-columns-repeated="4"/>
          <table:table-cell table:number-columns-repeated="17"/>
          <table:table-cell office:value-type="float" office:value="0.00895296" calcext:value-type="float">
            <text:p>0.00895296</text:p>
          </table:table-cell>
          <table:table-cell table:style-name="ce18" office:value-type="float" office:value="0.00002684" calcext:value-type="float">
            <text:p>2.68E-05</text:p>
          </table:table-cell>
          <table:table-cell office:value-type="float" office:value="0.005574" calcext:value-type="float">
            <text:p>0.005574</text:p>
          </table:table-cell>
          <table:table-cell office:value-type="float" office:value="5.56297E-015" calcext:value-type="float">
            <text:p>5.56E-15</text:p>
          </table:table-cell>
          <table:table-cell office:value-type="float" office:value="0" calcext:value-type="float">
            <text:p>0</text:p>
          </table:table-cell>
          <table:table-cell office:value-type="float" office:value="62.1483" calcext:value-type="float">
            <text:p>62.1483</text:p>
          </table:table-cell>
          <table:table-cell table:number-columns-repeated="36"/>
        </table:table-row>
        <table:table-row table:style-name="ro17">
          <table:table-cell table:style-name="Default" table:number-columns-repeated="4"/>
          <table:table-cell table:number-columns-repeated="17"/>
          <table:table-cell office:value-type="float" office:value="0.0154565" calcext:value-type="float">
            <text:p>0.0154565</text:p>
          </table:table-cell>
          <table:table-cell table:style-name="ce18" office:value-type="float" office:value="0.0000346118" calcext:value-type="float">
            <text:p>3.46E-05</text:p>
          </table:table-cell>
          <table:table-cell office:value-type="float" office:value="0.00633374" calcext:value-type="float">
            <text:p>0.00633374</text:p>
          </table:table-cell>
          <table:table-cell office:value-type="float" office:value="0.0000000000000460569" calcext:value-type="float">
            <text:p>4.61E-14</text:p>
          </table:table-cell>
          <table:table-cell office:value-type="float" office:value="0" calcext:value-type="float">
            <text:p>0</text:p>
          </table:table-cell>
          <table:table-cell office:value-type="float" office:value="247.727" calcext:value-type="float">
            <text:p>247.727</text:p>
          </table:table-cell>
          <table:table-cell table:number-columns-repeated="36"/>
        </table:table-row>
        <table:table-row table:style-name="ro17">
          <table:table-cell table:style-name="Default" table:number-columns-repeated="4"/>
          <table:table-cell table:number-columns-repeated="17"/>
          <table:table-cell office:value-type="float" office:value="0.0244321" calcext:value-type="float">
            <text:p>0.0244321</text:p>
          </table:table-cell>
          <table:table-cell table:style-name="ce18" office:value-type="float" office:value="0.0000437948" calcext:value-type="float">
            <text:p>4.38E-05</text:p>
          </table:table-cell>
          <table:table-cell table:style-name="ce18" office:value-type="float" office:value="0.0008030634" calcext:value-type="float">
            <text:p>8.03E-04</text:p>
          </table:table-cell>
          <table:table-cell office:value-type="float" office:value="0.0000000000000984875" calcext:value-type="float">
            <text:p>9.85E-14</text:p>
          </table:table-cell>
          <table:table-cell office:value-type="float" office:value="0" calcext:value-type="float">
            <text:p>0</text:p>
          </table:table-cell>
          <table:table-cell office:value-type="float" office:value="985.176" calcext:value-type="float">
            <text:p>985.176</text:p>
          </table:table-cell>
          <table:table-cell table:number-columns-repeated="36"/>
        </table:table-row>
        <table:table-row table:style-name="ro17">
          <table:table-cell table:style-name="Default" table:number-columns-repeated="4"/>
          <table:table-cell table:number-columns-repeated="17"/>
          <table:table-cell office:value-type="float" office:value="803.915" calcext:value-type="float">
            <text:p>803.915</text:p>
          </table:table-cell>
          <table:table-cell office:value-type="float" office:value="1.0878" calcext:value-type="float">
            <text:p>1.0878</text:p>
          </table:table-cell>
          <table:table-cell office:value-type="float" office:value="92582.4" calcext:value-type="float">
            <text:p>92582.4</text:p>
          </table:table-cell>
          <table:table-cell office:value-type="float" office:value="0.00000000971045" calcext:value-type="float">
            <text:p>9.71E-09</text:p>
          </table:table-cell>
          <table:table-cell office:value-type="float" office:value="1" calcext:value-type="float">
            <text:p>1</text:p>
          </table:table-cell>
          <table:table-cell office:value-type="float" office:value="2088.48" calcext:value-type="float">
            <text:p>2088.48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07:33:01.691803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6:32:03.269547301</meta:creation-date>
    <dc:date>2019-05-25T07:29:28.296020684</dc:date>
    <meta:editing-duration>PT6H31M58S</meta:editing-duration>
    <meta:editing-cycles>38</meta:editing-cycles>
    <meta:generator>LibreOffice/6.0.7.3$Linux_X86_64 LibreOffice_project/00m0$Build-3</meta:generator>
    <meta:document-statistic meta:table-count="1" meta:cell-count="2705" meta:object-count="0"/>
  </office:meta>
</office:document-meta>
</file>